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96" table:style-name="ta1">
        <table:shapes>
          <draw:frame draw:z-index="0" draw:style-name="gr1" draw:text-style-name="P1" svg:width="159.99mm" svg:height="89.99mm" svg:x="129.56mm" svg:y="1mm">
            <loext:p draw:notify-on-update-of-ranges="test296.G1:test296.G1 test296.G2:test296.G7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16</text:p>
          </table:table-cell>
          <table:table-cell office:value-type="float" office:value="0.189549" calcext:value-type="float">
            <text:p>0.189549</text:p>
          </table:table-cell>
          <table:table-cell office:value-type="float" office:value="0.009693" calcext:value-type="float">
            <text:p>0.009693</text:p>
          </table:table-cell>
          <table:table-cell office:value-type="float" office:value="0" calcext:value-type="float">
            <text:p>0</text:p>
          </table:table-cell>
          <table:table-cell office:value-type="float" office:value="49433" calcext:value-type="float">
            <text:p>49433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17</text:p>
          </table:table-cell>
          <table:table-cell office:value-type="float" office:value="0.077892" calcext:value-type="float">
            <text:p>0.077892</text:p>
          </table:table-cell>
          <table:table-cell office:value-type="float" office:value="0.001534" calcext:value-type="float">
            <text:p>0.001534</text:p>
          </table:table-cell>
          <table:table-cell office:value-type="float" office:value="0" calcext:value-type="float">
            <text:p>0</text:p>
          </table:table-cell>
          <table:table-cell office:value-type="float" office:value="28949" calcext:value-type="float">
            <text:p>289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18</text:p>
          </table:table-cell>
          <table:table-cell office:value-type="float" office:value="0.063116" calcext:value-type="float">
            <text:p>0.06311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" calcext:value-type="float">
            <text:p>0</text:p>
          </table:table-cell>
          <table:table-cell office:value-type="float" office:value="50118" calcext:value-type="float">
            <text:p>5011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19</text:p>
          </table:table-cell>
          <table:table-cell office:value-type="float" office:value="0.082657" calcext:value-type="float">
            <text:p>0.082657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" calcext:value-type="float">
            <text:p>0</text:p>
          </table:table-cell>
          <table:table-cell office:value-type="float" office:value="27652" calcext:value-type="float">
            <text:p>276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20</text:p>
          </table:table-cell>
          <table:table-cell office:value-type="float" office:value="0.043431" calcext:value-type="float">
            <text:p>0.043431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" calcext:value-type="float">
            <text:p>0</text:p>
          </table:table-cell>
          <table:table-cell office:value-type="float" office:value="38731" calcext:value-type="float">
            <text:p>3873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21</text:p>
          </table:table-cell>
          <table:table-cell office:value-type="float" office:value="0.053672" calcext:value-type="float">
            <text:p>0.053672</text:p>
          </table:table-cell>
          <table:table-cell office:value-type="float" office:value="0.002636" calcext:value-type="float">
            <text:p>0.002636</text:p>
          </table:table-cell>
          <table:table-cell office:value-type="float" office:value="0" calcext:value-type="float">
            <text:p>0</text:p>
          </table:table-cell>
          <table:table-cell office:value-type="float" office:value="55927" calcext:value-type="float">
            <text:p>5592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22</text:p>
          </table:table-cell>
          <table:table-cell office:value-type="float" office:value="0.041241" calcext:value-type="float">
            <text:p>0.041241</text:p>
          </table:table-cell>
          <table:table-cell office:value-type="float" office:value="0.001623" calcext:value-type="float">
            <text:p>0.001623</text:p>
          </table:table-cell>
          <table:table-cell office:value-type="float" office:value="0" calcext:value-type="float">
            <text:p>0</text:p>
          </table:table-cell>
          <table:table-cell office:value-type="float" office:value="33156" calcext:value-type="float">
            <text:p>3315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23</text:p>
          </table:table-cell>
          <table:table-cell office:value-type="float" office:value="0.020137" calcext:value-type="float">
            <text:p>0.020137</text:p>
          </table:table-cell>
          <table:table-cell office:value-type="float" office:value="0.001586" calcext:value-type="float">
            <text:p>0.001586</text:p>
          </table:table-cell>
          <table:table-cell office:value-type="float" office:value="0" calcext:value-type="float">
            <text:p>0</text:p>
          </table:table-cell>
          <table:table-cell office:value-type="float" office:value="36394" calcext:value-type="float">
            <text:p>363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24</text:p>
          </table:table-cell>
          <table:table-cell office:value-type="float" office:value="0.085822" calcext:value-type="float">
            <text:p>0.085822</text:p>
          </table:table-cell>
          <table:table-cell office:value-type="float" office:value="0.001468" calcext:value-type="float">
            <text:p>0.001468</text:p>
          </table:table-cell>
          <table:table-cell office:value-type="float" office:value="0" calcext:value-type="float">
            <text:p>0</text:p>
          </table:table-cell>
          <table:table-cell office:value-type="float" office:value="33663" calcext:value-type="float">
            <text:p>3366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25</text:p>
          </table:table-cell>
          <table:table-cell office:value-type="float" office:value="0.072064" calcext:value-type="float">
            <text:p>0.072064</text:p>
          </table:table-cell>
          <table:table-cell office:value-type="float" office:value="0.002169" calcext:value-type="float">
            <text:p>0.002169</text:p>
          </table:table-cell>
          <table:table-cell office:value-type="float" office:value="0" calcext:value-type="float">
            <text:p>0</text:p>
          </table:table-cell>
          <table:table-cell office:value-type="float" office:value="49632" calcext:value-type="float">
            <text:p>4963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26</text:p>
          </table:table-cell>
          <table:table-cell office:value-type="float" office:value="0.038759" calcext:value-type="float">
            <text:p>0.038759</text:p>
          </table:table-cell>
          <table:table-cell office:value-type="float" office:value="0.001451" calcext:value-type="float">
            <text:p>0.001451</text:p>
          </table:table-cell>
          <table:table-cell office:value-type="float" office:value="0" calcext:value-type="float">
            <text:p>0</text:p>
          </table:table-cell>
          <table:table-cell office:value-type="float" office:value="37029" calcext:value-type="float">
            <text:p>370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27</text:p>
          </table:table-cell>
          <table:table-cell office:value-type="float" office:value="0.041728" calcext:value-type="float">
            <text:p>0.041728</text:p>
          </table:table-cell>
          <table:table-cell office:value-type="float" office:value="0.002582" calcext:value-type="float">
            <text:p>0.002582</text:p>
          </table:table-cell>
          <table:table-cell office:value-type="float" office:value="0" calcext:value-type="float">
            <text:p>0</text:p>
          </table:table-cell>
          <table:table-cell office:value-type="float" office:value="55840" calcext:value-type="float">
            <text:p>5584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28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01419" calcext:value-type="float">
            <text:p>0.001419</text:p>
          </table:table-cell>
          <table:table-cell office:value-type="float" office:value="0" calcext:value-type="float">
            <text:p>0</text:p>
          </table:table-cell>
          <table:table-cell office:value-type="float" office:value="33794" calcext:value-type="float">
            <text:p>337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29</text:p>
          </table:table-cell>
          <table:table-cell office:value-type="float" office:value="0.048273" calcext:value-type="float">
            <text:p>0.048273</text:p>
          </table:table-cell>
          <table:table-cell office:value-type="float" office:value="0.002732" calcext:value-type="float">
            <text:p>0.002732</text:p>
          </table:table-cell>
          <table:table-cell office:value-type="float" office:value="0" calcext:value-type="float">
            <text:p>0</text:p>
          </table:table-cell>
          <table:table-cell office:value-type="float" office:value="61329" calcext:value-type="float">
            <text:p>613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30</text:p>
          </table:table-cell>
          <table:table-cell office:value-type="float" office:value="0.043257" calcext:value-type="float">
            <text:p>0.043257</text:p>
          </table:table-cell>
          <table:table-cell office:value-type="float" office:value="0.002714" calcext:value-type="float">
            <text:p>0.002714</text:p>
          </table:table-cell>
          <table:table-cell office:value-type="float" office:value="0" calcext:value-type="float">
            <text:p>0</text:p>
          </table:table-cell>
          <table:table-cell office:value-type="float" office:value="59510" calcext:value-type="float">
            <text:p>595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31</text:p>
          </table:table-cell>
          <table:table-cell office:value-type="float" office:value="0.047118" calcext:value-type="float">
            <text:p>0.047118</text:p>
          </table:table-cell>
          <table:table-cell office:value-type="float" office:value="0.002521" calcext:value-type="float">
            <text:p>0.002521</text:p>
          </table:table-cell>
          <table:table-cell office:value-type="float" office:value="0" calcext:value-type="float">
            <text:p>0</text:p>
          </table:table-cell>
          <table:table-cell office:value-type="float" office:value="55952" calcext:value-type="float">
            <text:p>559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32</text:p>
          </table:table-cell>
          <table:table-cell office:value-type="float" office:value="0.033089" calcext:value-type="float">
            <text:p>0.033089</text:p>
          </table:table-cell>
          <table:table-cell office:value-type="float" office:value="0.002559" calcext:value-type="float">
            <text:p>0.002559</text:p>
          </table:table-cell>
          <table:table-cell office:value-type="float" office:value="0" calcext:value-type="float">
            <text:p>0</text:p>
          </table:table-cell>
          <table:table-cell office:value-type="float" office:value="55007" calcext:value-type="float">
            <text:p>5500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33</text:p>
          </table:table-cell>
          <table:table-cell office:value-type="float" office:value="0.035957" calcext:value-type="float">
            <text:p>0.035957</text:p>
          </table:table-cell>
          <table:table-cell office:value-type="float" office:value="0.001903" calcext:value-type="float">
            <text:p>0.001903</text:p>
          </table:table-cell>
          <table:table-cell office:value-type="float" office:value="0" calcext:value-type="float">
            <text:p>0</text:p>
          </table:table-cell>
          <table:table-cell office:value-type="float" office:value="46990" calcext:value-type="float">
            <text:p>4699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34</text:p>
          </table:table-cell>
          <table:table-cell office:value-type="float" office:value="0.084168" calcext:value-type="float">
            <text:p>0.084168</text:p>
          </table:table-cell>
          <table:table-cell office:value-type="float" office:value="0.002097" calcext:value-type="float">
            <text:p>0.002097</text:p>
          </table:table-cell>
          <table:table-cell office:value-type="float" office:value="0" calcext:value-type="float">
            <text:p>0</text:p>
          </table:table-cell>
          <table:table-cell office:value-type="float" office:value="42307" calcext:value-type="float">
            <text:p>423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35</text:p>
          </table:table-cell>
          <table:table-cell office:value-type="float" office:value="0.068167" calcext:value-type="float">
            <text:p>0.068167</text:p>
          </table:table-cell>
          <table:table-cell office:value-type="float" office:value="0.001579" calcext:value-type="float">
            <text:p>0.001579</text:p>
          </table:table-cell>
          <table:table-cell office:value-type="float" office:value="0" calcext:value-type="float">
            <text:p>0</text:p>
          </table:table-cell>
          <table:table-cell office:value-type="float" office:value="34929" calcext:value-type="float">
            <text:p>349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36</text:p>
          </table:table-cell>
          <table:table-cell office:value-type="float" office:value="0.046328" calcext:value-type="float">
            <text:p>0.046328</text:p>
          </table:table-cell>
          <table:table-cell office:value-type="float" office:value="0.002095" calcext:value-type="float">
            <text:p>0.002095</text:p>
          </table:table-cell>
          <table:table-cell office:value-type="float" office:value="0" calcext:value-type="float">
            <text:p>0</text:p>
          </table:table-cell>
          <table:table-cell office:value-type="float" office:value="48281" calcext:value-type="float">
            <text:p>4828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37</text:p>
          </table:table-cell>
          <table:table-cell office:value-type="float" office:value="0.046873" calcext:value-type="float">
            <text:p>0.046873</text:p>
          </table:table-cell>
          <table:table-cell office:value-type="float" office:value="0.001477" calcext:value-type="float">
            <text:p>0.001477</text:p>
          </table:table-cell>
          <table:table-cell office:value-type="float" office:value="0" calcext:value-type="float">
            <text:p>0</text:p>
          </table:table-cell>
          <table:table-cell office:value-type="float" office:value="35207" calcext:value-type="float">
            <text:p>352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38</text:p>
          </table:table-cell>
          <table:table-cell office:value-type="float" office:value="0.066988" calcext:value-type="float">
            <text:p>0.066988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" calcext:value-type="float">
            <text:p>0</text:p>
          </table:table-cell>
          <table:table-cell office:value-type="float" office:value="66750" calcext:value-type="float">
            <text:p>6675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39</text:p>
          </table:table-cell>
          <table:table-cell office:value-type="float" office:value="0.042469" calcext:value-type="float">
            <text:p>0.042469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" calcext:value-type="float">
            <text:p>0</text:p>
          </table:table-cell>
          <table:table-cell office:value-type="float" office:value="51969" calcext:value-type="float">
            <text:p>519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40</text:p>
          </table:table-cell>
          <table:table-cell office:value-type="float" office:value="0.046378" calcext:value-type="float">
            <text:p>0.046378</text:p>
          </table:table-cell>
          <table:table-cell office:value-type="float" office:value="0.001837" calcext:value-type="float">
            <text:p>0.001837</text:p>
          </table:table-cell>
          <table:table-cell office:value-type="float" office:value="0" calcext:value-type="float">
            <text:p>0</text:p>
          </table:table-cell>
          <table:table-cell office:value-type="float" office:value="47436" calcext:value-type="float">
            <text:p>4743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41</text:p>
          </table:table-cell>
          <table:table-cell office:value-type="float" office:value="0.029719" calcext:value-type="float">
            <text:p>0.029719</text:p>
          </table:table-cell>
          <table:table-cell office:value-type="float" office:value="0.001861" calcext:value-type="float">
            <text:p>0.001861</text:p>
          </table:table-cell>
          <table:table-cell office:value-type="float" office:value="0" calcext:value-type="float">
            <text:p>0</text:p>
          </table:table-cell>
          <table:table-cell office:value-type="float" office:value="44479" calcext:value-type="float">
            <text:p>444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42</text:p>
          </table:table-cell>
          <table:table-cell office:value-type="float" office:value="0.019349" calcext:value-type="float">
            <text:p>0.019349</text:p>
          </table:table-cell>
          <table:table-cell office:value-type="float" office:value="0.001514" calcext:value-type="float">
            <text:p>0.001514</text:p>
          </table:table-cell>
          <table:table-cell office:value-type="float" office:value="0" calcext:value-type="float">
            <text:p>0</text:p>
          </table:table-cell>
          <table:table-cell office:value-type="float" office:value="40470" calcext:value-type="float">
            <text:p>404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43</text:p>
          </table:table-cell>
          <table:table-cell office:value-type="float" office:value="0.038953" calcext:value-type="float">
            <text:p>0.038953</text:p>
          </table:table-cell>
          <table:table-cell office:value-type="float" office:value="0.001648" calcext:value-type="float">
            <text:p>0.001648</text:p>
          </table:table-cell>
          <table:table-cell office:value-type="float" office:value="0" calcext:value-type="float">
            <text:p>0</text:p>
          </table:table-cell>
          <table:table-cell office:value-type="float" office:value="41540" calcext:value-type="float">
            <text:p>4154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44</text:p>
          </table:table-cell>
          <table:table-cell office:value-type="float" office:value="0.023973" calcext:value-type="float">
            <text:p>0.023973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0" calcext:value-type="float">
            <text:p>0</text:p>
          </table:table-cell>
          <table:table-cell office:value-type="float" office:value="33414" calcext:value-type="float">
            <text:p>334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45</text:p>
          </table:table-cell>
          <table:table-cell office:value-type="float" office:value="0.035558" calcext:value-type="float">
            <text:p>0.035558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0" calcext:value-type="float">
            <text:p>0</text:p>
          </table:table-cell>
          <table:table-cell office:value-type="float" office:value="26141" calcext:value-type="float">
            <text:p>261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46</text:p>
          </table:table-cell>
          <table:table-cell office:value-type="float" office:value="0.041365" calcext:value-type="float">
            <text:p>0.041365</text:p>
          </table:table-cell>
          <table:table-cell office:value-type="float" office:value="0.003298" calcext:value-type="float">
            <text:p>0.003298</text:p>
          </table:table-cell>
          <table:table-cell office:value-type="float" office:value="0" calcext:value-type="float">
            <text:p>0</text:p>
          </table:table-cell>
          <table:table-cell office:value-type="float" office:value="73196" calcext:value-type="float">
            <text:p>7319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47</text:p>
          </table:table-cell>
          <table:table-cell office:value-type="float" office:value="0.032515" calcext:value-type="float">
            <text:p>0.032515</text:p>
          </table:table-cell>
          <table:table-cell office:value-type="float" office:value="0.001113" calcext:value-type="float">
            <text:p>0.001113</text:p>
          </table:table-cell>
          <table:table-cell office:value-type="float" office:value="0" calcext:value-type="float">
            <text:p>0</text:p>
          </table:table-cell>
          <table:table-cell office:value-type="float" office:value="25822" calcext:value-type="float">
            <text:p>2582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48</text:p>
          </table:table-cell>
          <table:table-cell office:value-type="float" office:value="0.021001" calcext:value-type="float">
            <text:p>0.021001</text:p>
          </table:table-cell>
          <table:table-cell office:value-type="float" office:value="0.001724" calcext:value-type="float">
            <text:p>0.001724</text:p>
          </table:table-cell>
          <table:table-cell office:value-type="float" office:value="0" calcext:value-type="float">
            <text:p>0</text:p>
          </table:table-cell>
          <table:table-cell office:value-type="float" office:value="41907" calcext:value-type="float">
            <text:p>4190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49</text:p>
          </table:table-cell>
          <table:table-cell office:value-type="float" office:value="0.030822" calcext:value-type="float">
            <text:p>0.03082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44247" calcext:value-type="float">
            <text:p>442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50</text:p>
          </table:table-cell>
          <table:table-cell office:value-type="float" office:value="0.037406" calcext:value-type="float">
            <text:p>0.037406</text:p>
          </table:table-cell>
          <table:table-cell office:value-type="float" office:value="0.001649" calcext:value-type="float">
            <text:p>0.001649</text:p>
          </table:table-cell>
          <table:table-cell office:value-type="float" office:value="0" calcext:value-type="float">
            <text:p>0</text:p>
          </table:table-cell>
          <table:table-cell office:value-type="float" office:value="40947" calcext:value-type="float">
            <text:p>4094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51</text:p>
          </table:table-cell>
          <table:table-cell office:value-type="float" office:value="0.033305" calcext:value-type="float">
            <text:p>0.033305</text:p>
          </table:table-cell>
          <table:table-cell office:value-type="float" office:value="0.001881" calcext:value-type="float">
            <text:p>0.001881</text:p>
          </table:table-cell>
          <table:table-cell office:value-type="float" office:value="0" calcext:value-type="float">
            <text:p>0</text:p>
          </table:table-cell>
          <table:table-cell office:value-type="float" office:value="48508" calcext:value-type="float">
            <text:p>4850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52</text:p>
          </table:table-cell>
          <table:table-cell office:value-type="float" office:value="0.019867" calcext:value-type="float">
            <text:p>0.019867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" calcext:value-type="float">
            <text:p>0</text:p>
          </table:table-cell>
          <table:table-cell office:value-type="float" office:value="37294" calcext:value-type="float">
            <text:p>372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53</text:p>
          </table:table-cell>
          <table:table-cell office:value-type="float" office:value="0.034136" calcext:value-type="float">
            <text:p>0.034136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" calcext:value-type="float">
            <text:p>0</text:p>
          </table:table-cell>
          <table:table-cell office:value-type="float" office:value="35631" calcext:value-type="float">
            <text:p>3563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54</text:p>
          </table:table-cell>
          <table:table-cell office:value-type="float" office:value="0.038259" calcext:value-type="float">
            <text:p>0.038259</text:p>
          </table:table-cell>
          <table:table-cell office:value-type="float" office:value="0.001711" calcext:value-type="float">
            <text:p>0.001711</text:p>
          </table:table-cell>
          <table:table-cell office:value-type="float" office:value="0" calcext:value-type="float">
            <text:p>0</text:p>
          </table:table-cell>
          <table:table-cell office:value-type="float" office:value="43745" calcext:value-type="float">
            <text:p>4374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55</text:p>
          </table:table-cell>
          <table:table-cell office:value-type="float" office:value="0.038266" calcext:value-type="float">
            <text:p>0.038266</text:p>
          </table:table-cell>
          <table:table-cell office:value-type="float" office:value="0.002199" calcext:value-type="float">
            <text:p>0.002199</text:p>
          </table:table-cell>
          <table:table-cell office:value-type="float" office:value="0" calcext:value-type="float">
            <text:p>0</text:p>
          </table:table-cell>
          <table:table-cell office:value-type="float" office:value="53717" calcext:value-type="float">
            <text:p>5371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56</text:p>
          </table:table-cell>
          <table:table-cell office:value-type="float" office:value="0.024018" calcext:value-type="float">
            <text:p>0.024018</text:p>
          </table:table-cell>
          <table:table-cell office:value-type="float" office:value="0.001888" calcext:value-type="float">
            <text:p>0.001888</text:p>
          </table:table-cell>
          <table:table-cell office:value-type="float" office:value="0" calcext:value-type="float">
            <text:p>0</text:p>
          </table:table-cell>
          <table:table-cell office:value-type="float" office:value="49386" calcext:value-type="float">
            <text:p>4938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57</text:p>
          </table:table-cell>
          <table:table-cell office:value-type="float" office:value="0.028944" calcext:value-type="float">
            <text:p>0.028944</text:p>
          </table:table-cell>
          <table:table-cell office:value-type="float" office:value="0.002196" calcext:value-type="float">
            <text:p>0.002196</text:p>
          </table:table-cell>
          <table:table-cell office:value-type="float" office:value="0" calcext:value-type="float">
            <text:p>0</text:p>
          </table:table-cell>
          <table:table-cell office:value-type="float" office:value="51517" calcext:value-type="float">
            <text:p>515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58</text:p>
          </table:table-cell>
          <table:table-cell office:value-type="float" office:value="0.051728" calcext:value-type="float">
            <text:p>0.051728</text:p>
          </table:table-cell>
          <table:table-cell office:value-type="float" office:value="0.003099" calcext:value-type="float">
            <text:p>0.003099</text:p>
          </table:table-cell>
          <table:table-cell office:value-type="float" office:value="0" calcext:value-type="float">
            <text:p>0</text:p>
          </table:table-cell>
          <table:table-cell office:value-type="float" office:value="72025" calcext:value-type="float">
            <text:p>7202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1:59</text:p>
          </table:table-cell>
          <table:table-cell office:value-type="float" office:value="0.045028" calcext:value-type="float">
            <text:p>0.045028</text:p>
          </table:table-cell>
          <table:table-cell office:value-type="float" office:value="0.003401" calcext:value-type="float">
            <text:p>0.003401</text:p>
          </table:table-cell>
          <table:table-cell office:value-type="float" office:value="0" calcext:value-type="float">
            <text:p>0</text:p>
          </table:table-cell>
          <table:table-cell office:value-type="float" office:value="51492" calcext:value-type="float">
            <text:p>514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00</text:p>
          </table:table-cell>
          <table:table-cell office:value-type="float" office:value="0.068891" calcext:value-type="float">
            <text:p>0.068891</text:p>
          </table:table-cell>
          <table:table-cell office:value-type="float" office:value="0.001715" calcext:value-type="float">
            <text:p>0.001715</text:p>
          </table:table-cell>
          <table:table-cell office:value-type="float" office:value="0" calcext:value-type="float">
            <text:p>0</text:p>
          </table:table-cell>
          <table:table-cell office:value-type="float" office:value="44510" calcext:value-type="float">
            <text:p>445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01</text:p>
          </table:table-cell>
          <table:table-cell office:value-type="float" office:value="0.122174" calcext:value-type="float">
            <text:p>0.122174</text:p>
          </table:table-cell>
          <table:table-cell office:value-type="float" office:value="0.001935" calcext:value-type="float">
            <text:p>0.001935</text:p>
          </table:table-cell>
          <table:table-cell office:value-type="float" office:value="0" calcext:value-type="float">
            <text:p>0</text:p>
          </table:table-cell>
          <table:table-cell office:value-type="float" office:value="42223" calcext:value-type="float">
            <text:p>4222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02</text:p>
          </table:table-cell>
          <table:table-cell office:value-type="float" office:value="0.043376" calcext:value-type="float">
            <text:p>0.043376</text:p>
          </table:table-cell>
          <table:table-cell office:value-type="float" office:value="0.001975" calcext:value-type="float">
            <text:p>0.001975</text:p>
          </table:table-cell>
          <table:table-cell office:value-type="float" office:value="0" calcext:value-type="float">
            <text:p>0</text:p>
          </table:table-cell>
          <table:table-cell office:value-type="float" office:value="43619" calcext:value-type="float">
            <text:p>4361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03</text:p>
          </table:table-cell>
          <table:table-cell office:value-type="float" office:value="0.037076" calcext:value-type="float">
            <text:p>0.037076</text:p>
          </table:table-cell>
          <table:table-cell office:value-type="float" office:value="0.001353" calcext:value-type="float">
            <text:p>0.001353</text:p>
          </table:table-cell>
          <table:table-cell office:value-type="float" office:value="0" calcext:value-type="float">
            <text:p>0</text:p>
          </table:table-cell>
          <table:table-cell office:value-type="float" office:value="33216" calcext:value-type="float">
            <text:p>3321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04</text:p>
          </table:table-cell>
          <table:table-cell office:value-type="float" office:value="0.042068" calcext:value-type="float">
            <text:p>0.042068</text:p>
          </table:table-cell>
          <table:table-cell office:value-type="float" office:value="0.001964" calcext:value-type="float">
            <text:p>0.001964</text:p>
          </table:table-cell>
          <table:table-cell office:value-type="float" office:value="0" calcext:value-type="float">
            <text:p>0</text:p>
          </table:table-cell>
          <table:table-cell office:value-type="float" office:value="46988" calcext:value-type="float">
            <text:p>469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05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02743" calcext:value-type="float">
            <text:p>0.002743</text:p>
          </table:table-cell>
          <table:table-cell office:value-type="float" office:value="0" calcext:value-type="float">
            <text:p>0</text:p>
          </table:table-cell>
          <table:table-cell office:value-type="float" office:value="66860" calcext:value-type="float">
            <text:p>668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06</text:p>
          </table:table-cell>
          <table:table-cell office:value-type="float" office:value="0.032439" calcext:value-type="float">
            <text:p>0.032439</text:p>
          </table:table-cell>
          <table:table-cell office:value-type="float" office:value="0.001322" calcext:value-type="float">
            <text:p>0.001322</text:p>
          </table:table-cell>
          <table:table-cell office:value-type="float" office:value="0" calcext:value-type="float">
            <text:p>0</text:p>
          </table:table-cell>
          <table:table-cell office:value-type="float" office:value="33264" calcext:value-type="float">
            <text:p>332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07</text:p>
          </table:table-cell>
          <table:table-cell office:value-type="float" office:value="0.02457" calcext:value-type="float">
            <text:p>0.02457</text:p>
          </table:table-cell>
          <table:table-cell office:value-type="float" office:value="0.001835" calcext:value-type="float">
            <text:p>0.001835</text:p>
          </table:table-cell>
          <table:table-cell office:value-type="float" office:value="0" calcext:value-type="float">
            <text:p>0</text:p>
          </table:table-cell>
          <table:table-cell office:value-type="float" office:value="45775" calcext:value-type="float">
            <text:p>4577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08</text:p>
          </table:table-cell>
          <table:table-cell office:value-type="float" office:value="0.031698" calcext:value-type="float">
            <text:p>0.031698</text:p>
          </table:table-cell>
          <table:table-cell office:value-type="float" office:value="0.001696" calcext:value-type="float">
            <text:p>0.001696</text:p>
          </table:table-cell>
          <table:table-cell office:value-type="float" office:value="0" calcext:value-type="float">
            <text:p>0</text:p>
          </table:table-cell>
          <table:table-cell office:value-type="float" office:value="44249" calcext:value-type="float">
            <text:p>4424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09</text:p>
          </table:table-cell>
          <table:table-cell office:value-type="float" office:value="0.017834" calcext:value-type="float">
            <text:p>0.017834</text:p>
          </table:table-cell>
          <table:table-cell office:value-type="float" office:value="0.001546" calcext:value-type="float">
            <text:p>0.001546</text:p>
          </table:table-cell>
          <table:table-cell office:value-type="float" office:value="0" calcext:value-type="float">
            <text:p>0</text:p>
          </table:table-cell>
          <table:table-cell office:value-type="float" office:value="38564" calcext:value-type="float">
            <text:p>385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10</text:p>
          </table:table-cell>
          <table:table-cell office:value-type="float" office:value="0.040045" calcext:value-type="float">
            <text:p>0.040045</text:p>
          </table:table-cell>
          <table:table-cell office:value-type="float" office:value="0.002094" calcext:value-type="float">
            <text:p>0.002094</text:p>
          </table:table-cell>
          <table:table-cell office:value-type="float" office:value="0" calcext:value-type="float">
            <text:p>0</text:p>
          </table:table-cell>
          <table:table-cell office:value-type="float" office:value="44741" calcext:value-type="float">
            <text:p>447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11</text:p>
          </table:table-cell>
          <table:table-cell office:value-type="float" office:value="0.022409" calcext:value-type="float">
            <text:p>0.022409</text:p>
          </table:table-cell>
          <table:table-cell office:value-type="float" office:value="0.002577" calcext:value-type="float">
            <text:p>0.002577</text:p>
          </table:table-cell>
          <table:table-cell office:value-type="float" office:value="0" calcext:value-type="float">
            <text:p>0</text:p>
          </table:table-cell>
          <table:table-cell office:value-type="float" office:value="61008" calcext:value-type="float">
            <text:p>6100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12</text:p>
          </table:table-cell>
          <table:table-cell office:value-type="float" office:value="0.023378" calcext:value-type="float">
            <text:p>0.023378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" calcext:value-type="float">
            <text:p>0</text:p>
          </table:table-cell>
          <table:table-cell office:value-type="float" office:value="86310" calcext:value-type="float">
            <text:p>863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13</text:p>
          </table:table-cell>
          <table:table-cell office:value-type="float" office:value="0.04098" calcext:value-type="float">
            <text:p>0.04098</text:p>
          </table:table-cell>
          <table:table-cell office:value-type="float" office:value="0.002057" calcext:value-type="float">
            <text:p>0.002057</text:p>
          </table:table-cell>
          <table:table-cell office:value-type="float" office:value="0" calcext:value-type="float">
            <text:p>0</text:p>
          </table:table-cell>
          <table:table-cell office:value-type="float" office:value="51292" calcext:value-type="float">
            <text:p>512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14</text:p>
          </table:table-cell>
          <table:table-cell office:value-type="float" office:value="0.027534" calcext:value-type="float">
            <text:p>0.027534</text:p>
          </table:table-cell>
          <table:table-cell office:value-type="float" office:value="0.0033" calcext:value-type="float">
            <text:p>0.0033</text:p>
          </table:table-cell>
          <table:table-cell office:value-type="float" office:value="0" calcext:value-type="float">
            <text:p>0</text:p>
          </table:table-cell>
          <table:table-cell office:value-type="float" office:value="75187" calcext:value-type="float">
            <text:p>7518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15</text:p>
          </table:table-cell>
          <table:table-cell office:value-type="float" office:value="0.027548" calcext:value-type="float">
            <text:p>0.027548</text:p>
          </table:table-cell>
          <table:table-cell office:value-type="float" office:value="0.002238" calcext:value-type="float">
            <text:p>0.002238</text:p>
          </table:table-cell>
          <table:table-cell office:value-type="float" office:value="0" calcext:value-type="float">
            <text:p>0</text:p>
          </table:table-cell>
          <table:table-cell office:value-type="float" office:value="53135" calcext:value-type="float">
            <text:p>5313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16</text:p>
          </table:table-cell>
          <table:table-cell office:value-type="float" office:value="0.037654" calcext:value-type="float">
            <text:p>0.037654</text:p>
          </table:table-cell>
          <table:table-cell office:value-type="float" office:value="0.002527" calcext:value-type="float">
            <text:p>0.002527</text:p>
          </table:table-cell>
          <table:table-cell office:value-type="float" office:value="0" calcext:value-type="float">
            <text:p>0</text:p>
          </table:table-cell>
          <table:table-cell office:value-type="float" office:value="60680" calcext:value-type="float">
            <text:p>606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17</text:p>
          </table:table-cell>
          <table:table-cell office:value-type="float" office:value="0.033162" calcext:value-type="float">
            <text:p>0.033162</text:p>
          </table:table-cell>
          <table:table-cell office:value-type="float" office:value="0.001695" calcext:value-type="float">
            <text:p>0.001695</text:p>
          </table:table-cell>
          <table:table-cell office:value-type="float" office:value="0" calcext:value-type="float">
            <text:p>0</text:p>
          </table:table-cell>
          <table:table-cell office:value-type="float" office:value="40691" calcext:value-type="float">
            <text:p>406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18</text:p>
          </table:table-cell>
          <table:table-cell office:value-type="float" office:value="0.023541" calcext:value-type="float">
            <text:p>0.023541</text:p>
          </table:table-cell>
          <table:table-cell office:value-type="float" office:value="0.002725" calcext:value-type="float">
            <text:p>0.002725</text:p>
          </table:table-cell>
          <table:table-cell office:value-type="float" office:value="0" calcext:value-type="float">
            <text:p>0</text:p>
          </table:table-cell>
          <table:table-cell office:value-type="float" office:value="63474" calcext:value-type="float">
            <text:p>634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19</text:p>
          </table:table-cell>
          <table:table-cell office:value-type="float" office:value="0.029275" calcext:value-type="float">
            <text:p>0.029275</text:p>
          </table:table-cell>
          <table:table-cell office:value-type="float" office:value="0.001958" calcext:value-type="float">
            <text:p>0.001958</text:p>
          </table:table-cell>
          <table:table-cell office:value-type="float" office:value="0" calcext:value-type="float">
            <text:p>0</text:p>
          </table:table-cell>
          <table:table-cell office:value-type="float" office:value="48530" calcext:value-type="float">
            <text:p>4853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20</text:p>
          </table:table-cell>
          <table:table-cell office:value-type="float" office:value="0.022303" calcext:value-type="float">
            <text:p>0.022303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0" calcext:value-type="float">
            <text:p>0</text:p>
          </table:table-cell>
          <table:table-cell office:value-type="float" office:value="68435" calcext:value-type="float">
            <text:p>6843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21</text:p>
          </table:table-cell>
          <table:table-cell office:value-type="float" office:value="0.019709" calcext:value-type="float">
            <text:p>0.019709</text:p>
          </table:table-cell>
          <table:table-cell office:value-type="float" office:value="0.001544" calcext:value-type="float">
            <text:p>0.001544</text:p>
          </table:table-cell>
          <table:table-cell office:value-type="float" office:value="0" calcext:value-type="float">
            <text:p>0</text:p>
          </table:table-cell>
          <table:table-cell office:value-type="float" office:value="41259" calcext:value-type="float">
            <text:p>412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22</text:p>
          </table:table-cell>
          <table:table-cell office:value-type="float" office:value="0.027838" calcext:value-type="float">
            <text:p>0.027838</text:p>
          </table:table-cell>
          <table:table-cell office:value-type="float" office:value="0.002517" calcext:value-type="float">
            <text:p>0.002517</text:p>
          </table:table-cell>
          <table:table-cell office:value-type="float" office:value="0" calcext:value-type="float">
            <text:p>0</text:p>
          </table:table-cell>
          <table:table-cell office:value-type="float" office:value="59745" calcext:value-type="float">
            <text:p>5974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23</text:p>
          </table:table-cell>
          <table:table-cell office:value-type="float" office:value="0.028553" calcext:value-type="float">
            <text:p>0.028553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0" calcext:value-type="float">
            <text:p>0</text:p>
          </table:table-cell>
          <table:table-cell office:value-type="float" office:value="84816" calcext:value-type="float">
            <text:p>8481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24</text:p>
          </table:table-cell>
          <table:table-cell office:value-type="float" office:value="0.018955" calcext:value-type="float">
            <text:p>0.018955</text:p>
          </table:table-cell>
          <table:table-cell office:value-type="float" office:value="0.002096" calcext:value-type="float">
            <text:p>0.002096</text:p>
          </table:table-cell>
          <table:table-cell office:value-type="float" office:value="0" calcext:value-type="float">
            <text:p>0</text:p>
          </table:table-cell>
          <table:table-cell office:value-type="float" office:value="54039" calcext:value-type="float">
            <text:p>5403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25</text:p>
          </table:table-cell>
          <table:table-cell office:value-type="float" office:value="0.027674" calcext:value-type="float">
            <text:p>0.027674</text:p>
          </table:table-cell>
          <table:table-cell office:value-type="float" office:value="0.002233" calcext:value-type="float">
            <text:p>0.002233</text:p>
          </table:table-cell>
          <table:table-cell office:value-type="float" office:value="0" calcext:value-type="float">
            <text:p>0</text:p>
          </table:table-cell>
          <table:table-cell office:value-type="float" office:value="56657" calcext:value-type="float">
            <text:p>5665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26</text:p>
          </table:table-cell>
          <table:table-cell office:value-type="float" office:value="0.046316" calcext:value-type="float">
            <text:p>0.046316</text:p>
          </table:table-cell>
          <table:table-cell office:value-type="float" office:value="0.001889" calcext:value-type="float">
            <text:p>0.001889</text:p>
          </table:table-cell>
          <table:table-cell office:value-type="float" office:value="0" calcext:value-type="float">
            <text:p>0</text:p>
          </table:table-cell>
          <table:table-cell office:value-type="float" office:value="45546" calcext:value-type="float">
            <text:p>4554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27</text:p>
          </table:table-cell>
          <table:table-cell office:value-type="float" office:value="0.036828" calcext:value-type="float">
            <text:p>0.036828</text:p>
          </table:table-cell>
          <table:table-cell office:value-type="float" office:value="0.002161" calcext:value-type="float">
            <text:p>0.002161</text:p>
          </table:table-cell>
          <table:table-cell office:value-type="float" office:value="0" calcext:value-type="float">
            <text:p>0</text:p>
          </table:table-cell>
          <table:table-cell office:value-type="float" office:value="51210" calcext:value-type="float">
            <text:p>512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28</text:p>
          </table:table-cell>
          <table:table-cell office:value-type="float" office:value="0.049147" calcext:value-type="float">
            <text:p>0.049147</text:p>
          </table:table-cell>
          <table:table-cell office:value-type="float" office:value="0.003652" calcext:value-type="float">
            <text:p>0.003652</text:p>
          </table:table-cell>
          <table:table-cell office:value-type="float" office:value="0" calcext:value-type="float">
            <text:p>0</text:p>
          </table:table-cell>
          <table:table-cell office:value-type="float" office:value="53838" calcext:value-type="float">
            <text:p>5383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29</text:p>
          </table:table-cell>
          <table:table-cell office:value-type="float" office:value="0.028771" calcext:value-type="float">
            <text:p>0.028771</text:p>
          </table:table-cell>
          <table:table-cell office:value-type="float" office:value="0.002296" calcext:value-type="float">
            <text:p>0.002296</text:p>
          </table:table-cell>
          <table:table-cell office:value-type="float" office:value="0" calcext:value-type="float">
            <text:p>0</text:p>
          </table:table-cell>
          <table:table-cell office:value-type="float" office:value="52787" calcext:value-type="float">
            <text:p>527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30</text:p>
          </table:table-cell>
          <table:table-cell office:value-type="float" office:value="0.097321" calcext:value-type="float">
            <text:p>0.097321</text:p>
          </table:table-cell>
          <table:table-cell office:value-type="float" office:value="0.002359" calcext:value-type="float">
            <text:p>0.002359</text:p>
          </table:table-cell>
          <table:table-cell office:value-type="float" office:value="0" calcext:value-type="float">
            <text:p>0</text:p>
          </table:table-cell>
          <table:table-cell office:value-type="float" office:value="57052" calcext:value-type="float">
            <text:p>5705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31</text:p>
          </table:table-cell>
          <table:table-cell office:value-type="float" office:value="0.03262" calcext:value-type="float">
            <text:p>0.03262</text:p>
          </table:table-cell>
          <table:table-cell office:value-type="float" office:value="0.001915" calcext:value-type="float">
            <text:p>0.001915</text:p>
          </table:table-cell>
          <table:table-cell office:value-type="float" office:value="0" calcext:value-type="float">
            <text:p>0</text:p>
          </table:table-cell>
          <table:table-cell office:value-type="float" office:value="45834" calcext:value-type="float">
            <text:p>458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32</text:p>
          </table:table-cell>
          <table:table-cell office:value-type="float" office:value="0.020526" calcext:value-type="float">
            <text:p>0.020526</text:p>
          </table:table-cell>
          <table:table-cell office:value-type="float" office:value="0.002617" calcext:value-type="float">
            <text:p>0.002617</text:p>
          </table:table-cell>
          <table:table-cell office:value-type="float" office:value="0" calcext:value-type="float">
            <text:p>0</text:p>
          </table:table-cell>
          <table:table-cell office:value-type="float" office:value="66975" calcext:value-type="float">
            <text:p>6697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33</text:p>
          </table:table-cell>
          <table:table-cell office:value-type="float" office:value="0.022577" calcext:value-type="float">
            <text:p>0.022577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0" calcext:value-type="float">
            <text:p>0</text:p>
          </table:table-cell>
          <table:table-cell office:value-type="float" office:value="60324" calcext:value-type="float">
            <text:p>6032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34</text:p>
          </table:table-cell>
          <table:table-cell office:value-type="float" office:value="0.027688" calcext:value-type="float">
            <text:p>0.027688</text:p>
          </table:table-cell>
          <table:table-cell office:value-type="float" office:value="0.002786" calcext:value-type="float">
            <text:p>0.002786</text:p>
          </table:table-cell>
          <table:table-cell office:value-type="float" office:value="0" calcext:value-type="float">
            <text:p>0</text:p>
          </table:table-cell>
          <table:table-cell office:value-type="float" office:value="67529" calcext:value-type="float">
            <text:p>675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35</text:p>
          </table:table-cell>
          <table:table-cell office:value-type="float" office:value="0.029335" calcext:value-type="float">
            <text:p>0.029335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0" calcext:value-type="float">
            <text:p>0</text:p>
          </table:table-cell>
          <table:table-cell office:value-type="float" office:value="57025" calcext:value-type="float">
            <text:p>5702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36</text:p>
          </table:table-cell>
          <table:table-cell office:value-type="float" office:value="0.02788" calcext:value-type="float">
            <text:p>0.02788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0" calcext:value-type="float">
            <text:p>0</text:p>
          </table:table-cell>
          <table:table-cell office:value-type="float" office:value="70146" calcext:value-type="float">
            <text:p>7014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37</text:p>
          </table:table-cell>
          <table:table-cell office:value-type="float" office:value="0.017942" calcext:value-type="float">
            <text:p>0.017942</text:p>
          </table:table-cell>
          <table:table-cell office:value-type="float" office:value="0.001529" calcext:value-type="float">
            <text:p>0.001529</text:p>
          </table:table-cell>
          <table:table-cell office:value-type="float" office:value="0" calcext:value-type="float">
            <text:p>0</text:p>
          </table:table-cell>
          <table:table-cell office:value-type="float" office:value="40987" calcext:value-type="float">
            <text:p>409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38</text:p>
          </table:table-cell>
          <table:table-cell office:value-type="float" office:value="0.021966" calcext:value-type="float">
            <text:p>0.021966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" calcext:value-type="float">
            <text:p>0</text:p>
          </table:table-cell>
          <table:table-cell office:value-type="float" office:value="48599" calcext:value-type="float">
            <text:p>485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39</text:p>
          </table:table-cell>
          <table:table-cell office:value-type="float" office:value="0.033678" calcext:value-type="float">
            <text:p>0.033678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" calcext:value-type="float">
            <text:p>0</text:p>
          </table:table-cell>
          <table:table-cell office:value-type="float" office:value="53151" calcext:value-type="float">
            <text:p>531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40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002288" calcext:value-type="float">
            <text:p>0.002288</text:p>
          </table:table-cell>
          <table:table-cell office:value-type="float" office:value="0" calcext:value-type="float">
            <text:p>0</text:p>
          </table:table-cell>
          <table:table-cell office:value-type="float" office:value="59688" calcext:value-type="float">
            <text:p>596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41</text:p>
          </table:table-cell>
          <table:table-cell office:value-type="float" office:value="0.020521" calcext:value-type="float">
            <text:p>0.020521</text:p>
          </table:table-cell>
          <table:table-cell office:value-type="float" office:value="0.001984" calcext:value-type="float">
            <text:p>0.001984</text:p>
          </table:table-cell>
          <table:table-cell office:value-type="float" office:value="0" calcext:value-type="float">
            <text:p>0</text:p>
          </table:table-cell>
          <table:table-cell office:value-type="float" office:value="48205" calcext:value-type="float">
            <text:p>482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42</text:p>
          </table:table-cell>
          <table:table-cell office:value-type="float" office:value="0.027033" calcext:value-type="float">
            <text:p>0.027033</text:p>
          </table:table-cell>
          <table:table-cell office:value-type="float" office:value="0.001486" calcext:value-type="float">
            <text:p>0.001486</text:p>
          </table:table-cell>
          <table:table-cell office:value-type="float" office:value="0" calcext:value-type="float">
            <text:p>0</text:p>
          </table:table-cell>
          <table:table-cell office:value-type="float" office:value="39425" calcext:value-type="float">
            <text:p>3942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43</text:p>
          </table:table-cell>
          <table:table-cell office:value-type="float" office:value="0.025411" calcext:value-type="float">
            <text:p>0.025411</text:p>
          </table:table-cell>
          <table:table-cell office:value-type="float" office:value="0.001593" calcext:value-type="float">
            <text:p>0.001593</text:p>
          </table:table-cell>
          <table:table-cell office:value-type="float" office:value="0" calcext:value-type="float">
            <text:p>0</text:p>
          </table:table-cell>
          <table:table-cell office:value-type="float" office:value="40709" calcext:value-type="float">
            <text:p>407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44</text:p>
          </table:table-cell>
          <table:table-cell office:value-type="float" office:value="0.019269" calcext:value-type="float">
            <text:p>0.019269</text:p>
          </table:table-cell>
          <table:table-cell office:value-type="float" office:value="0.002134" calcext:value-type="float">
            <text:p>0.002134</text:p>
          </table:table-cell>
          <table:table-cell office:value-type="float" office:value="0" calcext:value-type="float">
            <text:p>0</text:p>
          </table:table-cell>
          <table:table-cell office:value-type="float" office:value="55440" calcext:value-type="float">
            <text:p>554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45</text:p>
          </table:table-cell>
          <table:table-cell office:value-type="float" office:value="0.020424" calcext:value-type="float">
            <text:p>0.020424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" calcext:value-type="float">
            <text:p>0</text:p>
          </table:table-cell>
          <table:table-cell office:value-type="float" office:value="37565" calcext:value-type="float">
            <text:p>375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46</text:p>
          </table:table-cell>
          <table:table-cell office:value-type="float" office:value="0.019795" calcext:value-type="float">
            <text:p>0.019795</text:p>
          </table:table-cell>
          <table:table-cell office:value-type="float" office:value="0.002353" calcext:value-type="float">
            <text:p>0.002353</text:p>
          </table:table-cell>
          <table:table-cell office:value-type="float" office:value="0" calcext:value-type="float">
            <text:p>0</text:p>
          </table:table-cell>
          <table:table-cell office:value-type="float" office:value="54162" calcext:value-type="float">
            <text:p>541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47</text:p>
          </table:table-cell>
          <table:table-cell office:value-type="float" office:value="0.019263" calcext:value-type="float">
            <text:p>0.019263</text:p>
          </table:table-cell>
          <table:table-cell office:value-type="float" office:value="0.001937" calcext:value-type="float">
            <text:p>0.001937</text:p>
          </table:table-cell>
          <table:table-cell office:value-type="float" office:value="0" calcext:value-type="float">
            <text:p>0</text:p>
          </table:table-cell>
          <table:table-cell office:value-type="float" office:value="50625" calcext:value-type="float">
            <text:p>5062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48</text:p>
          </table:table-cell>
          <table:table-cell office:value-type="float" office:value="0.034451" calcext:value-type="float">
            <text:p>0.034451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" calcext:value-type="float">
            <text:p>0</text:p>
          </table:table-cell>
          <table:table-cell office:value-type="float" office:value="42358" calcext:value-type="float">
            <text:p>4235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49</text:p>
          </table:table-cell>
          <table:table-cell office:value-type="float" office:value="0.022366" calcext:value-type="float">
            <text:p>0.022366</text:p>
          </table:table-cell>
          <table:table-cell office:value-type="float" office:value="0.002098" calcext:value-type="float">
            <text:p>0.002098</text:p>
          </table:table-cell>
          <table:table-cell office:value-type="float" office:value="0" calcext:value-type="float">
            <text:p>0</text:p>
          </table:table-cell>
          <table:table-cell office:value-type="float" office:value="54943" calcext:value-type="float">
            <text:p>5494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50</text:p>
          </table:table-cell>
          <table:table-cell office:value-type="float" office:value="0.029247" calcext:value-type="float">
            <text:p>0.029247</text:p>
          </table:table-cell>
          <table:table-cell office:value-type="float" office:value="0.001424" calcext:value-type="float">
            <text:p>0.001424</text:p>
          </table:table-cell>
          <table:table-cell office:value-type="float" office:value="0" calcext:value-type="float">
            <text:p>0</text:p>
          </table:table-cell>
          <table:table-cell office:value-type="float" office:value="37023" calcext:value-type="float">
            <text:p>370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51</text:p>
          </table:table-cell>
          <table:table-cell office:value-type="float" office:value="0.023412" calcext:value-type="float">
            <text:p>0.023412</text:p>
          </table:table-cell>
          <table:table-cell office:value-type="float" office:value="0.001846" calcext:value-type="float">
            <text:p>0.001846</text:p>
          </table:table-cell>
          <table:table-cell office:value-type="float" office:value="0" calcext:value-type="float">
            <text:p>0</text:p>
          </table:table-cell>
          <table:table-cell office:value-type="float" office:value="48591" calcext:value-type="float">
            <text:p>485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52</text:p>
          </table:table-cell>
          <table:table-cell office:value-type="float" office:value="0.024675" calcext:value-type="float">
            <text:p>0.024675</text:p>
          </table:table-cell>
          <table:table-cell office:value-type="float" office:value="0.003065" calcext:value-type="float">
            <text:p>0.003065</text:p>
          </table:table-cell>
          <table:table-cell office:value-type="float" office:value="0" calcext:value-type="float">
            <text:p>0</text:p>
          </table:table-cell>
          <table:table-cell office:value-type="float" office:value="76069" calcext:value-type="float">
            <text:p>760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53</text:p>
          </table:table-cell>
          <table:table-cell office:value-type="float" office:value="0.02074" calcext:value-type="float">
            <text:p>0.02074</text:p>
          </table:table-cell>
          <table:table-cell office:value-type="float" office:value="0.002221" calcext:value-type="float">
            <text:p>0.002221</text:p>
          </table:table-cell>
          <table:table-cell office:value-type="float" office:value="0" calcext:value-type="float">
            <text:p>0</text:p>
          </table:table-cell>
          <table:table-cell office:value-type="float" office:value="57833" calcext:value-type="float">
            <text:p>5783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54</text:p>
          </table:table-cell>
          <table:table-cell office:value-type="float" office:value="0.028457" calcext:value-type="float">
            <text:p>0.028457</text:p>
          </table:table-cell>
          <table:table-cell office:value-type="float" office:value="0.002621" calcext:value-type="float">
            <text:p>0.002621</text:p>
          </table:table-cell>
          <table:table-cell office:value-type="float" office:value="0" calcext:value-type="float">
            <text:p>0</text:p>
          </table:table-cell>
          <table:table-cell office:value-type="float" office:value="65250" calcext:value-type="float">
            <text:p>6525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55</text:p>
          </table:table-cell>
          <table:table-cell office:value-type="float" office:value="0.034447" calcext:value-type="float">
            <text:p>0.034447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" calcext:value-type="float">
            <text:p>0</text:p>
          </table:table-cell>
          <table:table-cell office:value-type="float" office:value="46590" calcext:value-type="float">
            <text:p>465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56</text:p>
          </table:table-cell>
          <table:table-cell office:value-type="float" office:value="0.037803" calcext:value-type="float">
            <text:p>0.037803</text:p>
          </table:table-cell>
          <table:table-cell office:value-type="float" office:value="0.002174" calcext:value-type="float">
            <text:p>0.002174</text:p>
          </table:table-cell>
          <table:table-cell office:value-type="float" office:value="0" calcext:value-type="float">
            <text:p>0</text:p>
          </table:table-cell>
          <table:table-cell office:value-type="float" office:value="47160" calcext:value-type="float">
            <text:p>471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57</text:p>
          </table:table-cell>
          <table:table-cell office:value-type="float" office:value="0.097702" calcext:value-type="float">
            <text:p>0.097702</text:p>
          </table:table-cell>
          <table:table-cell office:value-type="float" office:value="0.002001" calcext:value-type="float">
            <text:p>0.002001</text:p>
          </table:table-cell>
          <table:table-cell office:value-type="float" office:value="0" calcext:value-type="float">
            <text:p>0</text:p>
          </table:table-cell>
          <table:table-cell office:value-type="float" office:value="38950" calcext:value-type="float">
            <text:p>389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58</text:p>
          </table:table-cell>
          <table:table-cell office:value-type="float" office:value="0.245493" calcext:value-type="float">
            <text:p>0.245493</text:p>
          </table:table-cell>
          <table:table-cell office:value-type="float" office:value="0.002147" calcext:value-type="float">
            <text:p>0.002147</text:p>
          </table:table-cell>
          <table:table-cell office:value-type="float" office:value="0" calcext:value-type="float">
            <text:p>0</text:p>
          </table:table-cell>
          <table:table-cell office:value-type="float" office:value="32506" calcext:value-type="float">
            <text:p>325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2:59</text:p>
          </table:table-cell>
          <table:table-cell office:value-type="float" office:value="0.260364" calcext:value-type="float">
            <text:p>0.260364</text:p>
          </table:table-cell>
          <table:table-cell office:value-type="float" office:value="0.004115" calcext:value-type="float">
            <text:p>0.004115</text:p>
          </table:table-cell>
          <table:table-cell office:value-type="float" office:value="0" calcext:value-type="float">
            <text:p>0</text:p>
          </table:table-cell>
          <table:table-cell office:value-type="float" office:value="34559" calcext:value-type="float">
            <text:p>345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00</text:p>
          </table:table-cell>
          <table:table-cell office:value-type="float" office:value="0.374774" calcext:value-type="float">
            <text:p>0.374774</text:p>
          </table:table-cell>
          <table:table-cell office:value-type="float" office:value="0.004637" calcext:value-type="float">
            <text:p>0.004637</text:p>
          </table:table-cell>
          <table:table-cell office:value-type="float" office:value="0" calcext:value-type="float">
            <text:p>0</text:p>
          </table:table-cell>
          <table:table-cell office:value-type="float" office:value="50984" calcext:value-type="float">
            <text:p>5098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01</text:p>
          </table:table-cell>
          <table:table-cell office:value-type="float" office:value="0.393835" calcext:value-type="float">
            <text:p>0.393835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31421" calcext:value-type="float">
            <text:p>3142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02</text:p>
          </table:table-cell>
          <table:table-cell office:value-type="float" office:value="0.271973" calcext:value-type="float">
            <text:p>0.271973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0" calcext:value-type="float">
            <text:p>0</text:p>
          </table:table-cell>
          <table:table-cell office:value-type="float" office:value="35636" calcext:value-type="float">
            <text:p>3563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03</text:p>
          </table:table-cell>
          <table:table-cell office:value-type="float" office:value="0.279129" calcext:value-type="float">
            <text:p>0.279129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0" calcext:value-type="float">
            <text:p>0</text:p>
          </table:table-cell>
          <table:table-cell office:value-type="float" office:value="45739" calcext:value-type="float">
            <text:p>4573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04</text:p>
          </table:table-cell>
          <table:table-cell office:value-type="float" office:value="0.212028" calcext:value-type="float">
            <text:p>0.212028</text:p>
          </table:table-cell>
          <table:table-cell office:value-type="float" office:value="0.004066" calcext:value-type="float">
            <text:p>0.004066</text:p>
          </table:table-cell>
          <table:table-cell office:value-type="float" office:value="0" calcext:value-type="float">
            <text:p>0</text:p>
          </table:table-cell>
          <table:table-cell office:value-type="float" office:value="43349" calcext:value-type="float">
            <text:p>433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05</text:p>
          </table:table-cell>
          <table:table-cell office:value-type="float" office:value="0.259121" calcext:value-type="float">
            <text:p>0.259121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" calcext:value-type="float">
            <text:p>0</text:p>
          </table:table-cell>
          <table:table-cell office:value-type="float" office:value="39099" calcext:value-type="float">
            <text:p>390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06</text:p>
          </table:table-cell>
          <table:table-cell office:value-type="float" office:value="0.187173" calcext:value-type="float">
            <text:p>0.187173</text:p>
          </table:table-cell>
          <table:table-cell office:value-type="float" office:value="0.002317" calcext:value-type="float">
            <text:p>0.002317</text:p>
          </table:table-cell>
          <table:table-cell office:value-type="float" office:value="0" calcext:value-type="float">
            <text:p>0</text:p>
          </table:table-cell>
          <table:table-cell office:value-type="float" office:value="33414" calcext:value-type="float">
            <text:p>3341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07</text:p>
          </table:table-cell>
          <table:table-cell office:value-type="float" office:value="0.169733" calcext:value-type="float">
            <text:p>0.169733</text:p>
          </table:table-cell>
          <table:table-cell office:value-type="float" office:value="0.003531" calcext:value-type="float">
            <text:p>0.003531</text:p>
          </table:table-cell>
          <table:table-cell office:value-type="float" office:value="0" calcext:value-type="float">
            <text:p>0</text:p>
          </table:table-cell>
          <table:table-cell office:value-type="float" office:value="46191" calcext:value-type="float">
            <text:p>461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08</text:p>
          </table:table-cell>
          <table:table-cell office:value-type="float" office:value="0.163268" calcext:value-type="float">
            <text:p>0.163268</text:p>
          </table:table-cell>
          <table:table-cell office:value-type="float" office:value="0.004228" calcext:value-type="float">
            <text:p>0.004228</text:p>
          </table:table-cell>
          <table:table-cell office:value-type="float" office:value="0" calcext:value-type="float">
            <text:p>0</text:p>
          </table:table-cell>
          <table:table-cell office:value-type="float" office:value="44035" calcext:value-type="float">
            <text:p>4403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09</text:p>
          </table:table-cell>
          <table:table-cell office:value-type="float" office:value="0.181455" calcext:value-type="float">
            <text:p>0.181455</text:p>
          </table:table-cell>
          <table:table-cell office:value-type="float" office:value="0.002862" calcext:value-type="float">
            <text:p>0.002862</text:p>
          </table:table-cell>
          <table:table-cell office:value-type="float" office:value="0" calcext:value-type="float">
            <text:p>0</text:p>
          </table:table-cell>
          <table:table-cell office:value-type="float" office:value="38623" calcext:value-type="float">
            <text:p>386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10</text:p>
          </table:table-cell>
          <table:table-cell office:value-type="float" office:value="0.174702" calcext:value-type="float">
            <text:p>0.174702</text:p>
          </table:table-cell>
          <table:table-cell office:value-type="float" office:value="0.002323" calcext:value-type="float">
            <text:p>0.002323</text:p>
          </table:table-cell>
          <table:table-cell office:value-type="float" office:value="0" calcext:value-type="float">
            <text:p>0</text:p>
          </table:table-cell>
          <table:table-cell office:value-type="float" office:value="39819" calcext:value-type="float">
            <text:p>3981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11</text:p>
          </table:table-cell>
          <table:table-cell office:value-type="float" office:value="0.267773" calcext:value-type="float">
            <text:p>0.267773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0" calcext:value-type="float">
            <text:p>0</text:p>
          </table:table-cell>
          <table:table-cell office:value-type="float" office:value="35912" calcext:value-type="float">
            <text:p>3591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12</text:p>
          </table:table-cell>
          <table:table-cell office:value-type="float" office:value="0.319087" calcext:value-type="float">
            <text:p>0.319087</text:p>
          </table:table-cell>
          <table:table-cell office:value-type="float" office:value="0.002955" calcext:value-type="float">
            <text:p>0.002955</text:p>
          </table:table-cell>
          <table:table-cell office:value-type="float" office:value="0" calcext:value-type="float">
            <text:p>0</text:p>
          </table:table-cell>
          <table:table-cell office:value-type="float" office:value="39341" calcext:value-type="float">
            <text:p>393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13</text:p>
          </table:table-cell>
          <table:table-cell office:value-type="float" office:value="0.175642" calcext:value-type="float">
            <text:p>0.175642</text:p>
          </table:table-cell>
          <table:table-cell office:value-type="float" office:value="0.004986" calcext:value-type="float">
            <text:p>0.004986</text:p>
          </table:table-cell>
          <table:table-cell office:value-type="float" office:value="0" calcext:value-type="float">
            <text:p>0</text:p>
          </table:table-cell>
          <table:table-cell office:value-type="float" office:value="54545" calcext:value-type="float">
            <text:p>5454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14</text:p>
          </table:table-cell>
          <table:table-cell office:value-type="float" office:value="0.205172" calcext:value-type="float">
            <text:p>0.205172</text:p>
          </table:table-cell>
          <table:table-cell office:value-type="float" office:value="0.002369" calcext:value-type="float">
            <text:p>0.002369</text:p>
          </table:table-cell>
          <table:table-cell office:value-type="float" office:value="0" calcext:value-type="float">
            <text:p>0</text:p>
          </table:table-cell>
          <table:table-cell office:value-type="float" office:value="33397" calcext:value-type="float">
            <text:p>3339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15</text:p>
          </table:table-cell>
          <table:table-cell office:value-type="float" office:value="0.339115" calcext:value-type="float">
            <text:p>0.339115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" calcext:value-type="float">
            <text:p>0</text:p>
          </table:table-cell>
          <table:table-cell office:value-type="float" office:value="29009" calcext:value-type="float">
            <text:p>290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16</text:p>
          </table:table-cell>
          <table:table-cell office:value-type="float" office:value="0.171512" calcext:value-type="float">
            <text:p>0.171512</text:p>
          </table:table-cell>
          <table:table-cell office:value-type="float" office:value="0.002008" calcext:value-type="float">
            <text:p>0.002008</text:p>
          </table:table-cell>
          <table:table-cell office:value-type="float" office:value="0" calcext:value-type="float">
            <text:p>0</text:p>
          </table:table-cell>
          <table:table-cell office:value-type="float" office:value="34048" calcext:value-type="float">
            <text:p>3404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17</text:p>
          </table:table-cell>
          <table:table-cell office:value-type="float" office:value="0.214481" calcext:value-type="float">
            <text:p>0.214481</text:p>
          </table:table-cell>
          <table:table-cell office:value-type="float" office:value="0.002871" calcext:value-type="float">
            <text:p>0.002871</text:p>
          </table:table-cell>
          <table:table-cell office:value-type="float" office:value="0" calcext:value-type="float">
            <text:p>0</text:p>
          </table:table-cell>
          <table:table-cell office:value-type="float" office:value="44687" calcext:value-type="float">
            <text:p>4468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18</text:p>
          </table:table-cell>
          <table:table-cell office:value-type="float" office:value="0.191723" calcext:value-type="float">
            <text:p>0.191723</text:p>
          </table:table-cell>
          <table:table-cell office:value-type="float" office:value="0.004681" calcext:value-type="float">
            <text:p>0.004681</text:p>
          </table:table-cell>
          <table:table-cell office:value-type="float" office:value="0" calcext:value-type="float">
            <text:p>0</text:p>
          </table:table-cell>
          <table:table-cell office:value-type="float" office:value="51669" calcext:value-type="float">
            <text:p>516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19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" calcext:value-type="float">
            <text:p>0</text:p>
          </table:table-cell>
          <table:table-cell office:value-type="float" office:value="32064" calcext:value-type="float">
            <text:p>320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20</text:p>
          </table:table-cell>
          <table:table-cell office:value-type="float" office:value="0.288388" calcext:value-type="float">
            <text:p>0.288388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" calcext:value-type="float">
            <text:p>0</text:p>
          </table:table-cell>
          <table:table-cell office:value-type="float" office:value="37837" calcext:value-type="float">
            <text:p>378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21</text:p>
          </table:table-cell>
          <table:table-cell office:value-type="float" office:value="0.170297" calcext:value-type="float">
            <text:p>0.170297</text:p>
          </table:table-cell>
          <table:table-cell office:value-type="float" office:value="0.001756" calcext:value-type="float">
            <text:p>0.001756</text:p>
          </table:table-cell>
          <table:table-cell office:value-type="float" office:value="0" calcext:value-type="float">
            <text:p>0</text:p>
          </table:table-cell>
          <table:table-cell office:value-type="float" office:value="25133" calcext:value-type="float">
            <text:p>2513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22</text:p>
          </table:table-cell>
          <table:table-cell office:value-type="float" office:value="0.205317" calcext:value-type="float">
            <text:p>0.205317</text:p>
          </table:table-cell>
          <table:table-cell office:value-type="float" office:value="0.002017" calcext:value-type="float">
            <text:p>0.002017</text:p>
          </table:table-cell>
          <table:table-cell office:value-type="float" office:value="0" calcext:value-type="float">
            <text:p>0</text:p>
          </table:table-cell>
          <table:table-cell office:value-type="float" office:value="32018" calcext:value-type="float">
            <text:p>3201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23</text:p>
          </table:table-cell>
          <table:table-cell office:value-type="float" office:value="0.119102" calcext:value-type="float">
            <text:p>0.119102</text:p>
          </table:table-cell>
          <table:table-cell office:value-type="float" office:value="0.001826" calcext:value-type="float">
            <text:p>0.001826</text:p>
          </table:table-cell>
          <table:table-cell office:value-type="float" office:value="0" calcext:value-type="float">
            <text:p>0</text:p>
          </table:table-cell>
          <table:table-cell office:value-type="float" office:value="31306" calcext:value-type="float">
            <text:p>3130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24</text:p>
          </table:table-cell>
          <table:table-cell office:value-type="float" office:value="0.149383" calcext:value-type="float">
            <text:p>0.149383</text:p>
          </table:table-cell>
          <table:table-cell office:value-type="float" office:value="0.002008" calcext:value-type="float">
            <text:p>0.002008</text:p>
          </table:table-cell>
          <table:table-cell office:value-type="float" office:value="0" calcext:value-type="float">
            <text:p>0</text:p>
          </table:table-cell>
          <table:table-cell office:value-type="float" office:value="36480" calcext:value-type="float">
            <text:p>364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25</text:p>
          </table:table-cell>
          <table:table-cell office:value-type="float" office:value="0.171462" calcext:value-type="float">
            <text:p>0.171462</text:p>
          </table:table-cell>
          <table:table-cell office:value-type="float" office:value="0.002395" calcext:value-type="float">
            <text:p>0.002395</text:p>
          </table:table-cell>
          <table:table-cell office:value-type="float" office:value="0" calcext:value-type="float">
            <text:p>0</text:p>
          </table:table-cell>
          <table:table-cell office:value-type="float" office:value="41342" calcext:value-type="float">
            <text:p>4134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26</text:p>
          </table:table-cell>
          <table:table-cell office:value-type="float" office:value="0.204408" calcext:value-type="float">
            <text:p>0.204408</text:p>
          </table:table-cell>
          <table:table-cell office:value-type="float" office:value="0.005609" calcext:value-type="float">
            <text:p>0.005609</text:p>
          </table:table-cell>
          <table:table-cell office:value-type="float" office:value="0" calcext:value-type="float">
            <text:p>0</text:p>
          </table:table-cell>
          <table:table-cell office:value-type="float" office:value="37462" calcext:value-type="float">
            <text:p>374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27</text:p>
          </table:table-cell>
          <table:table-cell office:value-type="float" office:value="0.161132" calcext:value-type="float">
            <text:p>0.161132</text:p>
          </table:table-cell>
          <table:table-cell office:value-type="float" office:value="0.002306" calcext:value-type="float">
            <text:p>0.002306</text:p>
          </table:table-cell>
          <table:table-cell office:value-type="float" office:value="0" calcext:value-type="float">
            <text:p>0</text:p>
          </table:table-cell>
          <table:table-cell office:value-type="float" office:value="38931" calcext:value-type="float">
            <text:p>3893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28</text:p>
          </table:table-cell>
          <table:table-cell office:value-type="float" office:value="0.117113" calcext:value-type="float">
            <text:p>0.117113</text:p>
          </table:table-cell>
          <table:table-cell office:value-type="float" office:value="0.001501" calcext:value-type="float">
            <text:p>0.001501</text:p>
          </table:table-cell>
          <table:table-cell office:value-type="float" office:value="0" calcext:value-type="float">
            <text:p>0</text:p>
          </table:table-cell>
          <table:table-cell office:value-type="float" office:value="30439" calcext:value-type="float">
            <text:p>3043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29</text:p>
          </table:table-cell>
          <table:table-cell office:value-type="float" office:value="0.12672" calcext:value-type="float">
            <text:p>0.12672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0" calcext:value-type="float">
            <text:p>0</text:p>
          </table:table-cell>
          <table:table-cell office:value-type="float" office:value="25297" calcext:value-type="float">
            <text:p>252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30</text:p>
          </table:table-cell>
          <table:table-cell office:value-type="float" office:value="0.151965" calcext:value-type="float">
            <text:p>0.15196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" calcext:value-type="float">
            <text:p>0</text:p>
          </table:table-cell>
          <table:table-cell office:value-type="float" office:value="28771" calcext:value-type="float">
            <text:p>2877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31</text:p>
          </table:table-cell>
          <table:table-cell office:value-type="float" office:value="0.155438" calcext:value-type="float">
            <text:p>0.155438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0" calcext:value-type="float">
            <text:p>0</text:p>
          </table:table-cell>
          <table:table-cell office:value-type="float" office:value="28560" calcext:value-type="float">
            <text:p>285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32</text:p>
          </table:table-cell>
          <table:table-cell office:value-type="float" office:value="0.188583" calcext:value-type="float">
            <text:p>0.188583</text:p>
          </table:table-cell>
          <table:table-cell office:value-type="float" office:value="0.002487" calcext:value-type="float">
            <text:p>0.002487</text:p>
          </table:table-cell>
          <table:table-cell office:value-type="float" office:value="0" calcext:value-type="float">
            <text:p>0</text:p>
          </table:table-cell>
          <table:table-cell office:value-type="float" office:value="36243" calcext:value-type="float">
            <text:p>3624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33</text:p>
          </table:table-cell>
          <table:table-cell office:value-type="float" office:value="0.210631" calcext:value-type="float">
            <text:p>0.210631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" calcext:value-type="float">
            <text:p>0</text:p>
          </table:table-cell>
          <table:table-cell office:value-type="float" office:value="40687" calcext:value-type="float">
            <text:p>406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34</text:p>
          </table:table-cell>
          <table:table-cell office:value-type="float" office:value="0.186551" calcext:value-type="float">
            <text:p>0.186551</text:p>
          </table:table-cell>
          <table:table-cell office:value-type="float" office:value="0.001968" calcext:value-type="float">
            <text:p>0.001968</text:p>
          </table:table-cell>
          <table:table-cell office:value-type="float" office:value="0" calcext:value-type="float">
            <text:p>0</text:p>
          </table:table-cell>
          <table:table-cell office:value-type="float" office:value="36173" calcext:value-type="float">
            <text:p>3617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35</text:p>
          </table:table-cell>
          <table:table-cell office:value-type="float" office:value="0.195368" calcext:value-type="float">
            <text:p>0.195368</text:p>
          </table:table-cell>
          <table:table-cell office:value-type="float" office:value="0.001884" calcext:value-type="float">
            <text:p>0.001884</text:p>
          </table:table-cell>
          <table:table-cell office:value-type="float" office:value="0" calcext:value-type="float">
            <text:p>0</text:p>
          </table:table-cell>
          <table:table-cell office:value-type="float" office:value="28333" calcext:value-type="float">
            <text:p>2833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36</text:p>
          </table:table-cell>
          <table:table-cell office:value-type="float" office:value="0.185272" calcext:value-type="float">
            <text:p>0.185272</text:p>
          </table:table-cell>
          <table:table-cell office:value-type="float" office:value="0.002246" calcext:value-type="float">
            <text:p>0.002246</text:p>
          </table:table-cell>
          <table:table-cell office:value-type="float" office:value="0" calcext:value-type="float">
            <text:p>0</text:p>
          </table:table-cell>
          <table:table-cell office:value-type="float" office:value="39624" calcext:value-type="float">
            <text:p>3962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37</text:p>
          </table:table-cell>
          <table:table-cell office:value-type="float" office:value="0.155835" calcext:value-type="float">
            <text:p>0.155835</text:p>
          </table:table-cell>
          <table:table-cell office:value-type="float" office:value="0.002139" calcext:value-type="float">
            <text:p>0.002139</text:p>
          </table:table-cell>
          <table:table-cell office:value-type="float" office:value="0" calcext:value-type="float">
            <text:p>0</text:p>
          </table:table-cell>
          <table:table-cell office:value-type="float" office:value="38678" calcext:value-type="float">
            <text:p>3867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38</text:p>
          </table:table-cell>
          <table:table-cell office:value-type="float" office:value="0.136031" calcext:value-type="float">
            <text:p>0.136031</text:p>
          </table:table-cell>
          <table:table-cell office:value-type="float" office:value="0.001835" calcext:value-type="float">
            <text:p>0.001835</text:p>
          </table:table-cell>
          <table:table-cell office:value-type="float" office:value="0" calcext:value-type="float">
            <text:p>0</text:p>
          </table:table-cell>
          <table:table-cell office:value-type="float" office:value="33416" calcext:value-type="float">
            <text:p>3341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39</text:p>
          </table:table-cell>
          <table:table-cell office:value-type="float" office:value="0.224599" calcext:value-type="float">
            <text:p>0.224599</text:p>
          </table:table-cell>
          <table:table-cell office:value-type="float" office:value="0.002621" calcext:value-type="float">
            <text:p>0.002621</text:p>
          </table:table-cell>
          <table:table-cell office:value-type="float" office:value="0" calcext:value-type="float">
            <text:p>0</text:p>
          </table:table-cell>
          <table:table-cell office:value-type="float" office:value="40095" calcext:value-type="float">
            <text:p>4009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40</text:p>
          </table:table-cell>
          <table:table-cell office:value-type="float" office:value="0.28625" calcext:value-type="float">
            <text:p>0.28625</text:p>
          </table:table-cell>
          <table:table-cell office:value-type="float" office:value="0.002971" calcext:value-type="float">
            <text:p>0.002971</text:p>
          </table:table-cell>
          <table:table-cell office:value-type="float" office:value="0" calcext:value-type="float">
            <text:p>0</text:p>
          </table:table-cell>
          <table:table-cell office:value-type="float" office:value="28389" calcext:value-type="float">
            <text:p>2838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41</text:p>
          </table:table-cell>
          <table:table-cell office:value-type="float" office:value="0.207458" calcext:value-type="float">
            <text:p>0.207458</text:p>
          </table:table-cell>
          <table:table-cell office:value-type="float" office:value="0.001245" calcext:value-type="float">
            <text:p>0.001245</text:p>
          </table:table-cell>
          <table:table-cell office:value-type="float" office:value="0" calcext:value-type="float">
            <text:p>0</text:p>
          </table:table-cell>
          <table:table-cell office:value-type="float" office:value="19193" calcext:value-type="float">
            <text:p>191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42</text:p>
          </table:table-cell>
          <table:table-cell office:value-type="float" office:value="0.239761" calcext:value-type="float">
            <text:p>0.239761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" calcext:value-type="float">
            <text:p>0</text:p>
          </table:table-cell>
          <table:table-cell office:value-type="float" office:value="22663" calcext:value-type="float">
            <text:p>2266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43</text:p>
          </table:table-cell>
          <table:table-cell office:value-type="float" office:value="0.308372" calcext:value-type="float">
            <text:p>0.308372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0" calcext:value-type="float">
            <text:p>0</text:p>
          </table:table-cell>
          <table:table-cell office:value-type="float" office:value="28602" calcext:value-type="float">
            <text:p>2860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44</text:p>
          </table:table-cell>
          <table:table-cell office:value-type="float" office:value="0.289706" calcext:value-type="float">
            <text:p>0.289706</text:p>
          </table:table-cell>
          <table:table-cell office:value-type="float" office:value="0.004318" calcext:value-type="float">
            <text:p>0.004318</text:p>
          </table:table-cell>
          <table:table-cell office:value-type="float" office:value="0" calcext:value-type="float">
            <text:p>0</text:p>
          </table:table-cell>
          <table:table-cell office:value-type="float" office:value="59508" calcext:value-type="float">
            <text:p>5950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45</text:p>
          </table:table-cell>
          <table:table-cell office:value-type="float" office:value="0.252073" calcext:value-type="float">
            <text:p>0.252073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" calcext:value-type="float">
            <text:p>0</text:p>
          </table:table-cell>
          <table:table-cell office:value-type="float" office:value="42034" calcext:value-type="float">
            <text:p>420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46</text:p>
          </table:table-cell>
          <table:table-cell office:value-type="float" office:value="0.167546" calcext:value-type="float">
            <text:p>0.167546</text:p>
          </table:table-cell>
          <table:table-cell office:value-type="float" office:value="0.003341" calcext:value-type="float">
            <text:p>0.003341</text:p>
          </table:table-cell>
          <table:table-cell office:value-type="float" office:value="0" calcext:value-type="float">
            <text:p>0</text:p>
          </table:table-cell>
          <table:table-cell office:value-type="float" office:value="38858" calcext:value-type="float">
            <text:p>3885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47</text:p>
          </table:table-cell>
          <table:table-cell office:value-type="float" office:value="0.203529" calcext:value-type="float">
            <text:p>0.203529</text:p>
          </table:table-cell>
          <table:table-cell office:value-type="float" office:value="0.003112" calcext:value-type="float">
            <text:p>0.003112</text:p>
          </table:table-cell>
          <table:table-cell office:value-type="float" office:value="0" calcext:value-type="float">
            <text:p>0</text:p>
          </table:table-cell>
          <table:table-cell office:value-type="float" office:value="38153" calcext:value-type="float">
            <text:p>3815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48</text:p>
          </table:table-cell>
          <table:table-cell office:value-type="float" office:value="0.316952" calcext:value-type="float">
            <text:p>0.316952</text:p>
          </table:table-cell>
          <table:table-cell office:value-type="float" office:value="0.002155" calcext:value-type="float">
            <text:p>0.002155</text:p>
          </table:table-cell>
          <table:table-cell office:value-type="float" office:value="0" calcext:value-type="float">
            <text:p>0</text:p>
          </table:table-cell>
          <table:table-cell office:value-type="float" office:value="27770" calcext:value-type="float">
            <text:p>277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49</text:p>
          </table:table-cell>
          <table:table-cell office:value-type="float" office:value="0.149307" calcext:value-type="float">
            <text:p>0.149307</text:p>
          </table:table-cell>
          <table:table-cell office:value-type="float" office:value="0.002412" calcext:value-type="float">
            <text:p>0.002412</text:p>
          </table:table-cell>
          <table:table-cell office:value-type="float" office:value="0" calcext:value-type="float">
            <text:p>0</text:p>
          </table:table-cell>
          <table:table-cell office:value-type="float" office:value="36175" calcext:value-type="float">
            <text:p>3617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50</text:p>
          </table:table-cell>
          <table:table-cell office:value-type="float" office:value="0.114749" calcext:value-type="float">
            <text:p>0.114749</text:p>
          </table:table-cell>
          <table:table-cell office:value-type="float" office:value="0.002031" calcext:value-type="float">
            <text:p>0.002031</text:p>
          </table:table-cell>
          <table:table-cell office:value-type="float" office:value="0" calcext:value-type="float">
            <text:p>0</text:p>
          </table:table-cell>
          <table:table-cell office:value-type="float" office:value="40277" calcext:value-type="float">
            <text:p>4027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51</text:p>
          </table:table-cell>
          <table:table-cell office:value-type="float" office:value="0.182465" calcext:value-type="float">
            <text:p>0.18246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" calcext:value-type="float">
            <text:p>0</text:p>
          </table:table-cell>
          <table:table-cell office:value-type="float" office:value="33574" calcext:value-type="float">
            <text:p>335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52</text:p>
          </table:table-cell>
          <table:table-cell office:value-type="float" office:value="0.358782" calcext:value-type="float">
            <text:p>0.358782</text:p>
          </table:table-cell>
          <table:table-cell office:value-type="float" office:value="0.004449" calcext:value-type="float">
            <text:p>0.004449</text:p>
          </table:table-cell>
          <table:table-cell office:value-type="float" office:value="0" calcext:value-type="float">
            <text:p>0</text:p>
          </table:table-cell>
          <table:table-cell office:value-type="float" office:value="30990" calcext:value-type="float">
            <text:p>309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53</text:p>
          </table:table-cell>
          <table:table-cell office:value-type="float" office:value="0.254319" calcext:value-type="float">
            <text:p>0.254319</text:p>
          </table:table-cell>
          <table:table-cell office:value-type="float" office:value="0.003672" calcext:value-type="float">
            <text:p>0.003672</text:p>
          </table:table-cell>
          <table:table-cell office:value-type="float" office:value="0" calcext:value-type="float">
            <text:p>0</text:p>
          </table:table-cell>
          <table:table-cell office:value-type="float" office:value="34568" calcext:value-type="float">
            <text:p>3456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54</text:p>
          </table:table-cell>
          <table:table-cell office:value-type="float" office:value="0.150293" calcext:value-type="float">
            <text:p>0.150293</text:p>
          </table:table-cell>
          <table:table-cell office:value-type="float" office:value="0.002001" calcext:value-type="float">
            <text:p>0.002001</text:p>
          </table:table-cell>
          <table:table-cell office:value-type="float" office:value="0" calcext:value-type="float">
            <text:p>0</text:p>
          </table:table-cell>
          <table:table-cell office:value-type="float" office:value="37562" calcext:value-type="float">
            <text:p>375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55</text:p>
          </table:table-cell>
          <table:table-cell office:value-type="float" office:value="0.184778" calcext:value-type="float">
            <text:p>0.184778</text:p>
          </table:table-cell>
          <table:table-cell office:value-type="float" office:value="0.002394" calcext:value-type="float">
            <text:p>0.002394</text:p>
          </table:table-cell>
          <table:table-cell office:value-type="float" office:value="0" calcext:value-type="float">
            <text:p>0</text:p>
          </table:table-cell>
          <table:table-cell office:value-type="float" office:value="38940" calcext:value-type="float">
            <text:p>3894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56</text:p>
          </table:table-cell>
          <table:table-cell office:value-type="float" office:value="0.271225" calcext:value-type="float">
            <text:p>0.271225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" calcext:value-type="float">
            <text:p>0</text:p>
          </table:table-cell>
          <table:table-cell office:value-type="float" office:value="35570" calcext:value-type="float">
            <text:p>355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57</text:p>
          </table:table-cell>
          <table:table-cell office:value-type="float" office:value="0.148007" calcext:value-type="float">
            <text:p>0.148007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" calcext:value-type="float">
            <text:p>0</text:p>
          </table:table-cell>
          <table:table-cell office:value-type="float" office:value="41393" calcext:value-type="float">
            <text:p>413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58</text:p>
          </table:table-cell>
          <table:table-cell office:value-type="float" office:value="0.173391" calcext:value-type="float">
            <text:p>0.173391</text:p>
          </table:table-cell>
          <table:table-cell office:value-type="float" office:value="0.001815" calcext:value-type="float">
            <text:p>0.001815</text:p>
          </table:table-cell>
          <table:table-cell office:value-type="float" office:value="0" calcext:value-type="float">
            <text:p>0</text:p>
          </table:table-cell>
          <table:table-cell office:value-type="float" office:value="29502" calcext:value-type="float">
            <text:p>295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3:59</text:p>
          </table:table-cell>
          <table:table-cell office:value-type="float" office:value="0.174039" calcext:value-type="float">
            <text:p>0.174039</text:p>
          </table:table-cell>
          <table:table-cell office:value-type="float" office:value="0.002334" calcext:value-type="float">
            <text:p>0.002334</text:p>
          </table:table-cell>
          <table:table-cell office:value-type="float" office:value="0" calcext:value-type="float">
            <text:p>0</text:p>
          </table:table-cell>
          <table:table-cell office:value-type="float" office:value="37880" calcext:value-type="float">
            <text:p>378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00</text:p>
          </table:table-cell>
          <table:table-cell office:value-type="float" office:value="0.159853" calcext:value-type="float">
            <text:p>0.159853</text:p>
          </table:table-cell>
          <table:table-cell office:value-type="float" office:value="0.002235" calcext:value-type="float">
            <text:p>0.002235</text:p>
          </table:table-cell>
          <table:table-cell office:value-type="float" office:value="0" calcext:value-type="float">
            <text:p>0</text:p>
          </table:table-cell>
          <table:table-cell office:value-type="float" office:value="33184" calcext:value-type="float">
            <text:p>3318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01</text:p>
          </table:table-cell>
          <table:table-cell office:value-type="float" office:value="0.200241" calcext:value-type="float">
            <text:p>0.200241</text:p>
          </table:table-cell>
          <table:table-cell office:value-type="float" office:value="0.003305" calcext:value-type="float">
            <text:p>0.003305</text:p>
          </table:table-cell>
          <table:table-cell office:value-type="float" office:value="0" calcext:value-type="float">
            <text:p>0</text:p>
          </table:table-cell>
          <table:table-cell office:value-type="float" office:value="49749" calcext:value-type="float">
            <text:p>4974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02</text:p>
          </table:table-cell>
          <table:table-cell office:value-type="float" office:value="0.14342" calcext:value-type="float">
            <text:p>0.14342</text:p>
          </table:table-cell>
          <table:table-cell office:value-type="float" office:value="0.002079" calcext:value-type="float">
            <text:p>0.002079</text:p>
          </table:table-cell>
          <table:table-cell office:value-type="float" office:value="0" calcext:value-type="float">
            <text:p>0</text:p>
          </table:table-cell>
          <table:table-cell office:value-type="float" office:value="34135" calcext:value-type="float">
            <text:p>3413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03</text:p>
          </table:table-cell>
          <table:table-cell office:value-type="float" office:value="0.13417" calcext:value-type="float">
            <text:p>0.13417</text:p>
          </table:table-cell>
          <table:table-cell office:value-type="float" office:value="0.002034" calcext:value-type="float">
            <text:p>0.002034</text:p>
          </table:table-cell>
          <table:table-cell office:value-type="float" office:value="0" calcext:value-type="float">
            <text:p>0</text:p>
          </table:table-cell>
          <table:table-cell office:value-type="float" office:value="35761" calcext:value-type="float">
            <text:p>3576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04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002182" calcext:value-type="float">
            <text:p>0.002182</text:p>
          </table:table-cell>
          <table:table-cell office:value-type="float" office:value="0" calcext:value-type="float">
            <text:p>0</text:p>
          </table:table-cell>
          <table:table-cell office:value-type="float" office:value="39036" calcext:value-type="float">
            <text:p>3903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05</text:p>
          </table:table-cell>
          <table:table-cell office:value-type="float" office:value="0.149897" calcext:value-type="float">
            <text:p>0.149897</text:p>
          </table:table-cell>
          <table:table-cell office:value-type="float" office:value="0.001667" calcext:value-type="float">
            <text:p>0.001667</text:p>
          </table:table-cell>
          <table:table-cell office:value-type="float" office:value="0" calcext:value-type="float">
            <text:p>0</text:p>
          </table:table-cell>
          <table:table-cell office:value-type="float" office:value="26334" calcext:value-type="float">
            <text:p>263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06</text:p>
          </table:table-cell>
          <table:table-cell office:value-type="float" office:value="0.177176" calcext:value-type="float">
            <text:p>0.177176</text:p>
          </table:table-cell>
          <table:table-cell office:value-type="float" office:value="0.002166" calcext:value-type="float">
            <text:p>0.002166</text:p>
          </table:table-cell>
          <table:table-cell office:value-type="float" office:value="0" calcext:value-type="float">
            <text:p>0</text:p>
          </table:table-cell>
          <table:table-cell office:value-type="float" office:value="33823" calcext:value-type="float">
            <text:p>338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07</text:p>
          </table:table-cell>
          <table:table-cell office:value-type="float" office:value="0.20031" calcext:value-type="float">
            <text:p>0.20031</text:p>
          </table:table-cell>
          <table:table-cell office:value-type="float" office:value="0.002452" calcext:value-type="float">
            <text:p>0.002452</text:p>
          </table:table-cell>
          <table:table-cell office:value-type="float" office:value="0" calcext:value-type="float">
            <text:p>0</text:p>
          </table:table-cell>
          <table:table-cell office:value-type="float" office:value="38069" calcext:value-type="float">
            <text:p>380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08</text:p>
          </table:table-cell>
          <table:table-cell office:value-type="float" office:value="0.150839" calcext:value-type="float">
            <text:p>0.150839</text:p>
          </table:table-cell>
          <table:table-cell office:value-type="float" office:value="0.001867" calcext:value-type="float">
            <text:p>0.001867</text:p>
          </table:table-cell>
          <table:table-cell office:value-type="float" office:value="0" calcext:value-type="float">
            <text:p>0</text:p>
          </table:table-cell>
          <table:table-cell office:value-type="float" office:value="30915" calcext:value-type="float">
            <text:p>3091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09</text:p>
          </table:table-cell>
          <table:table-cell office:value-type="float" office:value="0.140279" calcext:value-type="float">
            <text:p>0.140279</text:p>
          </table:table-cell>
          <table:table-cell office:value-type="float" office:value="0.002391" calcext:value-type="float">
            <text:p>0.002391</text:p>
          </table:table-cell>
          <table:table-cell office:value-type="float" office:value="0" calcext:value-type="float">
            <text:p>0</text:p>
          </table:table-cell>
          <table:table-cell office:value-type="float" office:value="42601" calcext:value-type="float">
            <text:p>4260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10</text:p>
          </table:table-cell>
          <table:table-cell office:value-type="float" office:value="0.259556" calcext:value-type="float">
            <text:p>0.259556</text:p>
          </table:table-cell>
          <table:table-cell office:value-type="float" office:value="0.003153" calcext:value-type="float">
            <text:p>0.003153</text:p>
          </table:table-cell>
          <table:table-cell office:value-type="float" office:value="0" calcext:value-type="float">
            <text:p>0</text:p>
          </table:table-cell>
          <table:table-cell office:value-type="float" office:value="30920" calcext:value-type="float">
            <text:p>309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11</text:p>
          </table:table-cell>
          <table:table-cell office:value-type="float" office:value="0.158122" calcext:value-type="float">
            <text:p>0.158122</text:p>
          </table:table-cell>
          <table:table-cell office:value-type="float" office:value="0.001936" calcext:value-type="float">
            <text:p>0.001936</text:p>
          </table:table-cell>
          <table:table-cell office:value-type="float" office:value="0" calcext:value-type="float">
            <text:p>0</text:p>
          </table:table-cell>
          <table:table-cell office:value-type="float" office:value="32245" calcext:value-type="float">
            <text:p>3224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12</text:p>
          </table:table-cell>
          <table:table-cell office:value-type="float" office:value="0.198397" calcext:value-type="float">
            <text:p>0.198397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0" calcext:value-type="float">
            <text:p>0</text:p>
          </table:table-cell>
          <table:table-cell office:value-type="float" office:value="37291" calcext:value-type="float">
            <text:p>372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13</text:p>
          </table:table-cell>
          <table:table-cell office:value-type="float" office:value="0.130383" calcext:value-type="float">
            <text:p>0.130383</text:p>
          </table:table-cell>
          <table:table-cell office:value-type="float" office:value="0.002324" calcext:value-type="float">
            <text:p>0.002324</text:p>
          </table:table-cell>
          <table:table-cell office:value-type="float" office:value="0" calcext:value-type="float">
            <text:p>0</text:p>
          </table:table-cell>
          <table:table-cell office:value-type="float" office:value="38193" calcext:value-type="float">
            <text:p>3819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14</text:p>
          </table:table-cell>
          <table:table-cell office:value-type="float" office:value="0.155707" calcext:value-type="float">
            <text:p>0.155707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" calcext:value-type="float">
            <text:p>0</text:p>
          </table:table-cell>
          <table:table-cell office:value-type="float" office:value="42779" calcext:value-type="float">
            <text:p>427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15</text:p>
          </table:table-cell>
          <table:table-cell office:value-type="float" office:value="0.268298" calcext:value-type="float">
            <text:p>0.268298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" calcext:value-type="float">
            <text:p>0</text:p>
          </table:table-cell>
          <table:table-cell office:value-type="float" office:value="33745" calcext:value-type="float">
            <text:p>3374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16</text:p>
          </table:table-cell>
          <table:table-cell office:value-type="float" office:value="0.22196" calcext:value-type="float">
            <text:p>0.22196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" calcext:value-type="float">
            <text:p>0</text:p>
          </table:table-cell>
          <table:table-cell office:value-type="float" office:value="36057" calcext:value-type="float">
            <text:p>3605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17</text:p>
          </table:table-cell>
          <table:table-cell office:value-type="float" office:value="0.267457" calcext:value-type="float">
            <text:p>0.267457</text:p>
          </table:table-cell>
          <table:table-cell office:value-type="float" office:value="0.003667" calcext:value-type="float">
            <text:p>0.003667</text:p>
          </table:table-cell>
          <table:table-cell office:value-type="float" office:value="0" calcext:value-type="float">
            <text:p>0</text:p>
          </table:table-cell>
          <table:table-cell office:value-type="float" office:value="50028" calcext:value-type="float">
            <text:p>5002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18</text:p>
          </table:table-cell>
          <table:table-cell office:value-type="float" office:value="0.289973" calcext:value-type="float">
            <text:p>0.289973</text:p>
          </table:table-cell>
          <table:table-cell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office:value-type="float" office:value="39134" calcext:value-type="float">
            <text:p>391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19</text:p>
          </table:table-cell>
          <table:table-cell office:value-type="float" office:value="0.223719" calcext:value-type="float">
            <text:p>0.223719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" calcext:value-type="float">
            <text:p>0</text:p>
          </table:table-cell>
          <table:table-cell office:value-type="float" office:value="47669" calcext:value-type="float">
            <text:p>4766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20</text:p>
          </table:table-cell>
          <table:table-cell office:value-type="float" office:value="0.262084" calcext:value-type="float">
            <text:p>0.262084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0" calcext:value-type="float">
            <text:p>0</text:p>
          </table:table-cell>
          <table:table-cell office:value-type="float" office:value="43596" calcext:value-type="float">
            <text:p>4359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21</text:p>
          </table:table-cell>
          <table:table-cell office:value-type="float" office:value="0.231411" calcext:value-type="float">
            <text:p>0.231411</text:p>
          </table:table-cell>
          <table:table-cell office:value-type="float" office:value="0.003224" calcext:value-type="float">
            <text:p>0.003224</text:p>
          </table:table-cell>
          <table:table-cell office:value-type="float" office:value="0" calcext:value-type="float">
            <text:p>0</text:p>
          </table:table-cell>
          <table:table-cell office:value-type="float" office:value="46646" calcext:value-type="float">
            <text:p>4664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22</text:p>
          </table:table-cell>
          <table:table-cell office:value-type="float" office:value="0.260987" calcext:value-type="float">
            <text:p>0.260987</text:p>
          </table:table-cell>
          <table:table-cell office:value-type="float" office:value="0.005432" calcext:value-type="float">
            <text:p>0.005432</text:p>
          </table:table-cell>
          <table:table-cell office:value-type="float" office:value="0" calcext:value-type="float">
            <text:p>0</text:p>
          </table:table-cell>
          <table:table-cell office:value-type="float" office:value="47964" calcext:value-type="float">
            <text:p>479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23</text:p>
          </table:table-cell>
          <table:table-cell office:value-type="float" office:value="0.199464" calcext:value-type="float">
            <text:p>0.199464</text:p>
          </table:table-cell>
          <table:table-cell office:value-type="float" office:value="0.001709" calcext:value-type="float">
            <text:p>0.001709</text:p>
          </table:table-cell>
          <table:table-cell office:value-type="float" office:value="0" calcext:value-type="float">
            <text:p>0</text:p>
          </table:table-cell>
          <table:table-cell office:value-type="float" office:value="25841" calcext:value-type="float">
            <text:p>258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24</text:p>
          </table:table-cell>
          <table:table-cell office:value-type="float" office:value="0.213333" calcext:value-type="float">
            <text:p>0.213333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" calcext:value-type="float">
            <text:p>0</text:p>
          </table:table-cell>
          <table:table-cell office:value-type="float" office:value="39103" calcext:value-type="float">
            <text:p>3910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25</text:p>
          </table:table-cell>
          <table:table-cell office:value-type="float" office:value="0.296378" calcext:value-type="float">
            <text:p>0.296378</text:p>
          </table:table-cell>
          <table:table-cell office:value-type="float" office:value="0.002941" calcext:value-type="float">
            <text:p>0.002941</text:p>
          </table:table-cell>
          <table:table-cell office:value-type="float" office:value="0" calcext:value-type="float">
            <text:p>0</text:p>
          </table:table-cell>
          <table:table-cell office:value-type="float" office:value="36913" calcext:value-type="float">
            <text:p>3691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26</text:p>
          </table:table-cell>
          <table:table-cell office:value-type="float" office:value="0.305274" calcext:value-type="float">
            <text:p>0.305274</text:p>
          </table:table-cell>
          <table:table-cell office:value-type="float" office:value="0.002868" calcext:value-type="float">
            <text:p>0.002868</text:p>
          </table:table-cell>
          <table:table-cell office:value-type="float" office:value="0" calcext:value-type="float">
            <text:p>0</text:p>
          </table:table-cell>
          <table:table-cell office:value-type="float" office:value="36504" calcext:value-type="float">
            <text:p>3650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27</text:p>
          </table:table-cell>
          <table:table-cell office:value-type="float" office:value="0.242795" calcext:value-type="float">
            <text:p>0.242795</text:p>
          </table:table-cell>
          <table:table-cell office:value-type="float" office:value="0.002759" calcext:value-type="float">
            <text:p>0.002759</text:p>
          </table:table-cell>
          <table:table-cell office:value-type="float" office:value="0" calcext:value-type="float">
            <text:p>0</text:p>
          </table:table-cell>
          <table:table-cell office:value-type="float" office:value="29651" calcext:value-type="float">
            <text:p>296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28</text:p>
          </table:table-cell>
          <table:table-cell office:value-type="float" office:value="0.25185" calcext:value-type="float">
            <text:p>0.25185</text:p>
          </table:table-cell>
          <table:table-cell office:value-type="float" office:value="0.002937" calcext:value-type="float">
            <text:p>0.002937</text:p>
          </table:table-cell>
          <table:table-cell office:value-type="float" office:value="0" calcext:value-type="float">
            <text:p>0</text:p>
          </table:table-cell>
          <table:table-cell office:value-type="float" office:value="44780" calcext:value-type="float">
            <text:p>447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29</text:p>
          </table:table-cell>
          <table:table-cell office:value-type="float" office:value="0.228158" calcext:value-type="float">
            <text:p>0.228158</text:p>
          </table:table-cell>
          <table:table-cell office:value-type="float" office:value="0.002284" calcext:value-type="float">
            <text:p>0.002284</text:p>
          </table:table-cell>
          <table:table-cell office:value-type="float" office:value="0" calcext:value-type="float">
            <text:p>0</text:p>
          </table:table-cell>
          <table:table-cell office:value-type="float" office:value="28047" calcext:value-type="float">
            <text:p>280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30</text:p>
          </table:table-cell>
          <table:table-cell office:value-type="float" office:value="0.187776" calcext:value-type="float">
            <text:p>0.187776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" calcext:value-type="float">
            <text:p>0</text:p>
          </table:table-cell>
          <table:table-cell office:value-type="float" office:value="34272" calcext:value-type="float">
            <text:p>3427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31</text:p>
          </table:table-cell>
          <table:table-cell office:value-type="float" office:value="0.23261" calcext:value-type="float">
            <text:p>0.23261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" calcext:value-type="float">
            <text:p>0</text:p>
          </table:table-cell>
          <table:table-cell office:value-type="float" office:value="33408" calcext:value-type="float">
            <text:p>3340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32</text:p>
          </table:table-cell>
          <table:table-cell office:value-type="float" office:value="0.221413" calcext:value-type="float">
            <text:p>0.221413</text:p>
          </table:table-cell>
          <table:table-cell office:value-type="float" office:value="0.002456" calcext:value-type="float">
            <text:p>0.002456</text:p>
          </table:table-cell>
          <table:table-cell office:value-type="float" office:value="0" calcext:value-type="float">
            <text:p>0</text:p>
          </table:table-cell>
          <table:table-cell office:value-type="float" office:value="33620" calcext:value-type="float">
            <text:p>3362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33</text:p>
          </table:table-cell>
          <table:table-cell office:value-type="float" office:value="0.215253" calcext:value-type="float">
            <text:p>0.215253</text:p>
          </table:table-cell>
          <table:table-cell office:value-type="float" office:value="0.003026" calcext:value-type="float">
            <text:p>0.003026</text:p>
          </table:table-cell>
          <table:table-cell office:value-type="float" office:value="0" calcext:value-type="float">
            <text:p>0</text:p>
          </table:table-cell>
          <table:table-cell office:value-type="float" office:value="37479" calcext:value-type="float">
            <text:p>374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34</text:p>
          </table:table-cell>
          <table:table-cell office:value-type="float" office:value="0.384086" calcext:value-type="float">
            <text:p>0.384086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0" calcext:value-type="float">
            <text:p>0</text:p>
          </table:table-cell>
          <table:table-cell office:value-type="float" office:value="39254" calcext:value-type="float">
            <text:p>3925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35</text:p>
          </table:table-cell>
          <table:table-cell office:value-type="float" office:value="0.272526" calcext:value-type="float">
            <text:p>0.272526</text:p>
          </table:table-cell>
          <table:table-cell office:value-type="float" office:value="0.004634" calcext:value-type="float">
            <text:p>0.004634</text:p>
          </table:table-cell>
          <table:table-cell office:value-type="float" office:value="0" calcext:value-type="float">
            <text:p>0</text:p>
          </table:table-cell>
          <table:table-cell office:value-type="float" office:value="44164" calcext:value-type="float">
            <text:p>4416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36</text:p>
          </table:table-cell>
          <table:table-cell office:value-type="float" office:value="0.196756" calcext:value-type="float">
            <text:p>0.196756</text:p>
          </table:table-cell>
          <table:table-cell office:value-type="float" office:value="0.001867" calcext:value-type="float">
            <text:p>0.001867</text:p>
          </table:table-cell>
          <table:table-cell office:value-type="float" office:value="0" calcext:value-type="float">
            <text:p>0</text:p>
          </table:table-cell>
          <table:table-cell office:value-type="float" office:value="25088" calcext:value-type="float">
            <text:p>250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37</text:p>
          </table:table-cell>
          <table:table-cell office:value-type="float" office:value="0.191192" calcext:value-type="float">
            <text:p>0.191192</text:p>
          </table:table-cell>
          <table:table-cell office:value-type="float" office:value="0.002396" calcext:value-type="float">
            <text:p>0.002396</text:p>
          </table:table-cell>
          <table:table-cell office:value-type="float" office:value="0" calcext:value-type="float">
            <text:p>0</text:p>
          </table:table-cell>
          <table:table-cell office:value-type="float" office:value="32077" calcext:value-type="float">
            <text:p>3207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38</text:p>
          </table:table-cell>
          <table:table-cell office:value-type="float" office:value="0.169539" calcext:value-type="float">
            <text:p>0.169539</text:p>
          </table:table-cell>
          <table:table-cell office:value-type="float" office:value="0.002372" calcext:value-type="float">
            <text:p>0.002372</text:p>
          </table:table-cell>
          <table:table-cell office:value-type="float" office:value="0" calcext:value-type="float">
            <text:p>0</text:p>
          </table:table-cell>
          <table:table-cell office:value-type="float" office:value="31707" calcext:value-type="float">
            <text:p>3170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39</text:p>
          </table:table-cell>
          <table:table-cell office:value-type="float" office:value="0.16711" calcext:value-type="float">
            <text:p>0.16711</text:p>
          </table:table-cell>
          <table:table-cell office:value-type="float" office:value="0.002541" calcext:value-type="float">
            <text:p>0.002541</text:p>
          </table:table-cell>
          <table:table-cell office:value-type="float" office:value="0" calcext:value-type="float">
            <text:p>0</text:p>
          </table:table-cell>
          <table:table-cell office:value-type="float" office:value="35645" calcext:value-type="float">
            <text:p>3564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40</text:p>
          </table:table-cell>
          <table:table-cell office:value-type="float" office:value="0.292858" calcext:value-type="float">
            <text:p>0.292858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" calcext:value-type="float">
            <text:p>0</text:p>
          </table:table-cell>
          <table:table-cell office:value-type="float" office:value="32362" calcext:value-type="float">
            <text:p>323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41</text:p>
          </table:table-cell>
          <table:table-cell office:value-type="float" office:value="0.202559" calcext:value-type="float">
            <text:p>0.202559</text:p>
          </table:table-cell>
          <table:table-cell office:value-type="float" office:value="0.002221" calcext:value-type="float">
            <text:p>0.002221</text:p>
          </table:table-cell>
          <table:table-cell office:value-type="float" office:value="0" calcext:value-type="float">
            <text:p>0</text:p>
          </table:table-cell>
          <table:table-cell office:value-type="float" office:value="34870" calcext:value-type="float">
            <text:p>348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42</text:p>
          </table:table-cell>
          <table:table-cell office:value-type="float" office:value="0.250054" calcext:value-type="float">
            <text:p>0.250054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0" calcext:value-type="float">
            <text:p>0</text:p>
          </table:table-cell>
          <table:table-cell office:value-type="float" office:value="31664" calcext:value-type="float">
            <text:p>3166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43</text:p>
          </table:table-cell>
          <table:table-cell office:value-type="float" office:value="0.316979" calcext:value-type="float">
            <text:p>0.316979</text:p>
          </table:table-cell>
          <table:table-cell office:value-type="float" office:value="0.003224" calcext:value-type="float">
            <text:p>0.003224</text:p>
          </table:table-cell>
          <table:table-cell office:value-type="float" office:value="0" calcext:value-type="float">
            <text:p>0</text:p>
          </table:table-cell>
          <table:table-cell office:value-type="float" office:value="34263" calcext:value-type="float">
            <text:p>3426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44</text:p>
          </table:table-cell>
          <table:table-cell office:value-type="float" office:value="0.203371" calcext:value-type="float">
            <text:p>0.203371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" calcext:value-type="float">
            <text:p>0</text:p>
          </table:table-cell>
          <table:table-cell office:value-type="float" office:value="38640" calcext:value-type="float">
            <text:p>386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45</text:p>
          </table:table-cell>
          <table:table-cell office:value-type="float" office:value="0.237014" calcext:value-type="float">
            <text:p>0.237014</text:p>
          </table:table-cell>
          <table:table-cell office:value-type="float" office:value="0.002711" calcext:value-type="float">
            <text:p>0.002711</text:p>
          </table:table-cell>
          <table:table-cell office:value-type="float" office:value="0" calcext:value-type="float">
            <text:p>0</text:p>
          </table:table-cell>
          <table:table-cell office:value-type="float" office:value="36838" calcext:value-type="float">
            <text:p>3683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46</text:p>
          </table:table-cell>
          <table:table-cell office:value-type="float" office:value="0.414847" calcext:value-type="float">
            <text:p>0.414847</text:p>
          </table:table-cell>
          <table:table-cell office:value-type="float" office:value="0.004434" calcext:value-type="float">
            <text:p>0.004434</text:p>
          </table:table-cell>
          <table:table-cell office:value-type="float" office:value="0" calcext:value-type="float">
            <text:p>0</text:p>
          </table:table-cell>
          <table:table-cell office:value-type="float" office:value="30741" calcext:value-type="float">
            <text:p>307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47</text:p>
          </table:table-cell>
          <table:table-cell office:value-type="float" office:value="0.298108" calcext:value-type="float">
            <text:p>0.298108</text:p>
          </table:table-cell>
          <table:table-cell office:value-type="float" office:value="0.002598" calcext:value-type="float">
            <text:p>0.002598</text:p>
          </table:table-cell>
          <table:table-cell office:value-type="float" office:value="0" calcext:value-type="float">
            <text:p>0</text:p>
          </table:table-cell>
          <table:table-cell office:value-type="float" office:value="34055" calcext:value-type="float">
            <text:p>3405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48</text:p>
          </table:table-cell>
          <table:table-cell office:value-type="float" office:value="0.370726" calcext:value-type="float">
            <text:p>0.370726</text:p>
          </table:table-cell>
          <table:table-cell office:value-type="float" office:value="0.002063" calcext:value-type="float">
            <text:p>0.002063</text:p>
          </table:table-cell>
          <table:table-cell office:value-type="float" office:value="0" calcext:value-type="float">
            <text:p>0</text:p>
          </table:table-cell>
          <table:table-cell office:value-type="float" office:value="27158" calcext:value-type="float">
            <text:p>2715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49</text:p>
          </table:table-cell>
          <table:table-cell office:value-type="float" office:value="0.276408" calcext:value-type="float">
            <text:p>0.276408</text:p>
          </table:table-cell>
          <table:table-cell office:value-type="float" office:value="0.001953" calcext:value-type="float">
            <text:p>0.001953</text:p>
          </table:table-cell>
          <table:table-cell office:value-type="float" office:value="0" calcext:value-type="float">
            <text:p>0</text:p>
          </table:table-cell>
          <table:table-cell office:value-type="float" office:value="32130" calcext:value-type="float">
            <text:p>3213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50</text:p>
          </table:table-cell>
          <table:table-cell office:value-type="float" office:value="0.30936" calcext:value-type="float">
            <text:p>0.30936</text:p>
          </table:table-cell>
          <table:table-cell office:value-type="float" office:value="0.002872" calcext:value-type="float">
            <text:p>0.002872</text:p>
          </table:table-cell>
          <table:table-cell office:value-type="float" office:value="0" calcext:value-type="float">
            <text:p>0</text:p>
          </table:table-cell>
          <table:table-cell office:value-type="float" office:value="37053" calcext:value-type="float">
            <text:p>3705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51</text:p>
          </table:table-cell>
          <table:table-cell office:value-type="float" office:value="0.385525" calcext:value-type="float">
            <text:p>0.385525</text:p>
          </table:table-cell>
          <table:table-cell office:value-type="float" office:value="0.005455" calcext:value-type="float">
            <text:p>0.005455</text:p>
          </table:table-cell>
          <table:table-cell office:value-type="float" office:value="0" calcext:value-type="float">
            <text:p>0</text:p>
          </table:table-cell>
          <table:table-cell office:value-type="float" office:value="47497" calcext:value-type="float">
            <text:p>4749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52</text:p>
          </table:table-cell>
          <table:table-cell office:value-type="float" office:value="0.188422" calcext:value-type="float">
            <text:p>0.188422</text:p>
          </table:table-cell>
          <table:table-cell office:value-type="float" office:value="0.004312" calcext:value-type="float">
            <text:p>0.004312</text:p>
          </table:table-cell>
          <table:table-cell office:value-type="float" office:value="0" calcext:value-type="float">
            <text:p>0</text:p>
          </table:table-cell>
          <table:table-cell office:value-type="float" office:value="44847" calcext:value-type="float">
            <text:p>448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53</text:p>
          </table:table-cell>
          <table:table-cell office:value-type="float" office:value="0.131415" calcext:value-type="float">
            <text:p>0.131415</text:p>
          </table:table-cell>
          <table:table-cell office:value-type="float" office:value="0.005446" calcext:value-type="float">
            <text:p>0.005446</text:p>
          </table:table-cell>
          <table:table-cell office:value-type="float" office:value="0" calcext:value-type="float">
            <text:p>0</text:p>
          </table:table-cell>
          <table:table-cell office:value-type="float" office:value="38692" calcext:value-type="float">
            <text:p>3869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54</text:p>
          </table:table-cell>
          <table:table-cell office:value-type="float" office:value="0.165112" calcext:value-type="float">
            <text:p>0.165112</text:p>
          </table:table-cell>
          <table:table-cell office:value-type="float" office:value="0.002136" calcext:value-type="float">
            <text:p>0.002136</text:p>
          </table:table-cell>
          <table:table-cell office:value-type="float" office:value="0" calcext:value-type="float">
            <text:p>0</text:p>
          </table:table-cell>
          <table:table-cell office:value-type="float" office:value="36880" calcext:value-type="float">
            <text:p>368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55</text:p>
          </table:table-cell>
          <table:table-cell office:value-type="float" office:value="0.166215" calcext:value-type="float">
            <text:p>0.166215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" calcext:value-type="float">
            <text:p>0</text:p>
          </table:table-cell>
          <table:table-cell office:value-type="float" office:value="40942" calcext:value-type="float">
            <text:p>4094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56</text:p>
          </table:table-cell>
          <table:table-cell office:value-type="float" office:value="0.168572" calcext:value-type="float">
            <text:p>0.168572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" calcext:value-type="float">
            <text:p>0</text:p>
          </table:table-cell>
          <table:table-cell office:value-type="float" office:value="37367" calcext:value-type="float">
            <text:p>3736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57</text:p>
          </table:table-cell>
          <table:table-cell office:value-type="float" office:value="0.142635" calcext:value-type="float">
            <text:p>0.142635</text:p>
          </table:table-cell>
          <table:table-cell office:value-type="float" office:value="0.002465" calcext:value-type="float">
            <text:p>0.002465</text:p>
          </table:table-cell>
          <table:table-cell office:value-type="float" office:value="0" calcext:value-type="float">
            <text:p>0</text:p>
          </table:table-cell>
          <table:table-cell office:value-type="float" office:value="40293" calcext:value-type="float">
            <text:p>402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58</text:p>
          </table:table-cell>
          <table:table-cell office:value-type="float" office:value="0.228998" calcext:value-type="float">
            <text:p>0.228998</text:p>
          </table:table-cell>
          <table:table-cell office:value-type="float" office:value="0.003211" calcext:value-type="float">
            <text:p>0.003211</text:p>
          </table:table-cell>
          <table:table-cell office:value-type="float" office:value="0" calcext:value-type="float">
            <text:p>0</text:p>
          </table:table-cell>
          <table:table-cell office:value-type="float" office:value="34450" calcext:value-type="float">
            <text:p>344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4:59</text:p>
          </table:table-cell>
          <table:table-cell office:value-type="float" office:value="0.184234" calcext:value-type="float">
            <text:p>0.184234</text:p>
          </table:table-cell>
          <table:table-cell office:value-type="float" office:value="0.003414" calcext:value-type="float">
            <text:p>0.003414</text:p>
          </table:table-cell>
          <table:table-cell office:value-type="float" office:value="0" calcext:value-type="float">
            <text:p>0</text:p>
          </table:table-cell>
          <table:table-cell office:value-type="float" office:value="51922" calcext:value-type="float">
            <text:p>5192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00</text:p>
          </table:table-cell>
          <table:table-cell office:value-type="float" office:value="0.171503" calcext:value-type="float">
            <text:p>0.171503</text:p>
          </table:table-cell>
          <table:table-cell office:value-type="float" office:value="0.002577" calcext:value-type="float">
            <text:p>0.002577</text:p>
          </table:table-cell>
          <table:table-cell office:value-type="float" office:value="0" calcext:value-type="float">
            <text:p>0</text:p>
          </table:table-cell>
          <table:table-cell office:value-type="float" office:value="39250" calcext:value-type="float">
            <text:p>392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01</text:p>
          </table:table-cell>
          <table:table-cell office:value-type="float" office:value="0.163288" calcext:value-type="float">
            <text:p>0.163288</text:p>
          </table:table-cell>
          <table:table-cell office:value-type="float" office:value="0.002247" calcext:value-type="float">
            <text:p>0.002247</text:p>
          </table:table-cell>
          <table:table-cell office:value-type="float" office:value="0" calcext:value-type="float">
            <text:p>0</text:p>
          </table:table-cell>
          <table:table-cell office:value-type="float" office:value="26520" calcext:value-type="float">
            <text:p>265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02</text:p>
          </table:table-cell>
          <table:table-cell office:value-type="float" office:value="0.275077" calcext:value-type="float">
            <text:p>0.275077</text:p>
          </table:table-cell>
          <table:table-cell office:value-type="float" office:value="0.004707" calcext:value-type="float">
            <text:p>0.004707</text:p>
          </table:table-cell>
          <table:table-cell office:value-type="float" office:value="0" calcext:value-type="float">
            <text:p>0</text:p>
          </table:table-cell>
          <table:table-cell office:value-type="float" office:value="34919" calcext:value-type="float">
            <text:p>3491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03</text:p>
          </table:table-cell>
          <table:table-cell office:value-type="float" office:value="0.222422" calcext:value-type="float">
            <text:p>0.22242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41353" calcext:value-type="float">
            <text:p>4135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04</text:p>
          </table:table-cell>
          <table:table-cell office:value-type="float" office:value="0.310221" calcext:value-type="float">
            <text:p>0.310221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" calcext:value-type="float">
            <text:p>0</text:p>
          </table:table-cell>
          <table:table-cell office:value-type="float" office:value="40917" calcext:value-type="float">
            <text:p>4091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05</text:p>
          </table:table-cell>
          <table:table-cell office:value-type="float" office:value="0.28919" calcext:value-type="float">
            <text:p>0.28919</text:p>
          </table:table-cell>
          <table:table-cell office:value-type="float" office:value="0.001564" calcext:value-type="float">
            <text:p>0.001564</text:p>
          </table:table-cell>
          <table:table-cell office:value-type="float" office:value="0" calcext:value-type="float">
            <text:p>0</text:p>
          </table:table-cell>
          <table:table-cell office:value-type="float" office:value="24280" calcext:value-type="float">
            <text:p>242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06</text:p>
          </table:table-cell>
          <table:table-cell office:value-type="float" office:value="0.235055" calcext:value-type="float">
            <text:p>0.235055</text:p>
          </table:table-cell>
          <table:table-cell office:value-type="float" office:value="0.005725" calcext:value-type="float">
            <text:p>0.005725</text:p>
          </table:table-cell>
          <table:table-cell office:value-type="float" office:value="0" calcext:value-type="float">
            <text:p>0</text:p>
          </table:table-cell>
          <table:table-cell office:value-type="float" office:value="34499" calcext:value-type="float">
            <text:p>344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07</text:p>
          </table:table-cell>
          <table:table-cell office:value-type="float" office:value="0.238083" calcext:value-type="float">
            <text:p>0.238083</text:p>
          </table:table-cell>
          <table:table-cell office:value-type="float" office:value="0.001723" calcext:value-type="float">
            <text:p>0.001723</text:p>
          </table:table-cell>
          <table:table-cell office:value-type="float" office:value="0" calcext:value-type="float">
            <text:p>0</text:p>
          </table:table-cell>
          <table:table-cell office:value-type="float" office:value="28181" calcext:value-type="float">
            <text:p>2818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08</text:p>
          </table:table-cell>
          <table:table-cell office:value-type="float" office:value="0.138185" calcext:value-type="float">
            <text:p>0.138185</text:p>
          </table:table-cell>
          <table:table-cell office:value-type="float" office:value="0.002179" calcext:value-type="float">
            <text:p>0.002179</text:p>
          </table:table-cell>
          <table:table-cell office:value-type="float" office:value="0" calcext:value-type="float">
            <text:p>0</text:p>
          </table:table-cell>
          <table:table-cell office:value-type="float" office:value="33209" calcext:value-type="float">
            <text:p>332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09</text:p>
          </table:table-cell>
          <table:table-cell office:value-type="float" office:value="0.171176" calcext:value-type="float">
            <text:p>0.171176</text:p>
          </table:table-cell>
          <table:table-cell office:value-type="float" office:value="0.002656" calcext:value-type="float">
            <text:p>0.002656</text:p>
          </table:table-cell>
          <table:table-cell office:value-type="float" office:value="0" calcext:value-type="float">
            <text:p>0</text:p>
          </table:table-cell>
          <table:table-cell office:value-type="float" office:value="36273" calcext:value-type="float">
            <text:p>3627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10</text:p>
          </table:table-cell>
          <table:table-cell office:value-type="float" office:value="0.237103" calcext:value-type="float">
            <text:p>0.237103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" calcext:value-type="float">
            <text:p>0</text:p>
          </table:table-cell>
          <table:table-cell office:value-type="float" office:value="32006" calcext:value-type="float">
            <text:p>320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11</text:p>
          </table:table-cell>
          <table:table-cell office:value-type="float" office:value="0.259096" calcext:value-type="float">
            <text:p>0.259096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" calcext:value-type="float">
            <text:p>0</text:p>
          </table:table-cell>
          <table:table-cell office:value-type="float" office:value="32104" calcext:value-type="float">
            <text:p>3210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12</text:p>
          </table:table-cell>
          <table:table-cell office:value-type="float" office:value="0.30925" calcext:value-type="float">
            <text:p>0.30925</text:p>
          </table:table-cell>
          <table:table-cell office:value-type="float" office:value="0.002965" calcext:value-type="float">
            <text:p>0.002965</text:p>
          </table:table-cell>
          <table:table-cell office:value-type="float" office:value="0" calcext:value-type="float">
            <text:p>0</text:p>
          </table:table-cell>
          <table:table-cell office:value-type="float" office:value="38262" calcext:value-type="float">
            <text:p>382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13</text:p>
          </table:table-cell>
          <table:table-cell office:value-type="float" office:value="0.257458" calcext:value-type="float">
            <text:p>0.257458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" calcext:value-type="float">
            <text:p>0</text:p>
          </table:table-cell>
          <table:table-cell office:value-type="float" office:value="37914" calcext:value-type="float">
            <text:p>379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14</text:p>
          </table:table-cell>
          <table:table-cell office:value-type="float" office:value="0.282866" calcext:value-type="float">
            <text:p>0.282866</text:p>
          </table:table-cell>
          <table:table-cell office:value-type="float" office:value="0.002976" calcext:value-type="float">
            <text:p>0.002976</text:p>
          </table:table-cell>
          <table:table-cell office:value-type="float" office:value="0" calcext:value-type="float">
            <text:p>0</text:p>
          </table:table-cell>
          <table:table-cell office:value-type="float" office:value="28077" calcext:value-type="float">
            <text:p>2807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15</text:p>
          </table:table-cell>
          <table:table-cell office:value-type="float" office:value="0.297686" calcext:value-type="float">
            <text:p>0.297686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" calcext:value-type="float">
            <text:p>0</text:p>
          </table:table-cell>
          <table:table-cell office:value-type="float" office:value="33600" calcext:value-type="float">
            <text:p>336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16</text:p>
          </table:table-cell>
          <table:table-cell office:value-type="float" office:value="0.186429" calcext:value-type="float">
            <text:p>0.186429</text:p>
          </table:table-cell>
          <table:table-cell office:value-type="float" office:value="0.003423" calcext:value-type="float">
            <text:p>0.003423</text:p>
          </table:table-cell>
          <table:table-cell office:value-type="float" office:value="0" calcext:value-type="float">
            <text:p>0</text:p>
          </table:table-cell>
          <table:table-cell office:value-type="float" office:value="38679" calcext:value-type="float">
            <text:p>386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17</text:p>
          </table:table-cell>
          <table:table-cell office:value-type="float" office:value="0.182692" calcext:value-type="float">
            <text:p>0.182692</text:p>
          </table:table-cell>
          <table:table-cell office:value-type="float" office:value="0.002812" calcext:value-type="float">
            <text:p>0.002812</text:p>
          </table:table-cell>
          <table:table-cell office:value-type="float" office:value="0" calcext:value-type="float">
            <text:p>0</text:p>
          </table:table-cell>
          <table:table-cell office:value-type="float" office:value="38504" calcext:value-type="float">
            <text:p>3850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18</text:p>
          </table:table-cell>
          <table:table-cell office:value-type="float" office:value="0.252193" calcext:value-type="float">
            <text:p>0.252193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" calcext:value-type="float">
            <text:p>0</text:p>
          </table:table-cell>
          <table:table-cell office:value-type="float" office:value="41993" calcext:value-type="float">
            <text:p>419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19</text:p>
          </table:table-cell>
          <table:table-cell office:value-type="float" office:value="0.213107" calcext:value-type="float">
            <text:p>0.213107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" calcext:value-type="float">
            <text:p>0</text:p>
          </table:table-cell>
          <table:table-cell office:value-type="float" office:value="38977" calcext:value-type="float">
            <text:p>3897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20</text:p>
          </table:table-cell>
          <table:table-cell office:value-type="float" office:value="0.294212" calcext:value-type="float">
            <text:p>0.294212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0" calcext:value-type="float">
            <text:p>0</text:p>
          </table:table-cell>
          <table:table-cell office:value-type="float" office:value="30975" calcext:value-type="float">
            <text:p>3097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21</text:p>
          </table:table-cell>
          <table:table-cell office:value-type="float" office:value="0.213443" calcext:value-type="float">
            <text:p>0.213443</text:p>
          </table:table-cell>
          <table:table-cell office:value-type="float" office:value="0.003715" calcext:value-type="float">
            <text:p>0.003715</text:p>
          </table:table-cell>
          <table:table-cell office:value-type="float" office:value="0" calcext:value-type="float">
            <text:p>0</text:p>
          </table:table-cell>
          <table:table-cell office:value-type="float" office:value="36051" calcext:value-type="float">
            <text:p>360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22</text:p>
          </table:table-cell>
          <table:table-cell office:value-type="float" office:value="0.244586" calcext:value-type="float">
            <text:p>0.244586</text:p>
          </table:table-cell>
          <table:table-cell office:value-type="float" office:value="0.002204" calcext:value-type="float">
            <text:p>0.002204</text:p>
          </table:table-cell>
          <table:table-cell office:value-type="float" office:value="0" calcext:value-type="float">
            <text:p>0</text:p>
          </table:table-cell>
          <table:table-cell office:value-type="float" office:value="30392" calcext:value-type="float">
            <text:p>303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23</text:p>
          </table:table-cell>
          <table:table-cell office:value-type="float" office:value="0.27263" calcext:value-type="float">
            <text:p>0.27263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" calcext:value-type="float">
            <text:p>0</text:p>
          </table:table-cell>
          <table:table-cell office:value-type="float" office:value="28150" calcext:value-type="float">
            <text:p>281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24</text:p>
          </table:table-cell>
          <table:table-cell office:value-type="float" office:value="0.251807" calcext:value-type="float">
            <text:p>0.251807</text:p>
          </table:table-cell>
          <table:table-cell office:value-type="float" office:value="0.002966" calcext:value-type="float">
            <text:p>0.002966</text:p>
          </table:table-cell>
          <table:table-cell office:value-type="float" office:value="0" calcext:value-type="float">
            <text:p>0</text:p>
          </table:table-cell>
          <table:table-cell office:value-type="float" office:value="40281" calcext:value-type="float">
            <text:p>4028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25</text:p>
          </table:table-cell>
          <table:table-cell office:value-type="float" office:value="0.160948" calcext:value-type="float">
            <text:p>0.160948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0" calcext:value-type="float">
            <text:p>0</text:p>
          </table:table-cell>
          <table:table-cell office:value-type="float" office:value="38867" calcext:value-type="float">
            <text:p>3886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26</text:p>
          </table:table-cell>
          <table:table-cell office:value-type="float" office:value="0.242668" calcext:value-type="float">
            <text:p>0.242668</text:p>
          </table:table-cell>
          <table:table-cell office:value-type="float" office:value="0.002001" calcext:value-type="float">
            <text:p>0.002001</text:p>
          </table:table-cell>
          <table:table-cell office:value-type="float" office:value="0" calcext:value-type="float">
            <text:p>0</text:p>
          </table:table-cell>
          <table:table-cell office:value-type="float" office:value="29159" calcext:value-type="float">
            <text:p>291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27</text:p>
          </table:table-cell>
          <table:table-cell office:value-type="float" office:value="0.242496" calcext:value-type="float">
            <text:p>0.242496</text:p>
          </table:table-cell>
          <table:table-cell office:value-type="float" office:value="0.001838" calcext:value-type="float">
            <text:p>0.001838</text:p>
          </table:table-cell>
          <table:table-cell office:value-type="float" office:value="0" calcext:value-type="float">
            <text:p>0</text:p>
          </table:table-cell>
          <table:table-cell office:value-type="float" office:value="25987" calcext:value-type="float">
            <text:p>259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28</text:p>
          </table:table-cell>
          <table:table-cell office:value-type="float" office:value="0.166084" calcext:value-type="float">
            <text:p>0.166084</text:p>
          </table:table-cell>
          <table:table-cell office:value-type="float" office:value="0.001676" calcext:value-type="float">
            <text:p>0.001676</text:p>
          </table:table-cell>
          <table:table-cell office:value-type="float" office:value="0" calcext:value-type="float">
            <text:p>0</text:p>
          </table:table-cell>
          <table:table-cell office:value-type="float" office:value="25641" calcext:value-type="float">
            <text:p>256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29</text:p>
          </table:table-cell>
          <table:table-cell office:value-type="float" office:value="0.192695" calcext:value-type="float">
            <text:p>0.192695</text:p>
          </table:table-cell>
          <table:table-cell office:value-type="float" office:value="0.002191" calcext:value-type="float">
            <text:p>0.002191</text:p>
          </table:table-cell>
          <table:table-cell office:value-type="float" office:value="0" calcext:value-type="float">
            <text:p>0</text:p>
          </table:table-cell>
          <table:table-cell office:value-type="float" office:value="28684" calcext:value-type="float">
            <text:p>2868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30</text:p>
          </table:table-cell>
          <table:table-cell office:value-type="float" office:value="0.294895" calcext:value-type="float">
            <text:p>0.294895</text:p>
          </table:table-cell>
          <table:table-cell office:value-type="float" office:value="0.002661" calcext:value-type="float">
            <text:p>0.002661</text:p>
          </table:table-cell>
          <table:table-cell office:value-type="float" office:value="0" calcext:value-type="float">
            <text:p>0</text:p>
          </table:table-cell>
          <table:table-cell office:value-type="float" office:value="32261" calcext:value-type="float">
            <text:p>3226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31</text:p>
          </table:table-cell>
          <table:table-cell office:value-type="float" office:value="0.331572" calcext:value-type="float">
            <text:p>0.331572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" calcext:value-type="float">
            <text:p>0</text:p>
          </table:table-cell>
          <table:table-cell office:value-type="float" office:value="32070" calcext:value-type="float">
            <text:p>3207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32</text:p>
          </table:table-cell>
          <table:table-cell office:value-type="float" office:value="0.230794" calcext:value-type="float">
            <text:p>0.230794</text:p>
          </table:table-cell>
          <table:table-cell office:value-type="float" office:value="0.001891" calcext:value-type="float">
            <text:p>0.001891</text:p>
          </table:table-cell>
          <table:table-cell office:value-type="float" office:value="0" calcext:value-type="float">
            <text:p>0</text:p>
          </table:table-cell>
          <table:table-cell office:value-type="float" office:value="24784" calcext:value-type="float">
            <text:p>2478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33</text:p>
          </table:table-cell>
          <table:table-cell office:value-type="float" office:value="0.248278" calcext:value-type="float">
            <text:p>0.248278</text:p>
          </table:table-cell>
          <table:table-cell office:value-type="float" office:value="0.001872" calcext:value-type="float">
            <text:p>0.001872</text:p>
          </table:table-cell>
          <table:table-cell office:value-type="float" office:value="0" calcext:value-type="float">
            <text:p>0</text:p>
          </table:table-cell>
          <table:table-cell office:value-type="float" office:value="24450" calcext:value-type="float">
            <text:p>244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34</text:p>
          </table:table-cell>
          <table:table-cell office:value-type="float" office:value="0.22982" calcext:value-type="float">
            <text:p>0.22982</text:p>
          </table:table-cell>
          <table:table-cell office:value-type="float" office:value="0.001675" calcext:value-type="float">
            <text:p>0.001675</text:p>
          </table:table-cell>
          <table:table-cell office:value-type="float" office:value="0" calcext:value-type="float">
            <text:p>0</text:p>
          </table:table-cell>
          <table:table-cell office:value-type="float" office:value="24437" calcext:value-type="float">
            <text:p>244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35</text:p>
          </table:table-cell>
          <table:table-cell office:value-type="float" office:value="0.284685" calcext:value-type="float">
            <text:p>0.284685</text:p>
          </table:table-cell>
          <table:table-cell office:value-type="float" office:value="0.004848" calcext:value-type="float">
            <text:p>0.004848</text:p>
          </table:table-cell>
          <table:table-cell office:value-type="float" office:value="0" calcext:value-type="float">
            <text:p>0</text:p>
          </table:table-cell>
          <table:table-cell office:value-type="float" office:value="36987" calcext:value-type="float">
            <text:p>369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36</text:p>
          </table:table-cell>
          <table:table-cell office:value-type="float" office:value="0.389482" calcext:value-type="float">
            <text:p>0.389482</text:p>
          </table:table-cell>
          <table:table-cell office:value-type="float" office:value="0.002586" calcext:value-type="float">
            <text:p>0.002586</text:p>
          </table:table-cell>
          <table:table-cell office:value-type="float" office:value="0" calcext:value-type="float">
            <text:p>0</text:p>
          </table:table-cell>
          <table:table-cell office:value-type="float" office:value="34197" calcext:value-type="float">
            <text:p>34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37</text:p>
          </table:table-cell>
          <table:table-cell office:value-type="float" office:value="0.335504" calcext:value-type="float">
            <text:p>0.335504</text:p>
          </table:table-cell>
          <table:table-cell office:value-type="float" office:value="0.002514" calcext:value-type="float">
            <text:p>0.002514</text:p>
          </table:table-cell>
          <table:table-cell office:value-type="float" office:value="0" calcext:value-type="float">
            <text:p>0</text:p>
          </table:table-cell>
          <table:table-cell office:value-type="float" office:value="37000" calcext:value-type="float">
            <text:p>370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38</text:p>
          </table:table-cell>
          <table:table-cell office:value-type="float" office:value="0.33969" calcext:value-type="float">
            <text:p>0.33969</text:p>
          </table:table-cell>
          <table:table-cell office:value-type="float" office:value="0.002499" calcext:value-type="float">
            <text:p>0.002499</text:p>
          </table:table-cell>
          <table:table-cell office:value-type="float" office:value="0" calcext:value-type="float">
            <text:p>0</text:p>
          </table:table-cell>
          <table:table-cell office:value-type="float" office:value="36063" calcext:value-type="float">
            <text:p>3606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39</text:p>
          </table:table-cell>
          <table:table-cell office:value-type="float" office:value="0.195274" calcext:value-type="float">
            <text:p>0.195274</text:p>
          </table:table-cell>
          <table:table-cell office:value-type="float" office:value="0.003248" calcext:value-type="float">
            <text:p>0.003248</text:p>
          </table:table-cell>
          <table:table-cell office:value-type="float" office:value="0" calcext:value-type="float">
            <text:p>0</text:p>
          </table:table-cell>
          <table:table-cell office:value-type="float" office:value="33424" calcext:value-type="float">
            <text:p>3342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40</text:p>
          </table:table-cell>
          <table:table-cell office:value-type="float" office:value="0.247452" calcext:value-type="float">
            <text:p>0.247452</text:p>
          </table:table-cell>
          <table:table-cell office:value-type="float" office:value="0.001656" calcext:value-type="float">
            <text:p>0.001656</text:p>
          </table:table-cell>
          <table:table-cell office:value-type="float" office:value="0" calcext:value-type="float">
            <text:p>0</text:p>
          </table:table-cell>
          <table:table-cell office:value-type="float" office:value="24843" calcext:value-type="float">
            <text:p>2484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41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002695" calcext:value-type="float">
            <text:p>0.002695</text:p>
          </table:table-cell>
          <table:table-cell office:value-type="float" office:value="0" calcext:value-type="float">
            <text:p>0</text:p>
          </table:table-cell>
          <table:table-cell office:value-type="float" office:value="28187" calcext:value-type="float">
            <text:p>2818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42</text:p>
          </table:table-cell>
          <table:table-cell office:value-type="float" office:value="0.247789" calcext:value-type="float">
            <text:p>0.247789</text:p>
          </table:table-cell>
          <table:table-cell office:value-type="float" office:value="0.002853" calcext:value-type="float">
            <text:p>0.002853</text:p>
          </table:table-cell>
          <table:table-cell office:value-type="float" office:value="0" calcext:value-type="float">
            <text:p>0</text:p>
          </table:table-cell>
          <table:table-cell office:value-type="float" office:value="29231" calcext:value-type="float">
            <text:p>2923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43</text:p>
          </table:table-cell>
          <table:table-cell office:value-type="float" office:value="0.226475" calcext:value-type="float">
            <text:p>0.226475</text:p>
          </table:table-cell>
          <table:table-cell office:value-type="float" office:value="0.001856" calcext:value-type="float">
            <text:p>0.001856</text:p>
          </table:table-cell>
          <table:table-cell office:value-type="float" office:value="0" calcext:value-type="float">
            <text:p>0</text:p>
          </table:table-cell>
          <table:table-cell office:value-type="float" office:value="24505" calcext:value-type="float">
            <text:p>245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44</text:p>
          </table:table-cell>
          <table:table-cell office:value-type="float" office:value="0.218398" calcext:value-type="float">
            <text:p>0.218398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" calcext:value-type="float">
            <text:p>0</text:p>
          </table:table-cell>
          <table:table-cell office:value-type="float" office:value="23670" calcext:value-type="float">
            <text:p>236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45</text:p>
          </table:table-cell>
          <table:table-cell office:value-type="float" office:value="0.277394" calcext:value-type="float">
            <text:p>0.277394</text:p>
          </table:table-cell>
          <table:table-cell office:value-type="float" office:value="0.002979" calcext:value-type="float">
            <text:p>0.002979</text:p>
          </table:table-cell>
          <table:table-cell office:value-type="float" office:value="0" calcext:value-type="float">
            <text:p>0</text:p>
          </table:table-cell>
          <table:table-cell office:value-type="float" office:value="21221" calcext:value-type="float">
            <text:p>2122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46</text:p>
          </table:table-cell>
          <table:table-cell office:value-type="float" office:value="0.276542" calcext:value-type="float">
            <text:p>0.276542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office:value-type="float" office:value="24161" calcext:value-type="float">
            <text:p>2416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47</text:p>
          </table:table-cell>
          <table:table-cell office:value-type="float" office:value="0.233655" calcext:value-type="float">
            <text:p>0.233655</text:p>
          </table:table-cell>
          <table:table-cell office:value-type="float" office:value="0.003835" calcext:value-type="float">
            <text:p>0.003835</text:p>
          </table:table-cell>
          <table:table-cell office:value-type="float" office:value="0" calcext:value-type="float">
            <text:p>0</text:p>
          </table:table-cell>
          <table:table-cell office:value-type="float" office:value="31879" calcext:value-type="float">
            <text:p>318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48</text:p>
          </table:table-cell>
          <table:table-cell office:value-type="float" office:value="0.208637" calcext:value-type="float">
            <text:p>0.208637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" calcext:value-type="float">
            <text:p>0</text:p>
          </table:table-cell>
          <table:table-cell office:value-type="float" office:value="39376" calcext:value-type="float">
            <text:p>393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49</text:p>
          </table:table-cell>
          <table:table-cell office:value-type="float" office:value="0.234522" calcext:value-type="float">
            <text:p>0.234522</text:p>
          </table:table-cell>
          <table:table-cell office:value-type="float" office:value="0.004737" calcext:value-type="float">
            <text:p>0.004737</text:p>
          </table:table-cell>
          <table:table-cell office:value-type="float" office:value="0" calcext:value-type="float">
            <text:p>0</text:p>
          </table:table-cell>
          <table:table-cell office:value-type="float" office:value="28801" calcext:value-type="float">
            <text:p>2880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50</text:p>
          </table:table-cell>
          <table:table-cell office:value-type="float" office:value="0.422893" calcext:value-type="float">
            <text:p>0.422893</text:p>
          </table:table-cell>
          <table:table-cell office:value-type="float" office:value="0.003989" calcext:value-type="float">
            <text:p>0.003989</text:p>
          </table:table-cell>
          <table:table-cell office:value-type="float" office:value="0" calcext:value-type="float">
            <text:p>0</text:p>
          </table:table-cell>
          <table:table-cell office:value-type="float" office:value="35609" calcext:value-type="float">
            <text:p>356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51</text:p>
          </table:table-cell>
          <table:table-cell office:value-type="float" office:value="0.36724" calcext:value-type="float">
            <text:p>0.36724</text:p>
          </table:table-cell>
          <table:table-cell office:value-type="float" office:value="0.004964" calcext:value-type="float">
            <text:p>0.004964</text:p>
          </table:table-cell>
          <table:table-cell office:value-type="float" office:value="0" calcext:value-type="float">
            <text:p>0</text:p>
          </table:table-cell>
          <table:table-cell office:value-type="float" office:value="32014" calcext:value-type="float">
            <text:p>320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52</text:p>
          </table:table-cell>
          <table:table-cell office:value-type="float" office:value="0.318801" calcext:value-type="float">
            <text:p>0.318801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" calcext:value-type="float">
            <text:p>0</text:p>
          </table:table-cell>
          <table:table-cell office:value-type="float" office:value="21514" calcext:value-type="float">
            <text:p>215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53</text:p>
          </table:table-cell>
          <table:table-cell office:value-type="float" office:value="0.32298" calcext:value-type="float">
            <text:p>0.32298</text:p>
          </table:table-cell>
          <table:table-cell office:value-type="float" office:value="0.002999" calcext:value-type="float">
            <text:p>0.002999</text:p>
          </table:table-cell>
          <table:table-cell office:value-type="float" office:value="0" calcext:value-type="float">
            <text:p>0</text:p>
          </table:table-cell>
          <table:table-cell office:value-type="float" office:value="30132" calcext:value-type="float">
            <text:p>3013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54</text:p>
          </table:table-cell>
          <table:table-cell office:value-type="float" office:value="0.181474" calcext:value-type="float">
            <text:p>0.181474</text:p>
          </table:table-cell>
          <table:table-cell office:value-type="float" office:value="0.002308" calcext:value-type="float">
            <text:p>0.002308</text:p>
          </table:table-cell>
          <table:table-cell office:value-type="float" office:value="0" calcext:value-type="float">
            <text:p>0</text:p>
          </table:table-cell>
          <table:table-cell office:value-type="float" office:value="30732" calcext:value-type="float">
            <text:p>3073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55</text:p>
          </table:table-cell>
          <table:table-cell office:value-type="float" office:value="0.333812" calcext:value-type="float">
            <text:p>0.333812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0" calcext:value-type="float">
            <text:p>0</text:p>
          </table:table-cell>
          <table:table-cell office:value-type="float" office:value="36534" calcext:value-type="float">
            <text:p>365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56</text:p>
          </table:table-cell>
          <table:table-cell office:value-type="float" office:value="0.19127" calcext:value-type="float">
            <text:p>0.19127</text:p>
          </table:table-cell>
          <table:table-cell office:value-type="float" office:value="0.001374" calcext:value-type="float">
            <text:p>0.001374</text:p>
          </table:table-cell>
          <table:table-cell office:value-type="float" office:value="0" calcext:value-type="float">
            <text:p>0</text:p>
          </table:table-cell>
          <table:table-cell office:value-type="float" office:value="21235" calcext:value-type="float">
            <text:p>2123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57</text:p>
          </table:table-cell>
          <table:table-cell office:value-type="float" office:value="0.11564" calcext:value-type="float">
            <text:p>0.11564</text:p>
          </table:table-cell>
          <table:table-cell office:value-type="float" office:value="0.001319" calcext:value-type="float">
            <text:p>0.001319</text:p>
          </table:table-cell>
          <table:table-cell office:value-type="float" office:value="0" calcext:value-type="float">
            <text:p>0</text:p>
          </table:table-cell>
          <table:table-cell office:value-type="float" office:value="21778" calcext:value-type="float">
            <text:p>2177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58</text:p>
          </table:table-cell>
          <table:table-cell office:value-type="float" office:value="0.201866" calcext:value-type="float">
            <text:p>0.201866</text:p>
          </table:table-cell>
          <table:table-cell office:value-type="float" office:value="0.002296" calcext:value-type="float">
            <text:p>0.002296</text:p>
          </table:table-cell>
          <table:table-cell office:value-type="float" office:value="0" calcext:value-type="float">
            <text:p>0</text:p>
          </table:table-cell>
          <table:table-cell office:value-type="float" office:value="32239" calcext:value-type="float">
            <text:p>3223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5:59</text:p>
          </table:table-cell>
          <table:table-cell office:value-type="float" office:value="0.24949" calcext:value-type="float">
            <text:p>0.24949</text:p>
          </table:table-cell>
          <table:table-cell office:value-type="float" office:value="0.002075" calcext:value-type="float">
            <text:p>0.002075</text:p>
          </table:table-cell>
          <table:table-cell office:value-type="float" office:value="0" calcext:value-type="float">
            <text:p>0</text:p>
          </table:table-cell>
          <table:table-cell office:value-type="float" office:value="29326" calcext:value-type="float">
            <text:p>2932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00</text:p>
          </table:table-cell>
          <table:table-cell office:value-type="float" office:value="0.145621" calcext:value-type="float">
            <text:p>0.145621</text:p>
          </table:table-cell>
          <table:table-cell office:value-type="float" office:value="0.002712" calcext:value-type="float">
            <text:p>0.002712</text:p>
          </table:table-cell>
          <table:table-cell office:value-type="float" office:value="0" calcext:value-type="float">
            <text:p>0</text:p>
          </table:table-cell>
          <table:table-cell office:value-type="float" office:value="26120" calcext:value-type="float">
            <text:p>261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01</text:p>
          </table:table-cell>
          <table:table-cell office:value-type="float" office:value="0.262049" calcext:value-type="float">
            <text:p>0.262049</text:p>
          </table:table-cell>
          <table:table-cell office:value-type="float" office:value="0.001711" calcext:value-type="float">
            <text:p>0.001711</text:p>
          </table:table-cell>
          <table:table-cell office:value-type="float" office:value="0" calcext:value-type="float">
            <text:p>0</text:p>
          </table:table-cell>
          <table:table-cell office:value-type="float" office:value="22885" calcext:value-type="float">
            <text:p>2288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02</text:p>
          </table:table-cell>
          <table:table-cell office:value-type="float" office:value="0.251576" calcext:value-type="float">
            <text:p>0.251576</text:p>
          </table:table-cell>
          <table:table-cell office:value-type="float" office:value="0.002213" calcext:value-type="float">
            <text:p>0.002213</text:p>
          </table:table-cell>
          <table:table-cell office:value-type="float" office:value="0" calcext:value-type="float">
            <text:p>0</text:p>
          </table:table-cell>
          <table:table-cell office:value-type="float" office:value="27914" calcext:value-type="float">
            <text:p>279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03</text:p>
          </table:table-cell>
          <table:table-cell office:value-type="float" office:value="0.250582" calcext:value-type="float">
            <text:p>0.250582</text:p>
          </table:table-cell>
          <table:table-cell office:value-type="float" office:value="0.002113" calcext:value-type="float">
            <text:p>0.002113</text:p>
          </table:table-cell>
          <table:table-cell office:value-type="float" office:value="0" calcext:value-type="float">
            <text:p>0</text:p>
          </table:table-cell>
          <table:table-cell office:value-type="float" office:value="30683" calcext:value-type="float">
            <text:p>3068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04</text:p>
          </table:table-cell>
          <table:table-cell office:value-type="float" office:value="0.284317" calcext:value-type="float">
            <text:p>0.284317</text:p>
          </table:table-cell>
          <table:table-cell office:value-type="float" office:value="0.002071" calcext:value-type="float">
            <text:p>0.002071</text:p>
          </table:table-cell>
          <table:table-cell office:value-type="float" office:value="0" calcext:value-type="float">
            <text:p>0</text:p>
          </table:table-cell>
          <table:table-cell office:value-type="float" office:value="34476" calcext:value-type="float">
            <text:p>344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05</text:p>
          </table:table-cell>
          <table:table-cell office:value-type="float" office:value="0.222158" calcext:value-type="float">
            <text:p>0.222158</text:p>
          </table:table-cell>
          <table:table-cell office:value-type="float" office:value="0.003017" calcext:value-type="float">
            <text:p>0.003017</text:p>
          </table:table-cell>
          <table:table-cell office:value-type="float" office:value="0" calcext:value-type="float">
            <text:p>0</text:p>
          </table:table-cell>
          <table:table-cell office:value-type="float" office:value="36881" calcext:value-type="float">
            <text:p>3688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06</text:p>
          </table:table-cell>
          <table:table-cell office:value-type="float" office:value="0.20109" calcext:value-type="float">
            <text:p>0.20109</text:p>
          </table:table-cell>
          <table:table-cell office:value-type="float" office:value="0.005742" calcext:value-type="float">
            <text:p>0.005742</text:p>
          </table:table-cell>
          <table:table-cell office:value-type="float" office:value="0" calcext:value-type="float">
            <text:p>0</text:p>
          </table:table-cell>
          <table:table-cell office:value-type="float" office:value="54557" calcext:value-type="float">
            <text:p>5455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07</text:p>
          </table:table-cell>
          <table:table-cell office:value-type="float" office:value="0.223365" calcext:value-type="float">
            <text:p>0.223365</text:p>
          </table:table-cell>
          <table:table-cell office:value-type="float" office:value="0.004387" calcext:value-type="float">
            <text:p>0.004387</text:p>
          </table:table-cell>
          <table:table-cell office:value-type="float" office:value="0" calcext:value-type="float">
            <text:p>0</text:p>
          </table:table-cell>
          <table:table-cell office:value-type="float" office:value="44455" calcext:value-type="float">
            <text:p>4445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08</text:p>
          </table:table-cell>
          <table:table-cell office:value-type="float" office:value="0.219042" calcext:value-type="float">
            <text:p>0.219042</text:p>
          </table:table-cell>
          <table:table-cell office:value-type="float" office:value="0.004044" calcext:value-type="float">
            <text:p>0.004044</text:p>
          </table:table-cell>
          <table:table-cell office:value-type="float" office:value="0" calcext:value-type="float">
            <text:p>0</text:p>
          </table:table-cell>
          <table:table-cell office:value-type="float" office:value="41315" calcext:value-type="float">
            <text:p>4131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09</text:p>
          </table:table-cell>
          <table:table-cell office:value-type="float" office:value="0.291328" calcext:value-type="float">
            <text:p>0.291328</text:p>
          </table:table-cell>
          <table:table-cell office:value-type="float" office:value="0.003237" calcext:value-type="float">
            <text:p>0.003237</text:p>
          </table:table-cell>
          <table:table-cell office:value-type="float" office:value="0" calcext:value-type="float">
            <text:p>0</text:p>
          </table:table-cell>
          <table:table-cell office:value-type="float" office:value="41740" calcext:value-type="float">
            <text:p>417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10</text:p>
          </table:table-cell>
          <table:table-cell office:value-type="float" office:value="0.191297" calcext:value-type="float">
            <text:p>0.191297</text:p>
          </table:table-cell>
          <table:table-cell office:value-type="float" office:value="0.003985" calcext:value-type="float">
            <text:p>0.003985</text:p>
          </table:table-cell>
          <table:table-cell office:value-type="float" office:value="0" calcext:value-type="float">
            <text:p>0</text:p>
          </table:table-cell>
          <table:table-cell office:value-type="float" office:value="34678" calcext:value-type="float">
            <text:p>3467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11</text:p>
          </table:table-cell>
          <table:table-cell office:value-type="float" office:value="0.282417" calcext:value-type="float">
            <text:p>0.282417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0" calcext:value-type="float">
            <text:p>0</text:p>
          </table:table-cell>
          <table:table-cell office:value-type="float" office:value="45133" calcext:value-type="float">
            <text:p>4513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12</text:p>
          </table:table-cell>
          <table:table-cell office:value-type="float" office:value="0.246883" calcext:value-type="float">
            <text:p>0.246883</text:p>
          </table:table-cell>
          <table:table-cell office:value-type="float" office:value="0.002859" calcext:value-type="float">
            <text:p>0.002859</text:p>
          </table:table-cell>
          <table:table-cell office:value-type="float" office:value="0" calcext:value-type="float">
            <text:p>0</text:p>
          </table:table-cell>
          <table:table-cell office:value-type="float" office:value="36627" calcext:value-type="float">
            <text:p>3662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13</text:p>
          </table:table-cell>
          <table:table-cell office:value-type="float" office:value="0.238397" calcext:value-type="float">
            <text:p>0.238397</text:p>
          </table:table-cell>
          <table:table-cell office:value-type="float" office:value="0.002416" calcext:value-type="float">
            <text:p>0.002416</text:p>
          </table:table-cell>
          <table:table-cell office:value-type="float" office:value="0" calcext:value-type="float">
            <text:p>0</text:p>
          </table:table-cell>
          <table:table-cell office:value-type="float" office:value="38845" calcext:value-type="float">
            <text:p>3884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14</text:p>
          </table:table-cell>
          <table:table-cell office:value-type="float" office:value="0.200392" calcext:value-type="float">
            <text:p>0.200392</text:p>
          </table:table-cell>
          <table:table-cell office:value-type="float" office:value="0.003498" calcext:value-type="float">
            <text:p>0.003498</text:p>
          </table:table-cell>
          <table:table-cell office:value-type="float" office:value="0" calcext:value-type="float">
            <text:p>0</text:p>
          </table:table-cell>
          <table:table-cell office:value-type="float" office:value="44611" calcext:value-type="float">
            <text:p>4461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15</text:p>
          </table:table-cell>
          <table:table-cell office:value-type="float" office:value="0.282547" calcext:value-type="float">
            <text:p>0.282547</text:p>
          </table:table-cell>
          <table:table-cell office:value-type="float" office:value="0.002529" calcext:value-type="float">
            <text:p>0.002529</text:p>
          </table:table-cell>
          <table:table-cell office:value-type="float" office:value="0" calcext:value-type="float">
            <text:p>0</text:p>
          </table:table-cell>
          <table:table-cell office:value-type="float" office:value="34764" calcext:value-type="float">
            <text:p>347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16</text:p>
          </table:table-cell>
          <table:table-cell office:value-type="float" office:value="0.232913" calcext:value-type="float">
            <text:p>0.232913</text:p>
          </table:table-cell>
          <table:table-cell office:value-type="float" office:value="0.003044" calcext:value-type="float">
            <text:p>0.003044</text:p>
          </table:table-cell>
          <table:table-cell office:value-type="float" office:value="0" calcext:value-type="float">
            <text:p>0</text:p>
          </table:table-cell>
          <table:table-cell office:value-type="float" office:value="37830" calcext:value-type="float">
            <text:p>3783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17</text:p>
          </table:table-cell>
          <table:table-cell office:value-type="float" office:value="0.243932" calcext:value-type="float">
            <text:p>0.243932</text:p>
          </table:table-cell>
          <table:table-cell office:value-type="float" office:value="0.002404" calcext:value-type="float">
            <text:p>0.002404</text:p>
          </table:table-cell>
          <table:table-cell office:value-type="float" office:value="0" calcext:value-type="float">
            <text:p>0</text:p>
          </table:table-cell>
          <table:table-cell office:value-type="float" office:value="33020" calcext:value-type="float">
            <text:p>330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18</text:p>
          </table:table-cell>
          <table:table-cell office:value-type="float" office:value="0.242725" calcext:value-type="float">
            <text:p>0.242725</text:p>
          </table:table-cell>
          <table:table-cell office:value-type="float" office:value="0.002796" calcext:value-type="float">
            <text:p>0.002796</text:p>
          </table:table-cell>
          <table:table-cell office:value-type="float" office:value="0" calcext:value-type="float">
            <text:p>0</text:p>
          </table:table-cell>
          <table:table-cell office:value-type="float" office:value="24480" calcext:value-type="float">
            <text:p>244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19</text:p>
          </table:table-cell>
          <table:table-cell office:value-type="float" office:value="0.373519" calcext:value-type="float">
            <text:p>0.373519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" calcext:value-type="float">
            <text:p>0</text:p>
          </table:table-cell>
          <table:table-cell office:value-type="float" office:value="25619" calcext:value-type="float">
            <text:p>2561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20</text:p>
          </table:table-cell>
          <table:table-cell office:value-type="float" office:value="0.287823" calcext:value-type="float">
            <text:p>0.287823</text:p>
          </table:table-cell>
          <table:table-cell office:value-type="float" office:value="0.002248" calcext:value-type="float">
            <text:p>0.002248</text:p>
          </table:table-cell>
          <table:table-cell office:value-type="float" office:value="0" calcext:value-type="float">
            <text:p>0</text:p>
          </table:table-cell>
          <table:table-cell office:value-type="float" office:value="31039" calcext:value-type="float">
            <text:p>3103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21</text:p>
          </table:table-cell>
          <table:table-cell office:value-type="float" office:value="0.201339" calcext:value-type="float">
            <text:p>0.201339</text:p>
          </table:table-cell>
          <table:table-cell office:value-type="float" office:value="0.001697" calcext:value-type="float">
            <text:p>0.001697</text:p>
          </table:table-cell>
          <table:table-cell office:value-type="float" office:value="0" calcext:value-type="float">
            <text:p>0</text:p>
          </table:table-cell>
          <table:table-cell office:value-type="float" office:value="23675" calcext:value-type="float">
            <text:p>2367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22</text:p>
          </table:table-cell>
          <table:table-cell office:value-type="float" office:value="0.219211" calcext:value-type="float">
            <text:p>0.219211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" calcext:value-type="float">
            <text:p>0</text:p>
          </table:table-cell>
          <table:table-cell office:value-type="float" office:value="37129" calcext:value-type="float">
            <text:p>371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23</text:p>
          </table:table-cell>
          <table:table-cell office:value-type="float" office:value="0.2185" calcext:value-type="float">
            <text:p>0.2185</text:p>
          </table:table-cell>
          <table:table-cell office:value-type="float" office:value="0.002641" calcext:value-type="float">
            <text:p>0.002641</text:p>
          </table:table-cell>
          <table:table-cell office:value-type="float" office:value="0" calcext:value-type="float">
            <text:p>0</text:p>
          </table:table-cell>
          <table:table-cell office:value-type="float" office:value="41623" calcext:value-type="float">
            <text:p>416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24</text:p>
          </table:table-cell>
          <table:table-cell office:value-type="float" office:value="0.182974" calcext:value-type="float">
            <text:p>0.182974</text:p>
          </table:table-cell>
          <table:table-cell office:value-type="float" office:value="0.001432" calcext:value-type="float">
            <text:p>0.001432</text:p>
          </table:table-cell>
          <table:table-cell office:value-type="float" office:value="0" calcext:value-type="float">
            <text:p>0</text:p>
          </table:table-cell>
          <table:table-cell office:value-type="float" office:value="20823" calcext:value-type="float">
            <text:p>208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25</text:p>
          </table:table-cell>
          <table:table-cell office:value-type="float" office:value="0.276859" calcext:value-type="float">
            <text:p>0.276859</text:p>
          </table:table-cell>
          <table:table-cell office:value-type="float" office:value="0.002019" calcext:value-type="float">
            <text:p>0.002019</text:p>
          </table:table-cell>
          <table:table-cell office:value-type="float" office:value="0" calcext:value-type="float">
            <text:p>0</text:p>
          </table:table-cell>
          <table:table-cell office:value-type="float" office:value="28502" calcext:value-type="float">
            <text:p>285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26</text:p>
          </table:table-cell>
          <table:table-cell office:value-type="float" office:value="0.284276" calcext:value-type="float">
            <text:p>0.284276</text:p>
          </table:table-cell>
          <table:table-cell office:value-type="float" office:value="0.003228" calcext:value-type="float">
            <text:p>0.003228</text:p>
          </table:table-cell>
          <table:table-cell office:value-type="float" office:value="0" calcext:value-type="float">
            <text:p>0</text:p>
          </table:table-cell>
          <table:table-cell office:value-type="float" office:value="32152" calcext:value-type="float">
            <text:p>3215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27</text:p>
          </table:table-cell>
          <table:table-cell office:value-type="float" office:value="0.207638" calcext:value-type="float">
            <text:p>0.207638</text:p>
          </table:table-cell>
          <table:table-cell office:value-type="float" office:value="0.001697" calcext:value-type="float">
            <text:p>0.001697</text:p>
          </table:table-cell>
          <table:table-cell office:value-type="float" office:value="0" calcext:value-type="float">
            <text:p>0</text:p>
          </table:table-cell>
          <table:table-cell office:value-type="float" office:value="23158" calcext:value-type="float">
            <text:p>2315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28</text:p>
          </table:table-cell>
          <table:table-cell office:value-type="float" office:value="0.212566" calcext:value-type="float">
            <text:p>0.212566</text:p>
          </table:table-cell>
          <table:table-cell office:value-type="float" office:value="0.002666" calcext:value-type="float">
            <text:p>0.002666</text:p>
          </table:table-cell>
          <table:table-cell office:value-type="float" office:value="0" calcext:value-type="float">
            <text:p>0</text:p>
          </table:table-cell>
          <table:table-cell office:value-type="float" office:value="36204" calcext:value-type="float">
            <text:p>3620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29</text:p>
          </table:table-cell>
          <table:table-cell office:value-type="float" office:value="0.309064" calcext:value-type="float">
            <text:p>0.309064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" calcext:value-type="float">
            <text:p>0</text:p>
          </table:table-cell>
          <table:table-cell office:value-type="float" office:value="39231" calcext:value-type="float">
            <text:p>3923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30</text:p>
          </table:table-cell>
          <table:table-cell office:value-type="float" office:value="0.434309" calcext:value-type="float">
            <text:p>0.434309</text:p>
          </table:table-cell>
          <table:table-cell office:value-type="float" office:value="0.005186" calcext:value-type="float">
            <text:p>0.005186</text:p>
          </table:table-cell>
          <table:table-cell office:value-type="float" office:value="0" calcext:value-type="float">
            <text:p>0</text:p>
          </table:table-cell>
          <table:table-cell office:value-type="float" office:value="34659" calcext:value-type="float">
            <text:p>3465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31</text:p>
          </table:table-cell>
          <table:table-cell office:value-type="float" office:value="0.50606" calcext:value-type="float">
            <text:p>0.50606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" calcext:value-type="float">
            <text:p>0</text:p>
          </table:table-cell>
          <table:table-cell office:value-type="float" office:value="28277" calcext:value-type="float">
            <text:p>2827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32</text:p>
          </table:table-cell>
          <table:table-cell office:value-type="float" office:value="0.297187" calcext:value-type="float">
            <text:p>0.297187</text:p>
          </table:table-cell>
          <table:table-cell office:value-type="float" office:value="0.002185" calcext:value-type="float">
            <text:p>0.002185</text:p>
          </table:table-cell>
          <table:table-cell office:value-type="float" office:value="0" calcext:value-type="float">
            <text:p>0</text:p>
          </table:table-cell>
          <table:table-cell office:value-type="float" office:value="26249" calcext:value-type="float">
            <text:p>262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33</text:p>
          </table:table-cell>
          <table:table-cell office:value-type="float" office:value="0.189493" calcext:value-type="float">
            <text:p>0.189493</text:p>
          </table:table-cell>
          <table:table-cell office:value-type="float" office:value="0.002007" calcext:value-type="float">
            <text:p>0.002007</text:p>
          </table:table-cell>
          <table:table-cell office:value-type="float" office:value="0" calcext:value-type="float">
            <text:p>0</text:p>
          </table:table-cell>
          <table:table-cell office:value-type="float" office:value="33318" calcext:value-type="float">
            <text:p>3331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34</text:p>
          </table:table-cell>
          <table:table-cell office:value-type="float" office:value="0.328958" calcext:value-type="float">
            <text:p>0.328958</text:p>
          </table:table-cell>
          <table:table-cell office:value-type="float" office:value="0.002545" calcext:value-type="float">
            <text:p>0.002545</text:p>
          </table:table-cell>
          <table:table-cell office:value-type="float" office:value="0" calcext:value-type="float">
            <text:p>0</text:p>
          </table:table-cell>
          <table:table-cell office:value-type="float" office:value="32325" calcext:value-type="float">
            <text:p>3232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35</text:p>
          </table:table-cell>
          <table:table-cell office:value-type="float" office:value="0.221704" calcext:value-type="float">
            <text:p>0.221704</text:p>
          </table:table-cell>
          <table:table-cell office:value-type="float" office:value="0.005303" calcext:value-type="float">
            <text:p>0.005303</text:p>
          </table:table-cell>
          <table:table-cell office:value-type="float" office:value="0" calcext:value-type="float">
            <text:p>0</text:p>
          </table:table-cell>
          <table:table-cell office:value-type="float" office:value="41805" calcext:value-type="float">
            <text:p>4180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36</text:p>
          </table:table-cell>
          <table:table-cell office:value-type="float" office:value="0.196444" calcext:value-type="float">
            <text:p>0.196444</text:p>
          </table:table-cell>
          <table:table-cell office:value-type="float" office:value="0.003043" calcext:value-type="float">
            <text:p>0.003043</text:p>
          </table:table-cell>
          <table:table-cell office:value-type="float" office:value="0" calcext:value-type="float">
            <text:p>0</text:p>
          </table:table-cell>
          <table:table-cell office:value-type="float" office:value="47739" calcext:value-type="float">
            <text:p>4773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37</text:p>
          </table:table-cell>
          <table:table-cell office:value-type="float" office:value="0.304585" calcext:value-type="float">
            <text:p>0.304585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" calcext:value-type="float">
            <text:p>0</text:p>
          </table:table-cell>
          <table:table-cell office:value-type="float" office:value="37098" calcext:value-type="float">
            <text:p>370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38</text:p>
          </table:table-cell>
          <table:table-cell office:value-type="float" office:value="0.411236" calcext:value-type="float">
            <text:p>0.411236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0" calcext:value-type="float">
            <text:p>0</text:p>
          </table:table-cell>
          <table:table-cell office:value-type="float" office:value="40775" calcext:value-type="float">
            <text:p>4077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39</text:p>
          </table:table-cell>
          <table:table-cell office:value-type="float" office:value="0.283748" calcext:value-type="float">
            <text:p>0.283748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" calcext:value-type="float">
            <text:p>0</text:p>
          </table:table-cell>
          <table:table-cell office:value-type="float" office:value="46497" calcext:value-type="float">
            <text:p>4649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40</text:p>
          </table:table-cell>
          <table:table-cell office:value-type="float" office:value="0.296356" calcext:value-type="float">
            <text:p>0.296356</text:p>
          </table:table-cell>
          <table:table-cell office:value-type="float" office:value="0.002509" calcext:value-type="float">
            <text:p>0.002509</text:p>
          </table:table-cell>
          <table:table-cell office:value-type="float" office:value="0" calcext:value-type="float">
            <text:p>0</text:p>
          </table:table-cell>
          <table:table-cell office:value-type="float" office:value="33075" calcext:value-type="float">
            <text:p>3307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41</text:p>
          </table:table-cell>
          <table:table-cell office:value-type="float" office:value="0.34529" calcext:value-type="float">
            <text:p>0.34529</text:p>
          </table:table-cell>
          <table:table-cell office:value-type="float" office:value="0.002657" calcext:value-type="float">
            <text:p>0.002657</text:p>
          </table:table-cell>
          <table:table-cell office:value-type="float" office:value="0" calcext:value-type="float">
            <text:p>0</text:p>
          </table:table-cell>
          <table:table-cell office:value-type="float" office:value="35166" calcext:value-type="float">
            <text:p>351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42</text:p>
          </table:table-cell>
          <table:table-cell office:value-type="float" office:value="0.271143" calcext:value-type="float">
            <text:p>0.271143</text:p>
          </table:table-cell>
          <table:table-cell office:value-type="float" office:value="0.001636" calcext:value-type="float">
            <text:p>0.001636</text:p>
          </table:table-cell>
          <table:table-cell office:value-type="float" office:value="0" calcext:value-type="float">
            <text:p>0</text:p>
          </table:table-cell>
          <table:table-cell office:value-type="float" office:value="24114" calcext:value-type="float">
            <text:p>241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43</text:p>
          </table:table-cell>
          <table:table-cell office:value-type="float" office:value="0.331519" calcext:value-type="float">
            <text:p>0.331519</text:p>
          </table:table-cell>
          <table:table-cell office:value-type="float" office:value="0.002709" calcext:value-type="float">
            <text:p>0.002709</text:p>
          </table:table-cell>
          <table:table-cell office:value-type="float" office:value="0" calcext:value-type="float">
            <text:p>0</text:p>
          </table:table-cell>
          <table:table-cell office:value-type="float" office:value="27719" calcext:value-type="float">
            <text:p>2771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44</text:p>
          </table:table-cell>
          <table:table-cell office:value-type="float" office:value="0.382882" calcext:value-type="float">
            <text:p>0.382882</text:p>
          </table:table-cell>
          <table:table-cell office:value-type="float" office:value="0.002282" calcext:value-type="float">
            <text:p>0.002282</text:p>
          </table:table-cell>
          <table:table-cell office:value-type="float" office:value="0" calcext:value-type="float">
            <text:p>0</text:p>
          </table:table-cell>
          <table:table-cell office:value-type="float" office:value="30923" calcext:value-type="float">
            <text:p>309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45</text:p>
          </table:table-cell>
          <table:table-cell office:value-type="float" office:value="0.347035" calcext:value-type="float">
            <text:p>0.347035</text:p>
          </table:table-cell>
          <table:table-cell office:value-type="float" office:value="0.002134" calcext:value-type="float">
            <text:p>0.002134</text:p>
          </table:table-cell>
          <table:table-cell office:value-type="float" office:value="0" calcext:value-type="float">
            <text:p>0</text:p>
          </table:table-cell>
          <table:table-cell office:value-type="float" office:value="32150" calcext:value-type="float">
            <text:p>321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46</text:p>
          </table:table-cell>
          <table:table-cell office:value-type="float" office:value="0.266766" calcext:value-type="float">
            <text:p>0.266766</text:p>
          </table:table-cell>
          <table:table-cell office:value-type="float" office:value="0.002264" calcext:value-type="float">
            <text:p>0.002264</text:p>
          </table:table-cell>
          <table:table-cell office:value-type="float" office:value="0" calcext:value-type="float">
            <text:p>0</text:p>
          </table:table-cell>
          <table:table-cell office:value-type="float" office:value="32724" calcext:value-type="float">
            <text:p>3272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47</text:p>
          </table:table-cell>
          <table:table-cell office:value-type="float" office:value="0.371007" calcext:value-type="float">
            <text:p>0.371007</text:p>
          </table:table-cell>
          <table:table-cell office:value-type="float" office:value="0.002356" calcext:value-type="float">
            <text:p>0.002356</text:p>
          </table:table-cell>
          <table:table-cell office:value-type="float" office:value="0" calcext:value-type="float">
            <text:p>0</text:p>
          </table:table-cell>
          <table:table-cell office:value-type="float" office:value="30937" calcext:value-type="float">
            <text:p>3093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48</text:p>
          </table:table-cell>
          <table:table-cell office:value-type="float" office:value="0.287163" calcext:value-type="float">
            <text:p>0.287163</text:p>
          </table:table-cell>
          <table:table-cell office:value-type="float" office:value="0.001828" calcext:value-type="float">
            <text:p>0.001828</text:p>
          </table:table-cell>
          <table:table-cell office:value-type="float" office:value="0" calcext:value-type="float">
            <text:p>0</text:p>
          </table:table-cell>
          <table:table-cell office:value-type="float" office:value="28653" calcext:value-type="float">
            <text:p>2865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49</text:p>
          </table:table-cell>
          <table:table-cell office:value-type="float" office:value="0.267003" calcext:value-type="float">
            <text:p>0.267003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" calcext:value-type="float">
            <text:p>0</text:p>
          </table:table-cell>
          <table:table-cell office:value-type="float" office:value="34940" calcext:value-type="float">
            <text:p>349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50</text:p>
          </table:table-cell>
          <table:table-cell office:value-type="float" office:value="0.192929" calcext:value-type="float">
            <text:p>0.192929</text:p>
          </table:table-cell>
          <table:table-cell office:value-type="float" office:value="0.004093" calcext:value-type="float">
            <text:p>0.004093</text:p>
          </table:table-cell>
          <table:table-cell office:value-type="float" office:value="0" calcext:value-type="float">
            <text:p>0</text:p>
          </table:table-cell>
          <table:table-cell office:value-type="float" office:value="26185" calcext:value-type="float">
            <text:p>2618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51</text:p>
          </table:table-cell>
          <table:table-cell office:value-type="float" office:value="0.298064" calcext:value-type="float">
            <text:p>0.298064</text:p>
          </table:table-cell>
          <table:table-cell office:value-type="float" office:value="0.002204" calcext:value-type="float">
            <text:p>0.002204</text:p>
          </table:table-cell>
          <table:table-cell office:value-type="float" office:value="0" calcext:value-type="float">
            <text:p>0</text:p>
          </table:table-cell>
          <table:table-cell office:value-type="float" office:value="26987" calcext:value-type="float">
            <text:p>269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52</text:p>
          </table:table-cell>
          <table:table-cell office:value-type="float" office:value="0.434525" calcext:value-type="float">
            <text:p>0.434525</text:p>
          </table:table-cell>
          <table:table-cell office:value-type="float" office:value="0.003252" calcext:value-type="float">
            <text:p>0.003252</text:p>
          </table:table-cell>
          <table:table-cell office:value-type="float" office:value="0" calcext:value-type="float">
            <text:p>0</text:p>
          </table:table-cell>
          <table:table-cell office:value-type="float" office:value="44628" calcext:value-type="float">
            <text:p>4462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53</text:p>
          </table:table-cell>
          <table:table-cell office:value-type="float" office:value="0.277715" calcext:value-type="float">
            <text:p>0.277715</text:p>
          </table:table-cell>
          <table:table-cell office:value-type="float" office:value="0.004061" calcext:value-type="float">
            <text:p>0.004061</text:p>
          </table:table-cell>
          <table:table-cell office:value-type="float" office:value="0" calcext:value-type="float">
            <text:p>0</text:p>
          </table:table-cell>
          <table:table-cell office:value-type="float" office:value="32903" calcext:value-type="float">
            <text:p>3290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54</text:p>
          </table:table-cell>
          <table:table-cell office:value-type="float" office:value="0.377923" calcext:value-type="float">
            <text:p>0.377923</text:p>
          </table:table-cell>
          <table:table-cell office:value-type="float" office:value="0.002643" calcext:value-type="float">
            <text:p>0.002643</text:p>
          </table:table-cell>
          <table:table-cell office:value-type="float" office:value="0" calcext:value-type="float">
            <text:p>0</text:p>
          </table:table-cell>
          <table:table-cell office:value-type="float" office:value="36735" calcext:value-type="float">
            <text:p>3673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55</text:p>
          </table:table-cell>
          <table:table-cell office:value-type="float" office:value="0.344276" calcext:value-type="float">
            <text:p>0.344276</text:p>
          </table:table-cell>
          <table:table-cell office:value-type="float" office:value="0.002596" calcext:value-type="float">
            <text:p>0.002596</text:p>
          </table:table-cell>
          <table:table-cell office:value-type="float" office:value="0" calcext:value-type="float">
            <text:p>0</text:p>
          </table:table-cell>
          <table:table-cell office:value-type="float" office:value="34660" calcext:value-type="float">
            <text:p>3466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56</text:p>
          </table:table-cell>
          <table:table-cell office:value-type="float" office:value="0.42449" calcext:value-type="float">
            <text:p>0.42449</text:p>
          </table:table-cell>
          <table:table-cell office:value-type="float" office:value="0.005536" calcext:value-type="float">
            <text:p>0.005536</text:p>
          </table:table-cell>
          <table:table-cell office:value-type="float" office:value="0" calcext:value-type="float">
            <text:p>0</text:p>
          </table:table-cell>
          <table:table-cell office:value-type="float" office:value="50732" calcext:value-type="float">
            <text:p>5073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57</text:p>
          </table:table-cell>
          <table:table-cell office:value-type="float" office:value="0.357295" calcext:value-type="float">
            <text:p>0.357295</text:p>
          </table:table-cell>
          <table:table-cell office:value-type="float" office:value="0.003169" calcext:value-type="float">
            <text:p>0.003169</text:p>
          </table:table-cell>
          <table:table-cell office:value-type="float" office:value="0" calcext:value-type="float">
            <text:p>0</text:p>
          </table:table-cell>
          <table:table-cell office:value-type="float" office:value="43477" calcext:value-type="float">
            <text:p>4347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58</text:p>
          </table:table-cell>
          <table:table-cell office:value-type="float" office:value="0.246367" calcext:value-type="float">
            <text:p>0.246367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" calcext:value-type="float">
            <text:p>0</text:p>
          </table:table-cell>
          <table:table-cell office:value-type="float" office:value="32932" calcext:value-type="float">
            <text:p>3293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6:59</text:p>
          </table:table-cell>
          <table:table-cell office:value-type="float" office:value="0.33255" calcext:value-type="float">
            <text:p>0.33255</text:p>
          </table:table-cell>
          <table:table-cell office:value-type="float" office:value="0.004524" calcext:value-type="float">
            <text:p>0.004524</text:p>
          </table:table-cell>
          <table:table-cell office:value-type="float" office:value="0" calcext:value-type="float">
            <text:p>0</text:p>
          </table:table-cell>
          <table:table-cell office:value-type="float" office:value="34040" calcext:value-type="float">
            <text:p>340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00</text:p>
          </table:table-cell>
          <table:table-cell office:value-type="float" office:value="0.245653" calcext:value-type="float">
            <text:p>0.245653</text:p>
          </table:table-cell>
          <table:table-cell office:value-type="float" office:value="0.002422" calcext:value-type="float">
            <text:p>0.002422</text:p>
          </table:table-cell>
          <table:table-cell office:value-type="float" office:value="0" calcext:value-type="float">
            <text:p>0</text:p>
          </table:table-cell>
          <table:table-cell office:value-type="float" office:value="33451" calcext:value-type="float">
            <text:p>334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01</text:p>
          </table:table-cell>
          <table:table-cell office:value-type="float" office:value="0.231291" calcext:value-type="float">
            <text:p>0.231291</text:p>
          </table:table-cell>
          <table:table-cell office:value-type="float" office:value="0.002514" calcext:value-type="float">
            <text:p>0.002514</text:p>
          </table:table-cell>
          <table:table-cell office:value-type="float" office:value="0" calcext:value-type="float">
            <text:p>0</text:p>
          </table:table-cell>
          <table:table-cell office:value-type="float" office:value="33234" calcext:value-type="float">
            <text:p>332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02</text:p>
          </table:table-cell>
          <table:table-cell office:value-type="float" office:value="0.288391" calcext:value-type="float">
            <text:p>0.288391</text:p>
          </table:table-cell>
          <table:table-cell office:value-type="float" office:value="0.002502" calcext:value-type="float">
            <text:p>0.002502</text:p>
          </table:table-cell>
          <table:table-cell office:value-type="float" office:value="0" calcext:value-type="float">
            <text:p>0</text:p>
          </table:table-cell>
          <table:table-cell office:value-type="float" office:value="33747" calcext:value-type="float">
            <text:p>337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03</text:p>
          </table:table-cell>
          <table:table-cell office:value-type="float" office:value="0.275526" calcext:value-type="float">
            <text:p>0.275526</text:p>
          </table:table-cell>
          <table:table-cell office:value-type="float" office:value="0.002249" calcext:value-type="float">
            <text:p>0.002249</text:p>
          </table:table-cell>
          <table:table-cell office:value-type="float" office:value="0" calcext:value-type="float">
            <text:p>0</text:p>
          </table:table-cell>
          <table:table-cell office:value-type="float" office:value="30038" calcext:value-type="float">
            <text:p>3003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04</text:p>
          </table:table-cell>
          <table:table-cell office:value-type="float" office:value="0.17975" calcext:value-type="float">
            <text:p>0.17975</text:p>
          </table:table-cell>
          <table:table-cell office:value-type="float" office:value="0.002044" calcext:value-type="float">
            <text:p>0.002044</text:p>
          </table:table-cell>
          <table:table-cell office:value-type="float" office:value="0" calcext:value-type="float">
            <text:p>0</text:p>
          </table:table-cell>
          <table:table-cell office:value-type="float" office:value="25080" calcext:value-type="float">
            <text:p>2508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05</text:p>
          </table:table-cell>
          <table:table-cell office:value-type="float" office:value="0.198561" calcext:value-type="float">
            <text:p>0.198561</text:p>
          </table:table-cell>
          <table:table-cell office:value-type="float" office:value="0.002861" calcext:value-type="float">
            <text:p>0.002861</text:p>
          </table:table-cell>
          <table:table-cell office:value-type="float" office:value="0" calcext:value-type="float">
            <text:p>0</text:p>
          </table:table-cell>
          <table:table-cell office:value-type="float" office:value="38788" calcext:value-type="float">
            <text:p>387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06</text:p>
          </table:table-cell>
          <table:table-cell office:value-type="float" office:value="0.195223" calcext:value-type="float">
            <text:p>0.19522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" calcext:value-type="float">
            <text:p>0</text:p>
          </table:table-cell>
          <table:table-cell office:value-type="float" office:value="41891" calcext:value-type="float">
            <text:p>418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07</text:p>
          </table:table-cell>
          <table:table-cell office:value-type="float" office:value="0.215113" calcext:value-type="float">
            <text:p>0.215113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0" calcext:value-type="float">
            <text:p>0</text:p>
          </table:table-cell>
          <table:table-cell office:value-type="float" office:value="36059" calcext:value-type="float">
            <text:p>360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08</text:p>
          </table:table-cell>
          <table:table-cell office:value-type="float" office:value="0.409273" calcext:value-type="float">
            <text:p>0.409273</text:p>
          </table:table-cell>
          <table:table-cell office:value-type="float" office:value="0.002809" calcext:value-type="float">
            <text:p>0.002809</text:p>
          </table:table-cell>
          <table:table-cell office:value-type="float" office:value="0" calcext:value-type="float">
            <text:p>0</text:p>
          </table:table-cell>
          <table:table-cell office:value-type="float" office:value="36483" calcext:value-type="float">
            <text:p>3648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09</text:p>
          </table:table-cell>
          <table:table-cell office:value-type="float" office:value="0.424909" calcext:value-type="float">
            <text:p>0.424909</text:p>
          </table:table-cell>
          <table:table-cell office:value-type="float" office:value="0.003427" calcext:value-type="float">
            <text:p>0.003427</text:p>
          </table:table-cell>
          <table:table-cell office:value-type="float" office:value="0" calcext:value-type="float">
            <text:p>0</text:p>
          </table:table-cell>
          <table:table-cell office:value-type="float" office:value="43907" calcext:value-type="float">
            <text:p>439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10</text:p>
          </table:table-cell>
          <table:table-cell office:value-type="float" office:value="0.436505" calcext:value-type="float">
            <text:p>0.436505</text:p>
          </table:table-cell>
          <table:table-cell office:value-type="float" office:value="0.004809" calcext:value-type="float">
            <text:p>0.004809</text:p>
          </table:table-cell>
          <table:table-cell office:value-type="float" office:value="0" calcext:value-type="float">
            <text:p>0</text:p>
          </table:table-cell>
          <table:table-cell office:value-type="float" office:value="46068" calcext:value-type="float">
            <text:p>4606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11</text:p>
          </table:table-cell>
          <table:table-cell office:value-type="float" office:value="0.356533" calcext:value-type="float">
            <text:p>0.356533</text:p>
          </table:table-cell>
          <table:table-cell office:value-type="float" office:value="0.004689" calcext:value-type="float">
            <text:p>0.004689</text:p>
          </table:table-cell>
          <table:table-cell office:value-type="float" office:value="0" calcext:value-type="float">
            <text:p>0</text:p>
          </table:table-cell>
          <table:table-cell office:value-type="float" office:value="43786" calcext:value-type="float">
            <text:p>4378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12</text:p>
          </table:table-cell>
          <table:table-cell office:value-type="float" office:value="0.243098" calcext:value-type="float">
            <text:p>0.243098</text:p>
          </table:table-cell>
          <table:table-cell office:value-type="float" office:value="0.002735" calcext:value-type="float">
            <text:p>0.002735</text:p>
          </table:table-cell>
          <table:table-cell office:value-type="float" office:value="0" calcext:value-type="float">
            <text:p>0</text:p>
          </table:table-cell>
          <table:table-cell office:value-type="float" office:value="37742" calcext:value-type="float">
            <text:p>3774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13</text:p>
          </table:table-cell>
          <table:table-cell office:value-type="float" office:value="0.275456" calcext:value-type="float">
            <text:p>0.275456</text:p>
          </table:table-cell>
          <table:table-cell office:value-type="float" office:value="0.002828" calcext:value-type="float">
            <text:p>0.002828</text:p>
          </table:table-cell>
          <table:table-cell office:value-type="float" office:value="0" calcext:value-type="float">
            <text:p>0</text:p>
          </table:table-cell>
          <table:table-cell office:value-type="float" office:value="31048" calcext:value-type="float">
            <text:p>3104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14</text:p>
          </table:table-cell>
          <table:table-cell office:value-type="float" office:value="0.289616" calcext:value-type="float">
            <text:p>0.289616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" calcext:value-type="float">
            <text:p>0</text:p>
          </table:table-cell>
          <table:table-cell office:value-type="float" office:value="24310" calcext:value-type="float">
            <text:p>243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15</text:p>
          </table:table-cell>
          <table:table-cell office:value-type="float" office:value="0.263787" calcext:value-type="float">
            <text:p>0.263787</text:p>
          </table:table-cell>
          <table:table-cell office:value-type="float" office:value="0.002051" calcext:value-type="float">
            <text:p>0.002051</text:p>
          </table:table-cell>
          <table:table-cell office:value-type="float" office:value="0" calcext:value-type="float">
            <text:p>0</text:p>
          </table:table-cell>
          <table:table-cell office:value-type="float" office:value="28822" calcext:value-type="float">
            <text:p>2882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16</text:p>
          </table:table-cell>
          <table:table-cell office:value-type="float" office:value="0.235522" calcext:value-type="float">
            <text:p>0.235522</text:p>
          </table:table-cell>
          <table:table-cell office:value-type="float" office:value="0.001574" calcext:value-type="float">
            <text:p>0.001574</text:p>
          </table:table-cell>
          <table:table-cell office:value-type="float" office:value="0" calcext:value-type="float">
            <text:p>0</text:p>
          </table:table-cell>
          <table:table-cell office:value-type="float" office:value="20757" calcext:value-type="float">
            <text:p>2075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17</text:p>
          </table:table-cell>
          <table:table-cell office:value-type="float" office:value="0.234493" calcext:value-type="float">
            <text:p>0.234493</text:p>
          </table:table-cell>
          <table:table-cell office:value-type="float" office:value="0.001951" calcext:value-type="float">
            <text:p>0.001951</text:p>
          </table:table-cell>
          <table:table-cell office:value-type="float" office:value="0" calcext:value-type="float">
            <text:p>0</text:p>
          </table:table-cell>
          <table:table-cell office:value-type="float" office:value="24607" calcext:value-type="float">
            <text:p>246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18</text:p>
          </table:table-cell>
          <table:table-cell office:value-type="float" office:value="0.21653" calcext:value-type="float">
            <text:p>0.21653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" calcext:value-type="float">
            <text:p>0</text:p>
          </table:table-cell>
          <table:table-cell office:value-type="float" office:value="33371" calcext:value-type="float">
            <text:p>3337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19</text:p>
          </table:table-cell>
          <table:table-cell office:value-type="float" office:value="0.213329" calcext:value-type="float">
            <text:p>0.213329</text:p>
          </table:table-cell>
          <table:table-cell office:value-type="float" office:value="0.003938" calcext:value-type="float">
            <text:p>0.003938</text:p>
          </table:table-cell>
          <table:table-cell office:value-type="float" office:value="0" calcext:value-type="float">
            <text:p>0</text:p>
          </table:table-cell>
          <table:table-cell office:value-type="float" office:value="38464" calcext:value-type="float">
            <text:p>384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20</text:p>
          </table:table-cell>
          <table:table-cell office:value-type="float" office:value="0.338048" calcext:value-type="float">
            <text:p>0.338048</text:p>
          </table:table-cell>
          <table:table-cell office:value-type="float" office:value="0.002759" calcext:value-type="float">
            <text:p>0.002759</text:p>
          </table:table-cell>
          <table:table-cell office:value-type="float" office:value="0" calcext:value-type="float">
            <text:p>0</text:p>
          </table:table-cell>
          <table:table-cell office:value-type="float" office:value="33519" calcext:value-type="float">
            <text:p>3351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21</text:p>
          </table:table-cell>
          <table:table-cell office:value-type="float" office:value="0.257996" calcext:value-type="float">
            <text:p>0.257996</text:p>
          </table:table-cell>
          <table:table-cell office:value-type="float" office:value="0.004212" calcext:value-type="float">
            <text:p>0.004212</text:p>
          </table:table-cell>
          <table:table-cell office:value-type="float" office:value="0" calcext:value-type="float">
            <text:p>0</text:p>
          </table:table-cell>
          <table:table-cell office:value-type="float" office:value="42351" calcext:value-type="float">
            <text:p>423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22</text:p>
          </table:table-cell>
          <table:table-cell office:value-type="float" office:value="0.333311" calcext:value-type="float">
            <text:p>0.333311</text:p>
          </table:table-cell>
          <table:table-cell office:value-type="float" office:value="0.003566" calcext:value-type="float">
            <text:p>0.003566</text:p>
          </table:table-cell>
          <table:table-cell office:value-type="float" office:value="0" calcext:value-type="float">
            <text:p>0</text:p>
          </table:table-cell>
          <table:table-cell office:value-type="float" office:value="43931" calcext:value-type="float">
            <text:p>4393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23</text:p>
          </table:table-cell>
          <table:table-cell office:value-type="float" office:value="0.299747" calcext:value-type="float">
            <text:p>0.299747</text:p>
          </table:table-cell>
          <table:table-cell office:value-type="float" office:value="0.002907" calcext:value-type="float">
            <text:p>0.002907</text:p>
          </table:table-cell>
          <table:table-cell office:value-type="float" office:value="0" calcext:value-type="float">
            <text:p>0</text:p>
          </table:table-cell>
          <table:table-cell office:value-type="float" office:value="38481" calcext:value-type="float">
            <text:p>3848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24</text:p>
          </table:table-cell>
          <table:table-cell office:value-type="float" office:value="0.251932" calcext:value-type="float">
            <text:p>0.251932</text:p>
          </table:table-cell>
          <table:table-cell office:value-type="float" office:value="0.0039" calcext:value-type="float">
            <text:p>0.0039</text:p>
          </table:table-cell>
          <table:table-cell office:value-type="float" office:value="0" calcext:value-type="float">
            <text:p>0</text:p>
          </table:table-cell>
          <table:table-cell office:value-type="float" office:value="45341" calcext:value-type="float">
            <text:p>453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25</text:p>
          </table:table-cell>
          <table:table-cell office:value-type="float" office:value="0.204925" calcext:value-type="float">
            <text:p>0.204925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" calcext:value-type="float">
            <text:p>0</text:p>
          </table:table-cell>
          <table:table-cell office:value-type="float" office:value="41478" calcext:value-type="float">
            <text:p>4147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26</text:p>
          </table:table-cell>
          <table:table-cell office:value-type="float" office:value="0.2415" calcext:value-type="float">
            <text:p>0.2415</text:p>
          </table:table-cell>
          <table:table-cell office:value-type="float" office:value="0.003227" calcext:value-type="float">
            <text:p>0.003227</text:p>
          </table:table-cell>
          <table:table-cell office:value-type="float" office:value="0" calcext:value-type="float">
            <text:p>0</text:p>
          </table:table-cell>
          <table:table-cell office:value-type="float" office:value="36770" calcext:value-type="float">
            <text:p>367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27</text:p>
          </table:table-cell>
          <table:table-cell office:value-type="float" office:value="0.49302" calcext:value-type="float">
            <text:p>0.49302</text:p>
          </table:table-cell>
          <table:table-cell office:value-type="float" office:value="0.002176" calcext:value-type="float">
            <text:p>0.002176</text:p>
          </table:table-cell>
          <table:table-cell office:value-type="float" office:value="0" calcext:value-type="float">
            <text:p>0</text:p>
          </table:table-cell>
          <table:table-cell office:value-type="float" office:value="36263" calcext:value-type="float">
            <text:p>3626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28</text:p>
          </table:table-cell>
          <table:table-cell office:value-type="float" office:value="0.20271" calcext:value-type="float">
            <text:p>0.20271</text:p>
          </table:table-cell>
          <table:table-cell office:value-type="float" office:value="0.001853" calcext:value-type="float">
            <text:p>0.001853</text:p>
          </table:table-cell>
          <table:table-cell office:value-type="float" office:value="0" calcext:value-type="float">
            <text:p>0</text:p>
          </table:table-cell>
          <table:table-cell office:value-type="float" office:value="28831" calcext:value-type="float">
            <text:p>2883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29</text:p>
          </table:table-cell>
          <table:table-cell office:value-type="float" office:value="0.275719" calcext:value-type="float">
            <text:p>0.275719</text:p>
          </table:table-cell>
          <table:table-cell office:value-type="float" office:value="0.003356" calcext:value-type="float">
            <text:p>0.003356</text:p>
          </table:table-cell>
          <table:table-cell office:value-type="float" office:value="0" calcext:value-type="float">
            <text:p>0</text:p>
          </table:table-cell>
          <table:table-cell office:value-type="float" office:value="46814" calcext:value-type="float">
            <text:p>468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30</text:p>
          </table:table-cell>
          <table:table-cell office:value-type="float" office:value="0.239132" calcext:value-type="float">
            <text:p>0.239132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" calcext:value-type="float">
            <text:p>0</text:p>
          </table:table-cell>
          <table:table-cell office:value-type="float" office:value="34990" calcext:value-type="float">
            <text:p>349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31</text:p>
          </table:table-cell>
          <table:table-cell office:value-type="float" office:value="0.314444" calcext:value-type="float">
            <text:p>0.314444</text:p>
          </table:table-cell>
          <table:table-cell office:value-type="float" office:value="0.001924" calcext:value-type="float">
            <text:p>0.001924</text:p>
          </table:table-cell>
          <table:table-cell office:value-type="float" office:value="0" calcext:value-type="float">
            <text:p>0</text:p>
          </table:table-cell>
          <table:table-cell office:value-type="float" office:value="27793" calcext:value-type="float">
            <text:p>277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32</text:p>
          </table:table-cell>
          <table:table-cell office:value-type="float" office:value="0.212315" calcext:value-type="float">
            <text:p>0.212315</text:p>
          </table:table-cell>
          <table:table-cell office:value-type="float" office:value="0.002106" calcext:value-type="float">
            <text:p>0.002106</text:p>
          </table:table-cell>
          <table:table-cell office:value-type="float" office:value="0" calcext:value-type="float">
            <text:p>0</text:p>
          </table:table-cell>
          <table:table-cell office:value-type="float" office:value="35533" calcext:value-type="float">
            <text:p>3553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33</text:p>
          </table:table-cell>
          <table:table-cell office:value-type="float" office:value="0.284746" calcext:value-type="float">
            <text:p>0.284746</text:p>
          </table:table-cell>
          <table:table-cell office:value-type="float" office:value="0.002872" calcext:value-type="float">
            <text:p>0.002872</text:p>
          </table:table-cell>
          <table:table-cell office:value-type="float" office:value="0" calcext:value-type="float">
            <text:p>0</text:p>
          </table:table-cell>
          <table:table-cell office:value-type="float" office:value="43506" calcext:value-type="float">
            <text:p>435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34</text:p>
          </table:table-cell>
          <table:table-cell office:value-type="float" office:value="0.266606" calcext:value-type="float">
            <text:p>0.266606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" calcext:value-type="float">
            <text:p>0</text:p>
          </table:table-cell>
          <table:table-cell office:value-type="float" office:value="38950" calcext:value-type="float">
            <text:p>3895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35</text:p>
          </table:table-cell>
          <table:table-cell office:value-type="float" office:value="0.202107" calcext:value-type="float">
            <text:p>0.202107</text:p>
          </table:table-cell>
          <table:table-cell office:value-type="float" office:value="0.001981" calcext:value-type="float">
            <text:p>0.001981</text:p>
          </table:table-cell>
          <table:table-cell office:value-type="float" office:value="0" calcext:value-type="float">
            <text:p>0</text:p>
          </table:table-cell>
          <table:table-cell office:value-type="float" office:value="29199" calcext:value-type="float">
            <text:p>291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36</text:p>
          </table:table-cell>
          <table:table-cell office:value-type="float" office:value="0.181494" calcext:value-type="float">
            <text:p>0.181494</text:p>
          </table:table-cell>
          <table:table-cell office:value-type="float" office:value="0.002111" calcext:value-type="float">
            <text:p>0.002111</text:p>
          </table:table-cell>
          <table:table-cell office:value-type="float" office:value="0" calcext:value-type="float">
            <text:p>0</text:p>
          </table:table-cell>
          <table:table-cell office:value-type="float" office:value="32737" calcext:value-type="float">
            <text:p>327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37</text:p>
          </table:table-cell>
          <table:table-cell office:value-type="float" office:value="0.274705" calcext:value-type="float">
            <text:p>0.274705</text:p>
          </table:table-cell>
          <table:table-cell office:value-type="float" office:value="0.005143" calcext:value-type="float">
            <text:p>0.005143</text:p>
          </table:table-cell>
          <table:table-cell office:value-type="float" office:value="0" calcext:value-type="float">
            <text:p>0</text:p>
          </table:table-cell>
          <table:table-cell office:value-type="float" office:value="37043" calcext:value-type="float">
            <text:p>3704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38</text:p>
          </table:table-cell>
          <table:table-cell office:value-type="float" office:value="0.316192" calcext:value-type="float">
            <text:p>0.316192</text:p>
          </table:table-cell>
          <table:table-cell office:value-type="float" office:value="0.004737" calcext:value-type="float">
            <text:p>0.004737</text:p>
          </table:table-cell>
          <table:table-cell office:value-type="float" office:value="0" calcext:value-type="float">
            <text:p>0</text:p>
          </table:table-cell>
          <table:table-cell office:value-type="float" office:value="31100" calcext:value-type="float">
            <text:p>311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39</text:p>
          </table:table-cell>
          <table:table-cell office:value-type="float" office:value="0.22611" calcext:value-type="float">
            <text:p>0.2261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" calcext:value-type="float">
            <text:p>0</text:p>
          </table:table-cell>
          <table:table-cell office:value-type="float" office:value="33770" calcext:value-type="float">
            <text:p>337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40</text:p>
          </table:table-cell>
          <table:table-cell office:value-type="float" office:value="0.28961" calcext:value-type="float">
            <text:p>0.28961</text:p>
          </table:table-cell>
          <table:table-cell office:value-type="float" office:value="0.001969" calcext:value-type="float">
            <text:p>0.001969</text:p>
          </table:table-cell>
          <table:table-cell office:value-type="float" office:value="0" calcext:value-type="float">
            <text:p>0</text:p>
          </table:table-cell>
          <table:table-cell office:value-type="float" office:value="32495" calcext:value-type="float">
            <text:p>3249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41</text:p>
          </table:table-cell>
          <table:table-cell office:value-type="float" office:value="0.310401" calcext:value-type="float">
            <text:p>0.310401</text:p>
          </table:table-cell>
          <table:table-cell office:value-type="float" office:value="0.002579" calcext:value-type="float">
            <text:p>0.002579</text:p>
          </table:table-cell>
          <table:table-cell office:value-type="float" office:value="0" calcext:value-type="float">
            <text:p>0</text:p>
          </table:table-cell>
          <table:table-cell office:value-type="float" office:value="35140" calcext:value-type="float">
            <text:p>351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42</text:p>
          </table:table-cell>
          <table:table-cell office:value-type="float" office:value="0.239742" calcext:value-type="float">
            <text:p>0.239742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" calcext:value-type="float">
            <text:p>0</text:p>
          </table:table-cell>
          <table:table-cell office:value-type="float" office:value="35095" calcext:value-type="float">
            <text:p>3509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43</text:p>
          </table:table-cell>
          <table:table-cell office:value-type="float" office:value="0.281113" calcext:value-type="float">
            <text:p>0.281113</text:p>
          </table:table-cell>
          <table:table-cell office:value-type="float" office:value="0.002698" calcext:value-type="float">
            <text:p>0.002698</text:p>
          </table:table-cell>
          <table:table-cell office:value-type="float" office:value="0" calcext:value-type="float">
            <text:p>0</text:p>
          </table:table-cell>
          <table:table-cell office:value-type="float" office:value="41495" calcext:value-type="float">
            <text:p>4149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44</text:p>
          </table:table-cell>
          <table:table-cell office:value-type="float" office:value="0.279445" calcext:value-type="float">
            <text:p>0.279445</text:p>
          </table:table-cell>
          <table:table-cell office:value-type="float" office:value="0.002898" calcext:value-type="float">
            <text:p>0.002898</text:p>
          </table:table-cell>
          <table:table-cell office:value-type="float" office:value="0" calcext:value-type="float">
            <text:p>0</text:p>
          </table:table-cell>
          <table:table-cell office:value-type="float" office:value="38340" calcext:value-type="float">
            <text:p>383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45</text:p>
          </table:table-cell>
          <table:table-cell office:value-type="float" office:value="0.358697" calcext:value-type="float">
            <text:p>0.358697</text:p>
          </table:table-cell>
          <table:table-cell office:value-type="float" office:value="0.002916" calcext:value-type="float">
            <text:p>0.002916</text:p>
          </table:table-cell>
          <table:table-cell office:value-type="float" office:value="0" calcext:value-type="float">
            <text:p>0</text:p>
          </table:table-cell>
          <table:table-cell office:value-type="float" office:value="38592" calcext:value-type="float">
            <text:p>385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46</text:p>
          </table:table-cell>
          <table:table-cell office:value-type="float" office:value="0.303532" calcext:value-type="float">
            <text:p>0.303532</text:p>
          </table:table-cell>
          <table:table-cell office:value-type="float" office:value="0.002224" calcext:value-type="float">
            <text:p>0.002224</text:p>
          </table:table-cell>
          <table:table-cell office:value-type="float" office:value="0" calcext:value-type="float">
            <text:p>0</text:p>
          </table:table-cell>
          <table:table-cell office:value-type="float" office:value="36182" calcext:value-type="float">
            <text:p>3618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47</text:p>
          </table:table-cell>
          <table:table-cell office:value-type="float" office:value="0.254965" calcext:value-type="float">
            <text:p>0.254965</text:p>
          </table:table-cell>
          <table:table-cell office:value-type="float" office:value="0.002155" calcext:value-type="float">
            <text:p>0.002155</text:p>
          </table:table-cell>
          <table:table-cell office:value-type="float" office:value="0" calcext:value-type="float">
            <text:p>0</text:p>
          </table:table-cell>
          <table:table-cell office:value-type="float" office:value="33228" calcext:value-type="float">
            <text:p>3322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48</text:p>
          </table:table-cell>
          <table:table-cell office:value-type="float" office:value="0.244869" calcext:value-type="float">
            <text:p>0.244869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0" calcext:value-type="float">
            <text:p>0</text:p>
          </table:table-cell>
          <table:table-cell office:value-type="float" office:value="39328" calcext:value-type="float">
            <text:p>3932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49</text:p>
          </table:table-cell>
          <table:table-cell office:value-type="float" office:value="0.240243" calcext:value-type="float">
            <text:p>0.240243</text:p>
          </table:table-cell>
          <table:table-cell office:value-type="float" office:value="0.002258" calcext:value-type="float">
            <text:p>0.002258</text:p>
          </table:table-cell>
          <table:table-cell office:value-type="float" office:value="0" calcext:value-type="float">
            <text:p>0</text:p>
          </table:table-cell>
          <table:table-cell office:value-type="float" office:value="30687" calcext:value-type="float">
            <text:p>3068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50</text:p>
          </table:table-cell>
          <table:table-cell office:value-type="float" office:value="0.397041" calcext:value-type="float">
            <text:p>0.397041</text:p>
          </table:table-cell>
          <table:table-cell office:value-type="float" office:value="0.002709" calcext:value-type="float">
            <text:p>0.002709</text:p>
          </table:table-cell>
          <table:table-cell office:value-type="float" office:value="0" calcext:value-type="float">
            <text:p>0</text:p>
          </table:table-cell>
          <table:table-cell office:value-type="float" office:value="39322" calcext:value-type="float">
            <text:p>3932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51</text:p>
          </table:table-cell>
          <table:table-cell office:value-type="float" office:value="0.405814" calcext:value-type="float">
            <text:p>0.405814</text:p>
          </table:table-cell>
          <table:table-cell office:value-type="float" office:value="0.002491" calcext:value-type="float">
            <text:p>0.002491</text:p>
          </table:table-cell>
          <table:table-cell office:value-type="float" office:value="0" calcext:value-type="float">
            <text:p>0</text:p>
          </table:table-cell>
          <table:table-cell office:value-type="float" office:value="35673" calcext:value-type="float">
            <text:p>3567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52</text:p>
          </table:table-cell>
          <table:table-cell office:value-type="float" office:value="0.198312" calcext:value-type="float">
            <text:p>0.198312</text:p>
          </table:table-cell>
          <table:table-cell office:value-type="float" office:value="0.002157" calcext:value-type="float">
            <text:p>0.002157</text:p>
          </table:table-cell>
          <table:table-cell office:value-type="float" office:value="0" calcext:value-type="float">
            <text:p>0</text:p>
          </table:table-cell>
          <table:table-cell office:value-type="float" office:value="32310" calcext:value-type="float">
            <text:p>323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53</text:p>
          </table:table-cell>
          <table:table-cell office:value-type="float" office:value="0.105084" calcext:value-type="float">
            <text:p>0.105084</text:p>
          </table:table-cell>
          <table:table-cell office:value-type="float" office:value="0.001669" calcext:value-type="float">
            <text:p>0.001669</text:p>
          </table:table-cell>
          <table:table-cell office:value-type="float" office:value="0" calcext:value-type="float">
            <text:p>0</text:p>
          </table:table-cell>
          <table:table-cell office:value-type="float" office:value="30009" calcext:value-type="float">
            <text:p>300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54</text:p>
          </table:table-cell>
          <table:table-cell office:value-type="float" office:value="0.144143" calcext:value-type="float">
            <text:p>0.144143</text:p>
          </table:table-cell>
          <table:table-cell office:value-type="float" office:value="0.001514" calcext:value-type="float">
            <text:p>0.001514</text:p>
          </table:table-cell>
          <table:table-cell office:value-type="float" office:value="0" calcext:value-type="float">
            <text:p>0</text:p>
          </table:table-cell>
          <table:table-cell office:value-type="float" office:value="23053" calcext:value-type="float">
            <text:p>2305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55</text:p>
          </table:table-cell>
          <table:table-cell office:value-type="float" office:value="0.200687" calcext:value-type="float">
            <text:p>0.200687</text:p>
          </table:table-cell>
          <table:table-cell office:value-type="float" office:value="0.002961" calcext:value-type="float">
            <text:p>0.002961</text:p>
          </table:table-cell>
          <table:table-cell office:value-type="float" office:value="0" calcext:value-type="float">
            <text:p>0</text:p>
          </table:table-cell>
          <table:table-cell office:value-type="float" office:value="27898" calcext:value-type="float">
            <text:p>278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56</text:p>
          </table:table-cell>
          <table:table-cell office:value-type="float" office:value="0.251089" calcext:value-type="float">
            <text:p>0.251089</text:p>
          </table:table-cell>
          <table:table-cell office:value-type="float" office:value="0.001755" calcext:value-type="float">
            <text:p>0.001755</text:p>
          </table:table-cell>
          <table:table-cell office:value-type="float" office:value="0" calcext:value-type="float">
            <text:p>0</text:p>
          </table:table-cell>
          <table:table-cell office:value-type="float" office:value="29041" calcext:value-type="float">
            <text:p>2904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57</text:p>
          </table:table-cell>
          <table:table-cell office:value-type="float" office:value="0.277995" calcext:value-type="float">
            <text:p>0.277995</text:p>
          </table:table-cell>
          <table:table-cell office:value-type="float" office:value="0.003707" calcext:value-type="float">
            <text:p>0.003707</text:p>
          </table:table-cell>
          <table:table-cell office:value-type="float" office:value="0" calcext:value-type="float">
            <text:p>0</text:p>
          </table:table-cell>
          <table:table-cell office:value-type="float" office:value="43835" calcext:value-type="float">
            <text:p>4383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58</text:p>
          </table:table-cell>
          <table:table-cell office:value-type="float" office:value="0.254535" calcext:value-type="float">
            <text:p>0.254535</text:p>
          </table:table-cell>
          <table:table-cell office:value-type="float" office:value="0.002538" calcext:value-type="float">
            <text:p>0.002538</text:p>
          </table:table-cell>
          <table:table-cell office:value-type="float" office:value="0" calcext:value-type="float">
            <text:p>0</text:p>
          </table:table-cell>
          <table:table-cell office:value-type="float" office:value="38551" calcext:value-type="float">
            <text:p>385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7:59</text:p>
          </table:table-cell>
          <table:table-cell office:value-type="float" office:value="0.252797" calcext:value-type="float">
            <text:p>0.252797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" calcext:value-type="float">
            <text:p>0</text:p>
          </table:table-cell>
          <table:table-cell office:value-type="float" office:value="43870" calcext:value-type="float">
            <text:p>438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00</text:p>
          </table:table-cell>
          <table:table-cell office:value-type="float" office:value="0.227009" calcext:value-type="float">
            <text:p>0.227009</text:p>
          </table:table-cell>
          <table:table-cell office:value-type="float" office:value="0.002978" calcext:value-type="float">
            <text:p>0.002978</text:p>
          </table:table-cell>
          <table:table-cell office:value-type="float" office:value="0" calcext:value-type="float">
            <text:p>0</text:p>
          </table:table-cell>
          <table:table-cell office:value-type="float" office:value="42937" calcext:value-type="float">
            <text:p>429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01</text:p>
          </table:table-cell>
          <table:table-cell office:value-type="float" office:value="0.209125" calcext:value-type="float">
            <text:p>0.209125</text:p>
          </table:table-cell>
          <table:table-cell office:value-type="float" office:value="0.002354" calcext:value-type="float">
            <text:p>0.002354</text:p>
          </table:table-cell>
          <table:table-cell office:value-type="float" office:value="0" calcext:value-type="float">
            <text:p>0</text:p>
          </table:table-cell>
          <table:table-cell office:value-type="float" office:value="34301" calcext:value-type="float">
            <text:p>3430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02</text:p>
          </table:table-cell>
          <table:table-cell office:value-type="float" office:value="0.284885" calcext:value-type="float">
            <text:p>0.284885</text:p>
          </table:table-cell>
          <table:table-cell office:value-type="float" office:value="0.003792" calcext:value-type="float">
            <text:p>0.003792</text:p>
          </table:table-cell>
          <table:table-cell office:value-type="float" office:value="0" calcext:value-type="float">
            <text:p>0</text:p>
          </table:table-cell>
          <table:table-cell office:value-type="float" office:value="41342" calcext:value-type="float">
            <text:p>4134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03</text:p>
          </table:table-cell>
          <table:table-cell office:value-type="float" office:value="0.172713" calcext:value-type="float">
            <text:p>0.172713</text:p>
          </table:table-cell>
          <table:table-cell office:value-type="float" office:value="0.001863" calcext:value-type="float">
            <text:p>0.001863</text:p>
          </table:table-cell>
          <table:table-cell office:value-type="float" office:value="0" calcext:value-type="float">
            <text:p>0</text:p>
          </table:table-cell>
          <table:table-cell office:value-type="float" office:value="30393" calcext:value-type="float">
            <text:p>303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04</text:p>
          </table:table-cell>
          <table:table-cell office:value-type="float" office:value="0.239289" calcext:value-type="float">
            <text:p>0.239289</text:p>
          </table:table-cell>
          <table:table-cell office:value-type="float" office:value="0.002139" calcext:value-type="float">
            <text:p>0.002139</text:p>
          </table:table-cell>
          <table:table-cell office:value-type="float" office:value="0" calcext:value-type="float">
            <text:p>0</text:p>
          </table:table-cell>
          <table:table-cell office:value-type="float" office:value="37550" calcext:value-type="float">
            <text:p>375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05</text:p>
          </table:table-cell>
          <table:table-cell office:value-type="float" office:value="0.221309" calcext:value-type="float">
            <text:p>0.221309</text:p>
          </table:table-cell>
          <table:table-cell office:value-type="float" office:value="0.002458" calcext:value-type="float">
            <text:p>0.002458</text:p>
          </table:table-cell>
          <table:table-cell office:value-type="float" office:value="0" calcext:value-type="float">
            <text:p>0</text:p>
          </table:table-cell>
          <table:table-cell office:value-type="float" office:value="36228" calcext:value-type="float">
            <text:p>3622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06</text:p>
          </table:table-cell>
          <table:table-cell office:value-type="float" office:value="0.394489" calcext:value-type="float">
            <text:p>0.394489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" calcext:value-type="float">
            <text:p>0</text:p>
          </table:table-cell>
          <table:table-cell office:value-type="float" office:value="35313" calcext:value-type="float">
            <text:p>353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07</text:p>
          </table:table-cell>
          <table:table-cell office:value-type="float" office:value="0.416538" calcext:value-type="float">
            <text:p>0.416538</text:p>
          </table:table-cell>
          <table:table-cell office:value-type="float" office:value="0.002666" calcext:value-type="float">
            <text:p>0.002666</text:p>
          </table:table-cell>
          <table:table-cell office:value-type="float" office:value="0" calcext:value-type="float">
            <text:p>0</text:p>
          </table:table-cell>
          <table:table-cell office:value-type="float" office:value="39715" calcext:value-type="float">
            <text:p>3971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08</text:p>
          </table:table-cell>
          <table:table-cell office:value-type="float" office:value="0.314802" calcext:value-type="float">
            <text:p>0.314802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" calcext:value-type="float">
            <text:p>0</text:p>
          </table:table-cell>
          <table:table-cell office:value-type="float" office:value="27237" calcext:value-type="float">
            <text:p>2723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09</text:p>
          </table:table-cell>
          <table:table-cell office:value-type="float" office:value="0.394276" calcext:value-type="float">
            <text:p>0.394276</text:p>
          </table:table-cell>
          <table:table-cell office:value-type="float" office:value="0.003391" calcext:value-type="float">
            <text:p>0.003391</text:p>
          </table:table-cell>
          <table:table-cell office:value-type="float" office:value="0" calcext:value-type="float">
            <text:p>0</text:p>
          </table:table-cell>
          <table:table-cell office:value-type="float" office:value="36091" calcext:value-type="float">
            <text:p>360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10</text:p>
          </table:table-cell>
          <table:table-cell office:value-type="float" office:value="0.556088" calcext:value-type="float">
            <text:p>0.556088</text:p>
          </table:table-cell>
          <table:table-cell office:value-type="float" office:value="0.002618" calcext:value-type="float">
            <text:p>0.002618</text:p>
          </table:table-cell>
          <table:table-cell office:value-type="float" office:value="0" calcext:value-type="float">
            <text:p>0</text:p>
          </table:table-cell>
          <table:table-cell office:value-type="float" office:value="29999" calcext:value-type="float">
            <text:p>299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11</text:p>
          </table:table-cell>
          <table:table-cell office:value-type="float" office:value="0.511097" calcext:value-type="float">
            <text:p>0.511097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" calcext:value-type="float">
            <text:p>0</text:p>
          </table:table-cell>
          <table:table-cell office:value-type="float" office:value="31858" calcext:value-type="float">
            <text:p>3185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12</text:p>
          </table:table-cell>
          <table:table-cell office:value-type="float" office:value="0.456797" calcext:value-type="float">
            <text:p>0.456797</text:p>
          </table:table-cell>
          <table:table-cell office:value-type="float" office:value="0.002003" calcext:value-type="float">
            <text:p>0.002003</text:p>
          </table:table-cell>
          <table:table-cell office:value-type="float" office:value="0" calcext:value-type="float">
            <text:p>0</text:p>
          </table:table-cell>
          <table:table-cell office:value-type="float" office:value="26989" calcext:value-type="float">
            <text:p>269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13</text:p>
          </table:table-cell>
          <table:table-cell office:value-type="float" office:value="0.438115" calcext:value-type="float">
            <text:p>0.438115</text:p>
          </table:table-cell>
          <table:table-cell office:value-type="float" office:value="0.003698" calcext:value-type="float">
            <text:p>0.003698</text:p>
          </table:table-cell>
          <table:table-cell office:value-type="float" office:value="0" calcext:value-type="float">
            <text:p>0</text:p>
          </table:table-cell>
          <table:table-cell office:value-type="float" office:value="27324" calcext:value-type="float">
            <text:p>2732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14</text:p>
          </table:table-cell>
          <table:table-cell office:value-type="float" office:value="0.483341" calcext:value-type="float">
            <text:p>0.483341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" calcext:value-type="float">
            <text:p>0</text:p>
          </table:table-cell>
          <table:table-cell office:value-type="float" office:value="32403" calcext:value-type="float">
            <text:p>3240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15</text:p>
          </table:table-cell>
          <table:table-cell office:value-type="float" office:value="0.523372" calcext:value-type="float">
            <text:p>0.523372</text:p>
          </table:table-cell>
          <table:table-cell office:value-type="float" office:value="0.004385" calcext:value-type="float">
            <text:p>0.004385</text:p>
          </table:table-cell>
          <table:table-cell office:value-type="float" office:value="0" calcext:value-type="float">
            <text:p>0</text:p>
          </table:table-cell>
          <table:table-cell office:value-type="float" office:value="26841" calcext:value-type="float">
            <text:p>268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16</text:p>
          </table:table-cell>
          <table:table-cell office:value-type="float" office:value="0.416111" calcext:value-type="float">
            <text:p>0.416111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" calcext:value-type="float">
            <text:p>0</text:p>
          </table:table-cell>
          <table:table-cell office:value-type="float" office:value="37083" calcext:value-type="float">
            <text:p>3708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17</text:p>
          </table:table-cell>
          <table:table-cell office:value-type="float" office:value="0.291612" calcext:value-type="float">
            <text:p>0.291612</text:p>
          </table:table-cell>
          <table:table-cell office:value-type="float" office:value="0.003236" calcext:value-type="float">
            <text:p>0.003236</text:p>
          </table:table-cell>
          <table:table-cell office:value-type="float" office:value="0" calcext:value-type="float">
            <text:p>0</text:p>
          </table:table-cell>
          <table:table-cell office:value-type="float" office:value="38539" calcext:value-type="float">
            <text:p>3853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18</text:p>
          </table:table-cell>
          <table:table-cell office:value-type="float" office:value="0.245091" calcext:value-type="float">
            <text:p>0.245091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30551" calcext:value-type="float">
            <text:p>305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19</text:p>
          </table:table-cell>
          <table:table-cell office:value-type="float" office:value="0.268069" calcext:value-type="float">
            <text:p>0.268069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" calcext:value-type="float">
            <text:p>0</text:p>
          </table:table-cell>
          <table:table-cell office:value-type="float" office:value="26450" calcext:value-type="float">
            <text:p>264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20</text:p>
          </table:table-cell>
          <table:table-cell office:value-type="float" office:value="0.28721" calcext:value-type="float">
            <text:p>0.28721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0" calcext:value-type="float">
            <text:p>0</text:p>
          </table:table-cell>
          <table:table-cell office:value-type="float" office:value="32894" calcext:value-type="float">
            <text:p>3289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21</text:p>
          </table:table-cell>
          <table:table-cell office:value-type="float" office:value="0.280263" calcext:value-type="float">
            <text:p>0.280263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0" calcext:value-type="float">
            <text:p>0</text:p>
          </table:table-cell>
          <table:table-cell office:value-type="float" office:value="39333" calcext:value-type="float">
            <text:p>3933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22</text:p>
          </table:table-cell>
          <table:table-cell office:value-type="float" office:value="0.440893" calcext:value-type="float">
            <text:p>0.440893</text:p>
          </table:table-cell>
          <table:table-cell office:value-type="float" office:value="0.005104" calcext:value-type="float">
            <text:p>0.005104</text:p>
          </table:table-cell>
          <table:table-cell office:value-type="float" office:value="0" calcext:value-type="float">
            <text:p>0</text:p>
          </table:table-cell>
          <table:table-cell office:value-type="float" office:value="30586" calcext:value-type="float">
            <text:p>3058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23</text:p>
          </table:table-cell>
          <table:table-cell office:value-type="float" office:value="0.615306" calcext:value-type="float">
            <text:p>0.615306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" calcext:value-type="float">
            <text:p>0</text:p>
          </table:table-cell>
          <table:table-cell office:value-type="float" office:value="32951" calcext:value-type="float">
            <text:p>329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24</text:p>
          </table:table-cell>
          <table:table-cell office:value-type="float" office:value="0.314038" calcext:value-type="float">
            <text:p>0.314038</text:p>
          </table:table-cell>
          <table:table-cell office:value-type="float" office:value="0.002395" calcext:value-type="float">
            <text:p>0.002395</text:p>
          </table:table-cell>
          <table:table-cell office:value-type="float" office:value="0" calcext:value-type="float">
            <text:p>0</text:p>
          </table:table-cell>
          <table:table-cell office:value-type="float" office:value="31734" calcext:value-type="float">
            <text:p>317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25</text:p>
          </table:table-cell>
          <table:table-cell office:value-type="float" office:value="0.321893" calcext:value-type="float">
            <text:p>0.321893</text:p>
          </table:table-cell>
          <table:table-cell office:value-type="float" office:value="0.005753" calcext:value-type="float">
            <text:p>0.005753</text:p>
          </table:table-cell>
          <table:table-cell office:value-type="float" office:value="0" calcext:value-type="float">
            <text:p>0</text:p>
          </table:table-cell>
          <table:table-cell office:value-type="float" office:value="29132" calcext:value-type="float">
            <text:p>2913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26</text:p>
          </table:table-cell>
          <table:table-cell office:value-type="float" office:value="0.510141" calcext:value-type="float">
            <text:p>0.510141</text:p>
          </table:table-cell>
          <table:table-cell office:value-type="float" office:value="0.001918" calcext:value-type="float">
            <text:p>0.001918</text:p>
          </table:table-cell>
          <table:table-cell office:value-type="float" office:value="0" calcext:value-type="float">
            <text:p>0</text:p>
          </table:table-cell>
          <table:table-cell office:value-type="float" office:value="28193" calcext:value-type="float">
            <text:p>2819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27</text:p>
          </table:table-cell>
          <table:table-cell office:value-type="float" office:value="0.804209" calcext:value-type="float">
            <text:p>0.804209</text:p>
          </table:table-cell>
          <table:table-cell office:value-type="float" office:value="0.001865" calcext:value-type="float">
            <text:p>0.001865</text:p>
          </table:table-cell>
          <table:table-cell office:value-type="float" office:value="0" calcext:value-type="float">
            <text:p>0</text:p>
          </table:table-cell>
          <table:table-cell office:value-type="float" office:value="22813" calcext:value-type="float">
            <text:p>228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28</text:p>
          </table:table-cell>
          <table:table-cell office:value-type="float" office:value="9.702818" calcext:value-type="float">
            <text:p>9.702818</text:p>
          </table:table-cell>
          <table:table-cell office:value-type="float" office:value="0.001662" calcext:value-type="float">
            <text:p>0.001662</text:p>
          </table:table-cell>
          <table:table-cell office:value-type="float" office:value="0" calcext:value-type="float">
            <text:p>0</text:p>
          </table:table-cell>
          <table:table-cell office:value-type="float" office:value="22066" calcext:value-type="float">
            <text:p>22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29</text:p>
          </table:table-cell>
          <table:table-cell office:value-type="float" office:value="9.000287" calcext:value-type="float">
            <text:p>9.000287</text:p>
          </table:table-cell>
          <table:table-cell office:value-type="float" office:value="0.003186" calcext:value-type="float">
            <text:p>0.003186</text:p>
          </table:table-cell>
          <table:table-cell office:value-type="float" office:value="0" calcext:value-type="float">
            <text:p>0</text:p>
          </table:table-cell>
          <table:table-cell office:value-type="float" office:value="16216" calcext:value-type="float">
            <text:p>1621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30</text:p>
          </table:table-cell>
          <table:table-cell office:value-type="float" office:value="10.439695" calcext:value-type="float">
            <text:p>10.439695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0" calcext:value-type="float">
            <text:p>0</text:p>
          </table:table-cell>
          <table:table-cell office:value-type="float" office:value="13006" calcext:value-type="float">
            <text:p>130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31</text:p>
          </table:table-cell>
          <table:table-cell office:value-type="float" office:value="10.662996" calcext:value-type="float">
            <text:p>10.662996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" calcext:value-type="float">
            <text:p>0</text:p>
          </table:table-cell>
          <table:table-cell office:value-type="float" office:value="24662" calcext:value-type="float">
            <text:p>246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32</text:p>
          </table:table-cell>
          <table:table-cell office:value-type="float" office:value="19.404001" calcext:value-type="float">
            <text:p>19.404001</text:p>
          </table:table-cell>
          <table:table-cell office:value-type="float" office:value="0.001932" calcext:value-type="float">
            <text:p>0.001932</text:p>
          </table:table-cell>
          <table:table-cell office:value-type="float" office:value="0" calcext:value-type="float">
            <text:p>0</text:p>
          </table:table-cell>
          <table:table-cell office:value-type="float" office:value="21782" calcext:value-type="float">
            <text:p>2178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33</text:p>
          </table:table-cell>
          <table:table-cell office:value-type="float" office:value="22.334282" calcext:value-type="float">
            <text:p>22.334282</text:p>
          </table:table-cell>
          <table:table-cell office:value-type="float" office:value="0.001883" calcext:value-type="float">
            <text:p>0.001883</text:p>
          </table:table-cell>
          <table:table-cell office:value-type="float" office:value="0" calcext:value-type="float">
            <text:p>0</text:p>
          </table:table-cell>
          <table:table-cell office:value-type="float" office:value="21170" calcext:value-type="float">
            <text:p>2117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34</text:p>
          </table:table-cell>
          <table:table-cell office:value-type="float" office:value="21.583093" calcext:value-type="float">
            <text:p>21.583093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" calcext:value-type="float">
            <text:p>0</text:p>
          </table:table-cell>
          <table:table-cell office:value-type="float" office:value="21316" calcext:value-type="float">
            <text:p>2131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35</text:p>
          </table:table-cell>
          <table:table-cell office:value-type="float" office:value="21.483572" calcext:value-type="float">
            <text:p>21.483572</text:p>
          </table:table-cell>
          <table:table-cell office:value-type="float" office:value="0.001129" calcext:value-type="float">
            <text:p>0.001129</text:p>
          </table:table-cell>
          <table:table-cell office:value-type="float" office:value="0" calcext:value-type="float">
            <text:p>0</text:p>
          </table:table-cell>
          <table:table-cell office:value-type="float" office:value="16815" calcext:value-type="float">
            <text:p>1681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36</text:p>
          </table:table-cell>
          <table:table-cell office:value-type="float" office:value="21.232496" calcext:value-type="float">
            <text:p>21.232496</text:p>
          </table:table-cell>
          <table:table-cell office:value-type="float" office:value="0.001521" calcext:value-type="float">
            <text:p>0.001521</text:p>
          </table:table-cell>
          <table:table-cell office:value-type="float" office:value="0" calcext:value-type="float">
            <text:p>0</text:p>
          </table:table-cell>
          <table:table-cell office:value-type="float" office:value="16776" calcext:value-type="float">
            <text:p>167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37</text:p>
          </table:table-cell>
          <table:table-cell office:value-type="float" office:value="21.252973" calcext:value-type="float">
            <text:p>21.252973</text:p>
          </table:table-cell>
          <table:table-cell office:value-type="float" office:value="0.001914" calcext:value-type="float">
            <text:p>0.001914</text:p>
          </table:table-cell>
          <table:table-cell office:value-type="float" office:value="0" calcext:value-type="float">
            <text:p>0</text:p>
          </table:table-cell>
          <table:table-cell office:value-type="float" office:value="26962" calcext:value-type="float">
            <text:p>2696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38</text:p>
          </table:table-cell>
          <table:table-cell office:value-type="float" office:value="22.233015" calcext:value-type="float">
            <text:p>22.233015</text:p>
          </table:table-cell>
          <table:table-cell office:value-type="float" office:value="0.001478" calcext:value-type="float">
            <text:p>0.001478</text:p>
          </table:table-cell>
          <table:table-cell office:value-type="float" office:value="0" calcext:value-type="float">
            <text:p>0</text:p>
          </table:table-cell>
          <table:table-cell office:value-type="float" office:value="18499" calcext:value-type="float">
            <text:p>184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39</text:p>
          </table:table-cell>
          <table:table-cell office:value-type="float" office:value="22.563498" calcext:value-type="float">
            <text:p>22.563498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0" calcext:value-type="float">
            <text:p>0</text:p>
          </table:table-cell>
          <table:table-cell office:value-type="float" office:value="19367" calcext:value-type="float">
            <text:p>1936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40</text:p>
          </table:table-cell>
          <table:table-cell office:value-type="float" office:value="21.324902" calcext:value-type="float">
            <text:p>21.324902</text:p>
          </table:table-cell>
          <table:table-cell office:value-type="float" office:value="0.002045" calcext:value-type="float">
            <text:p>0.002045</text:p>
          </table:table-cell>
          <table:table-cell office:value-type="float" office:value="0" calcext:value-type="float">
            <text:p>0</text:p>
          </table:table-cell>
          <table:table-cell office:value-type="float" office:value="31322" calcext:value-type="float">
            <text:p>3132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41</text:p>
          </table:table-cell>
          <table:table-cell office:value-type="float" office:value="22.422528" calcext:value-type="float">
            <text:p>22.422528</text:p>
          </table:table-cell>
          <table:table-cell office:value-type="float" office:value="0.001417" calcext:value-type="float">
            <text:p>0.001417</text:p>
          </table:table-cell>
          <table:table-cell office:value-type="float" office:value="0" calcext:value-type="float">
            <text:p>0</text:p>
          </table:table-cell>
          <table:table-cell office:value-type="float" office:value="19171" calcext:value-type="float">
            <text:p>1917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42</text:p>
          </table:table-cell>
          <table:table-cell office:value-type="float" office:value="23.328951" calcext:value-type="float">
            <text:p>23.328951</text:p>
          </table:table-cell>
          <table:table-cell office:value-type="float" office:value="0.003165" calcext:value-type="float">
            <text:p>0.003165</text:p>
          </table:table-cell>
          <table:table-cell office:value-type="float" office:value="0" calcext:value-type="float">
            <text:p>0</text:p>
          </table:table-cell>
          <table:table-cell office:value-type="float" office:value="21544" calcext:value-type="float">
            <text:p>2154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43</text:p>
          </table:table-cell>
          <table:table-cell office:value-type="float" office:value="31.498814" calcext:value-type="float">
            <text:p>31.498814</text:p>
          </table:table-cell>
          <table:table-cell office:value-type="float" office:value="0.001013" calcext:value-type="float">
            <text:p>0.001013</text:p>
          </table:table-cell>
          <table:table-cell office:value-type="float" office:value="0" calcext:value-type="float">
            <text:p>0</text:p>
          </table:table-cell>
          <table:table-cell office:value-type="float" office:value="13817" calcext:value-type="float">
            <text:p>138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44</text:p>
          </table:table-cell>
          <table:table-cell office:value-type="float" office:value="31.513989" calcext:value-type="float">
            <text:p>31.513989</text:p>
          </table:table-cell>
          <table:table-cell office:value-type="float" office:value="0.001524" calcext:value-type="float">
            <text:p>0.001524</text:p>
          </table:table-cell>
          <table:table-cell office:value-type="float" office:value="0" calcext:value-type="float">
            <text:p>0</text:p>
          </table:table-cell>
          <table:table-cell office:value-type="float" office:value="20015" calcext:value-type="float">
            <text:p>2001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45</text:p>
          </table:table-cell>
          <table:table-cell office:value-type="float" office:value="31.794724" calcext:value-type="float">
            <text:p>31.79472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1414" calcext:value-type="float">
            <text:p>114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46</text:p>
          </table:table-cell>
          <table:table-cell office:value-type="float" office:value="30.769485" calcext:value-type="float">
            <text:p>30.769485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" calcext:value-type="float">
            <text:p>0</text:p>
          </table:table-cell>
          <table:table-cell office:value-type="float" office:value="7044" calcext:value-type="float">
            <text:p>704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47</text:p>
          </table:table-cell>
          <table:table-cell office:value-type="float" office:value="29.577241" calcext:value-type="float">
            <text:p>29.577241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0" calcext:value-type="float">
            <text:p>0</text:p>
          </table:table-cell>
          <table:table-cell office:value-type="float" office:value="11906" calcext:value-type="float">
            <text:p>119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48</text:p>
          </table:table-cell>
          <table:table-cell office:value-type="float" office:value="28.44178" calcext:value-type="float">
            <text:p>28.44178</text:p>
          </table:table-cell>
          <table:table-cell office:value-type="float" office:value="0.000988" calcext:value-type="float">
            <text:p>0.000988</text:p>
          </table:table-cell>
          <table:table-cell office:value-type="float" office:value="0" calcext:value-type="float">
            <text:p>0</text:p>
          </table:table-cell>
          <table:table-cell office:value-type="float" office:value="14714" calcext:value-type="float">
            <text:p>147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49</text:p>
          </table:table-cell>
          <table:table-cell office:value-type="float" office:value="29.040814" calcext:value-type="float">
            <text:p>29.040814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0" calcext:value-type="float">
            <text:p>0</text:p>
          </table:table-cell>
          <table:table-cell office:value-type="float" office:value="14620" calcext:value-type="float">
            <text:p>146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50</text:p>
          </table:table-cell>
          <table:table-cell office:value-type="float" office:value="44.195022" calcext:value-type="float">
            <text:p>44.195022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" calcext:value-type="float">
            <text:p>0</text:p>
          </table:table-cell>
          <table:table-cell office:value-type="float" office:value="15134" calcext:value-type="float">
            <text:p>151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51</text:p>
          </table:table-cell>
          <table:table-cell office:value-type="float" office:value="51.633555" calcext:value-type="float">
            <text:p>51.633555</text:p>
          </table:table-cell>
          <table:table-cell office:value-type="float" office:value="0.001726" calcext:value-type="float">
            <text:p>0.001726</text:p>
          </table:table-cell>
          <table:table-cell office:value-type="float" office:value="0" calcext:value-type="float">
            <text:p>0</text:p>
          </table:table-cell>
          <table:table-cell office:value-type="float" office:value="20860" calcext:value-type="float">
            <text:p>2086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52</text:p>
          </table:table-cell>
          <table:table-cell office:value-type="float" office:value="51.057532" calcext:value-type="float">
            <text:p>51.057532</text:p>
          </table:table-cell>
          <table:table-cell office:value-type="float" office:value="0.002051" calcext:value-type="float">
            <text:p>0.002051</text:p>
          </table:table-cell>
          <table:table-cell office:value-type="float" office:value="0" calcext:value-type="float">
            <text:p>0</text:p>
          </table:table-cell>
          <table:table-cell office:value-type="float" office:value="19857" calcext:value-type="float">
            <text:p>1985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53</text:p>
          </table:table-cell>
          <table:table-cell office:value-type="float" office:value="59.602793" calcext:value-type="float">
            <text:p>59.602793</text:p>
          </table:table-cell>
          <table:table-cell office:value-type="float" office:value="0.001387" calcext:value-type="float">
            <text:p>0.001387</text:p>
          </table:table-cell>
          <table:table-cell office:value-type="float" office:value="0" calcext:value-type="float">
            <text:p>0</text:p>
          </table:table-cell>
          <table:table-cell office:value-type="float" office:value="22304" calcext:value-type="float">
            <text:p>2230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54</text:p>
          </table:table-cell>
          <table:table-cell office:value-type="float" office:value="57.123784" calcext:value-type="float">
            <text:p>57.123784</text:p>
          </table:table-cell>
          <table:table-cell office:value-type="float" office:value="0.001964" calcext:value-type="float">
            <text:p>0.001964</text:p>
          </table:table-cell>
          <table:table-cell office:value-type="float" office:value="0" calcext:value-type="float">
            <text:p>0</text:p>
          </table:table-cell>
          <table:table-cell office:value-type="float" office:value="22867" calcext:value-type="float">
            <text:p>2286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55</text:p>
          </table:table-cell>
          <table:table-cell office:value-type="float" office:value="62.0294" calcext:value-type="float">
            <text:p>62.0294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" calcext:value-type="float">
            <text:p>0</text:p>
          </table:table-cell>
          <table:table-cell office:value-type="float" office:value="25178" calcext:value-type="float">
            <text:p>2517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56</text:p>
          </table:table-cell>
          <table:table-cell office:value-type="float" office:value="59.043169" calcext:value-type="float">
            <text:p>59.043169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" calcext:value-type="float">
            <text:p>0</text:p>
          </table:table-cell>
          <table:table-cell office:value-type="float" office:value="31024" calcext:value-type="float">
            <text:p>3102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57</text:p>
          </table:table-cell>
          <table:table-cell office:value-type="float" office:value="57.905995" calcext:value-type="float">
            <text:p>57.905995</text:p>
          </table:table-cell>
          <table:table-cell office:value-type="float" office:value="0.002652" calcext:value-type="float">
            <text:p>0.002652</text:p>
          </table:table-cell>
          <table:table-cell office:value-type="float" office:value="0" calcext:value-type="float">
            <text:p>0</text:p>
          </table:table-cell>
          <table:table-cell office:value-type="float" office:value="22754" calcext:value-type="float">
            <text:p>2275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58</text:p>
          </table:table-cell>
          <table:table-cell office:value-type="float" office:value="65.311034" calcext:value-type="float">
            <text:p>65.311034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" calcext:value-type="float">
            <text:p>0</text:p>
          </table:table-cell>
          <table:table-cell office:value-type="float" office:value="15680" calcext:value-type="float">
            <text:p>156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8:59</text:p>
          </table:table-cell>
          <table:table-cell office:value-type="float" office:value="62.563448" calcext:value-type="float">
            <text:p>62.563448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" calcext:value-type="float">
            <text:p>0</text:p>
          </table:table-cell>
          <table:table-cell office:value-type="float" office:value="16279" calcext:value-type="float">
            <text:p>162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00</text:p>
          </table:table-cell>
          <table:table-cell office:value-type="float" office:value="73.197192" calcext:value-type="float">
            <text:p>73.197192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" calcext:value-type="float">
            <text:p>0</text:p>
          </table:table-cell>
          <table:table-cell office:value-type="float" office:value="10689" calcext:value-type="float">
            <text:p>106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01</text:p>
          </table:table-cell>
          <table:table-cell office:value-type="float" office:value="78.971977" calcext:value-type="float">
            <text:p>78.971977</text:p>
          </table:table-cell>
          <table:table-cell office:value-type="float" office:value="0.000727" calcext:value-type="float">
            <text:p>0.000727</text:p>
          </table:table-cell>
          <table:table-cell office:value-type="float" office:value="0" calcext:value-type="float">
            <text:p>0</text:p>
          </table:table-cell>
          <table:table-cell office:value-type="float" office:value="12402" calcext:value-type="float">
            <text:p>124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02</text:p>
          </table:table-cell>
          <table:table-cell office:value-type="float" office:value="79.611163" calcext:value-type="float">
            <text:p>79.611163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0" calcext:value-type="float">
            <text:p>0</text:p>
          </table:table-cell>
          <table:table-cell office:value-type="float" office:value="10565" calcext:value-type="float">
            <text:p>105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03</text:p>
          </table:table-cell>
          <table:table-cell office:value-type="float" office:value="89.431787" calcext:value-type="float">
            <text:p>89.431787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0" calcext:value-type="float">
            <text:p>0</text:p>
          </table:table-cell>
          <table:table-cell office:value-type="float" office:value="11394" calcext:value-type="float">
            <text:p>1139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04</text:p>
          </table:table-cell>
          <table:table-cell office:value-type="float" office:value="92.194005" calcext:value-type="float">
            <text:p>92.194005</text:p>
          </table:table-cell>
          <table:table-cell office:value-type="float" office:value="0.002338" calcext:value-type="float">
            <text:p>0.002338</text:p>
          </table:table-cell>
          <table:table-cell office:value-type="float" office:value="0" calcext:value-type="float">
            <text:p>0</text:p>
          </table:table-cell>
          <table:table-cell office:value-type="float" office:value="15974" calcext:value-type="float">
            <text:p>159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05</text:p>
          </table:table-cell>
          <table:table-cell office:value-type="float" office:value="110.31091" calcext:value-type="float">
            <text:p>110.31091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" calcext:value-type="float">
            <text:p>0</text:p>
          </table:table-cell>
          <table:table-cell office:value-type="float" office:value="8738" calcext:value-type="float">
            <text:p>873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06</text:p>
          </table:table-cell>
          <table:table-cell office:value-type="float" office:value="108.726577" calcext:value-type="float">
            <text:p>108.726577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</text:p>
          </table:table-cell>
          <table:table-cell office:value-type="float" office:value="6375" calcext:value-type="float">
            <text:p>637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07</text:p>
          </table:table-cell>
          <table:table-cell office:value-type="float" office:value="120.907942" calcext:value-type="float">
            <text:p>120.907942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" calcext:value-type="float">
            <text:p>0</text:p>
          </table:table-cell>
          <table:table-cell office:value-type="float" office:value="4338" calcext:value-type="float">
            <text:p>433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08</text:p>
          </table:table-cell>
          <table:table-cell office:value-type="float" office:value="128.775973" calcext:value-type="float">
            <text:p>128.775973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0" calcext:value-type="float">
            <text:p>0</text:p>
          </table:table-cell>
          <table:table-cell office:value-type="float" office:value="16346" calcext:value-type="float">
            <text:p>1634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09</text:p>
          </table:table-cell>
          <table:table-cell office:value-type="float" office:value="120.439103" calcext:value-type="float">
            <text:p>120.439103</text:p>
          </table:table-cell>
          <table:table-cell office:value-type="float" office:value="0.001346" calcext:value-type="float">
            <text:p>0.001346</text:p>
          </table:table-cell>
          <table:table-cell office:value-type="float" office:value="0" calcext:value-type="float">
            <text:p>0</text:p>
          </table:table-cell>
          <table:table-cell office:value-type="float" office:value="21033" calcext:value-type="float">
            <text:p>2103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10</text:p>
          </table:table-cell>
          <table:table-cell office:value-type="float" office:value="119.639483" calcext:value-type="float">
            <text:p>119.639483</text:p>
          </table:table-cell>
          <table:table-cell office:value-type="float" office:value="0.006168" calcext:value-type="float">
            <text:p>0.006168</text:p>
          </table:table-cell>
          <table:table-cell office:value-type="float" office:value="0" calcext:value-type="float">
            <text:p>0</text:p>
          </table:table-cell>
          <table:table-cell office:value-type="float" office:value="26581" calcext:value-type="float">
            <text:p>2658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11</text:p>
          </table:table-cell>
          <table:table-cell office:value-type="float" office:value="109.242703" calcext:value-type="float">
            <text:p>109.242703</text:p>
          </table:table-cell>
          <table:table-cell office:value-type="float" office:value="0.007597" calcext:value-type="float">
            <text:p>0.007597</text:p>
          </table:table-cell>
          <table:table-cell office:value-type="float" office:value="0" calcext:value-type="float">
            <text:p>0</text:p>
          </table:table-cell>
          <table:table-cell office:value-type="float" office:value="16352" calcext:value-type="float">
            <text:p>1635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12</text:p>
          </table:table-cell>
          <table:table-cell office:value-type="float" office:value="119.519308" calcext:value-type="float">
            <text:p>119.519308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0" calcext:value-type="float">
            <text:p>0</text:p>
          </table:table-cell>
          <table:table-cell office:value-type="float" office:value="18543" calcext:value-type="float">
            <text:p>1854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13</text:p>
          </table:table-cell>
          <table:table-cell office:value-type="float" office:value="124.903553" calcext:value-type="float">
            <text:p>124.903553</text:p>
          </table:table-cell>
          <table:table-cell office:value-type="float" office:value="0.001633" calcext:value-type="float">
            <text:p>0.001633</text:p>
          </table:table-cell>
          <table:table-cell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14</text:p>
          </table:table-cell>
          <table:table-cell office:value-type="float" office:value="126.806246" calcext:value-type="float">
            <text:p>126.806246</text:p>
          </table:table-cell>
          <table:table-cell office:value-type="float" office:value="0.001284" calcext:value-type="float">
            <text:p>0.001284</text:p>
          </table:table-cell>
          <table:table-cell office:value-type="float" office:value="0" calcext:value-type="float">
            <text:p>0</text:p>
          </table:table-cell>
          <table:table-cell office:value-type="float" office:value="14193" calcext:value-type="float">
            <text:p>1419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15</text:p>
          </table:table-cell>
          <table:table-cell office:value-type="float" office:value="117.088718" calcext:value-type="float">
            <text:p>117.088718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" calcext:value-type="float">
            <text:p>0</text:p>
          </table:table-cell>
          <table:table-cell office:value-type="float" office:value="17153" calcext:value-type="float">
            <text:p>1715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16</text:p>
          </table:table-cell>
          <table:table-cell office:value-type="float" office:value="118.183302" calcext:value-type="float">
            <text:p>118.183302</text:p>
          </table:table-cell>
          <table:table-cell office:value-type="float" office:value="0.009824" calcext:value-type="float">
            <text:p>0.009824</text:p>
          </table:table-cell>
          <table:table-cell office:value-type="float" office:value="0" calcext:value-type="float">
            <text:p>0</text:p>
          </table:table-cell>
          <table:table-cell office:value-type="float" office:value="17610" calcext:value-type="float">
            <text:p>1761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17</text:p>
          </table:table-cell>
          <table:table-cell office:value-type="float" office:value="112.137307" calcext:value-type="float">
            <text:p>112.137307</text:p>
          </table:table-cell>
          <table:table-cell office:value-type="float" office:value="0.002448" calcext:value-type="float">
            <text:p>0.002448</text:p>
          </table:table-cell>
          <table:table-cell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18</text:p>
          </table:table-cell>
          <table:table-cell office:value-type="float" office:value="105.029866" calcext:value-type="float">
            <text:p>105.029866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" calcext:value-type="float">
            <text:p>0</text:p>
          </table:table-cell>
          <table:table-cell office:value-type="float" office:value="9630" calcext:value-type="float">
            <text:p>963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19</text:p>
          </table:table-cell>
          <table:table-cell office:value-type="float" office:value="102.282843" calcext:value-type="float">
            <text:p>102.282843</text:p>
          </table:table-cell>
          <table:table-cell office:value-type="float" office:value="0.005989" calcext:value-type="float">
            <text:p>0.005989</text:p>
          </table:table-cell>
          <table:table-cell office:value-type="float" office:value="0" calcext:value-type="float">
            <text:p>0</text:p>
          </table:table-cell>
          <table:table-cell office:value-type="float" office:value="16712" calcext:value-type="float">
            <text:p>1671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20</text:p>
          </table:table-cell>
          <table:table-cell office:value-type="float" office:value="111.783986" calcext:value-type="float">
            <text:p>111.783986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" calcext:value-type="float">
            <text:p>0</text:p>
          </table:table-cell>
          <table:table-cell office:value-type="float" office:value="7414" calcext:value-type="float">
            <text:p>74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21</text:p>
          </table:table-cell>
          <table:table-cell office:value-type="float" office:value="102.179775" calcext:value-type="float">
            <text:p>102.179775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" calcext:value-type="float">
            <text:p>0</text:p>
          </table:table-cell>
          <table:table-cell office:value-type="float" office:value="8768" calcext:value-type="float">
            <text:p>876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22</text:p>
          </table:table-cell>
          <table:table-cell office:value-type="float" office:value="102.682162" calcext:value-type="float">
            <text:p>102.682162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" calcext:value-type="float">
            <text:p>0</text:p>
          </table:table-cell>
          <table:table-cell office:value-type="float" office:value="9530" calcext:value-type="float">
            <text:p>953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23</text:p>
          </table:table-cell>
          <table:table-cell office:value-type="float" office:value="93.45237" calcext:value-type="float">
            <text:p>93.45237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" calcext:value-type="float">
            <text:p>0</text:p>
          </table:table-cell>
          <table:table-cell office:value-type="float" office:value="20147" calcext:value-type="float">
            <text:p>201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24</text:p>
          </table:table-cell>
          <table:table-cell office:value-type="float" office:value="85.051661" calcext:value-type="float">
            <text:p>85.051661</text:p>
          </table:table-cell>
          <table:table-cell office:value-type="float" office:value="0.020483" calcext:value-type="float">
            <text:p>0.020483</text:p>
          </table:table-cell>
          <table:table-cell office:value-type="float" office:value="0" calcext:value-type="float">
            <text:p>0</text:p>
          </table:table-cell>
          <table:table-cell office:value-type="float" office:value="13215" calcext:value-type="float">
            <text:p>1321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25</text:p>
          </table:table-cell>
          <table:table-cell office:value-type="float" office:value="78.730451" calcext:value-type="float">
            <text:p>78.730451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" calcext:value-type="float">
            <text:p>0</text:p>
          </table:table-cell>
          <table:table-cell office:value-type="float" office:value="8674" calcext:value-type="float">
            <text:p>86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26</text:p>
          </table:table-cell>
          <table:table-cell office:value-type="float" office:value="84.973399" calcext:value-type="float">
            <text:p>84.973399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" calcext:value-type="float">
            <text:p>0</text:p>
          </table:table-cell>
          <table:table-cell office:value-type="float" office:value="11167" calcext:value-type="float">
            <text:p>1116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27</text:p>
          </table:table-cell>
          <table:table-cell office:value-type="float" office:value="81.093685" calcext:value-type="float">
            <text:p>81.093685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28</text:p>
          </table:table-cell>
          <table:table-cell office:value-type="float" office:value="91.019133" calcext:value-type="float">
            <text:p>91.019133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0" calcext:value-type="float">
            <text:p>0</text:p>
          </table:table-cell>
          <table:table-cell office:value-type="float" office:value="5174" calcext:value-type="float">
            <text:p>51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29</text:p>
          </table:table-cell>
          <table:table-cell office:value-type="float" office:value="85.159" calcext:value-type="float">
            <text:p>85.159</text:p>
          </table:table-cell>
          <table:table-cell office:value-type="float" office:value="0.000986" calcext:value-type="float">
            <text:p>0.000986</text:p>
          </table:table-cell>
          <table:table-cell office:value-type="float" office:value="0" calcext:value-type="float">
            <text:p>0</text:p>
          </table:table-cell>
          <table:table-cell office:value-type="float" office:value="8047" calcext:value-type="float">
            <text:p>804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30</text:p>
          </table:table-cell>
          <table:table-cell office:value-type="float" office:value="78.628404" calcext:value-type="float">
            <text:p>78.628404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" calcext:value-type="float">
            <text:p>0</text:p>
          </table:table-cell>
          <table:table-cell office:value-type="float" office:value="5926" calcext:value-type="float">
            <text:p>592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31</text:p>
          </table:table-cell>
          <table:table-cell office:value-type="float" office:value="92.560743" calcext:value-type="float">
            <text:p>92.560743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32</text:p>
          </table:table-cell>
          <table:table-cell office:value-type="float" office:value="84.209357" calcext:value-type="float">
            <text:p>84.209357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" calcext:value-type="float">
            <text:p>0</text:p>
          </table:table-cell>
          <table:table-cell office:value-type="float" office:value="5928" calcext:value-type="float">
            <text:p>592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33</text:p>
          </table:table-cell>
          <table:table-cell office:value-type="float" office:value="83.638435" calcext:value-type="float">
            <text:p>83.638435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" calcext:value-type="float">
            <text:p>0</text:p>
          </table:table-cell>
          <table:table-cell office:value-type="float" office:value="5739" calcext:value-type="float">
            <text:p>573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34</text:p>
          </table:table-cell>
          <table:table-cell office:value-type="float" office:value="86.154095" calcext:value-type="float">
            <text:p>86.154095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" calcext:value-type="float">
            <text:p>0</text:p>
          </table:table-cell>
          <table:table-cell office:value-type="float" office:value="8329" calcext:value-type="float">
            <text:p>83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35</text:p>
          </table:table-cell>
          <table:table-cell office:value-type="float" office:value="87.547815" calcext:value-type="float">
            <text:p>87.547815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0" calcext:value-type="float">
            <text:p>0</text:p>
          </table:table-cell>
          <table:table-cell office:value-type="float" office:value="11326" calcext:value-type="float">
            <text:p>1132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36</text:p>
          </table:table-cell>
          <table:table-cell office:value-type="float" office:value="90.948535" calcext:value-type="float">
            <text:p>90.948535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" calcext:value-type="float">
            <text:p>0</text:p>
          </table:table-cell>
          <table:table-cell office:value-type="float" office:value="4852" calcext:value-type="float">
            <text:p>48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37</text:p>
          </table:table-cell>
          <table:table-cell office:value-type="float" office:value="91.570363" calcext:value-type="float">
            <text:p>91.570363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" calcext:value-type="float">
            <text:p>0</text:p>
          </table:table-cell>
          <table:table-cell office:value-type="float" office:value="5288" calcext:value-type="float">
            <text:p>52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38</text:p>
          </table:table-cell>
          <table:table-cell office:value-type="float" office:value="100.380132" calcext:value-type="float">
            <text:p>100.380132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" calcext:value-type="float">
            <text:p>0</text:p>
          </table:table-cell>
          <table:table-cell office:value-type="float" office:value="3749" calcext:value-type="float">
            <text:p>374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39</text:p>
          </table:table-cell>
          <table:table-cell office:value-type="float" office:value="106.65901" calcext:value-type="float">
            <text:p>106.65901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" calcext:value-type="float">
            <text:p>0</text:p>
          </table:table-cell>
          <table:table-cell office:value-type="float" office:value="4217" calcext:value-type="float">
            <text:p>421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40</text:p>
          </table:table-cell>
          <table:table-cell office:value-type="float" office:value="121.43656" calcext:value-type="float">
            <text:p>121.43656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41</text:p>
          </table:table-cell>
          <table:table-cell office:value-type="float" office:value="125.791558" calcext:value-type="float">
            <text:p>125.791558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2912" calcext:value-type="float">
            <text:p>291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42</text:p>
          </table:table-cell>
          <table:table-cell office:value-type="float" office:value="127.778212" calcext:value-type="float">
            <text:p>127.778212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" calcext:value-type="float">
            <text:p>0</text:p>
          </table:table-cell>
          <table:table-cell office:value-type="float" office:value="4531" calcext:value-type="float">
            <text:p>453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43</text:p>
          </table:table-cell>
          <table:table-cell office:value-type="float" office:value="128.55072" calcext:value-type="float">
            <text:p>128.5507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44</text:p>
          </table:table-cell>
          <table:table-cell office:value-type="float" office:value="124.847798" calcext:value-type="float">
            <text:p>124.847798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1565" calcext:value-type="float">
            <text:p>156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45</text:p>
          </table:table-cell>
          <table:table-cell office:value-type="float" office:value="126.462903" calcext:value-type="float">
            <text:p>126.46290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523" calcext:value-type="float">
            <text:p>252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46</text:p>
          </table:table-cell>
          <table:table-cell office:value-type="float" office:value="132.100665" calcext:value-type="float">
            <text:p>132.100665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" calcext:value-type="float">
            <text:p>0</text:p>
          </table:table-cell>
          <table:table-cell office:value-type="float" office:value="4614" calcext:value-type="float">
            <text:p>461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47</text:p>
          </table:table-cell>
          <table:table-cell office:value-type="float" office:value="131.953767" calcext:value-type="float">
            <text:p>131.953767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" calcext:value-type="float">
            <text:p>0</text:p>
          </table:table-cell>
          <table:table-cell office:value-type="float" office:value="8344" calcext:value-type="float">
            <text:p>834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48</text:p>
          </table:table-cell>
          <table:table-cell office:value-type="float" office:value="130.289269" calcext:value-type="float">
            <text:p>130.289269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" calcext:value-type="float">
            <text:p>0</text:p>
          </table:table-cell>
          <table:table-cell office:value-type="float" office:value="5229" calcext:value-type="float">
            <text:p>52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49</text:p>
          </table:table-cell>
          <table:table-cell office:value-type="float" office:value="134.564192" calcext:value-type="float">
            <text:p>134.564192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" calcext:value-type="float">
            <text:p>0</text:p>
          </table:table-cell>
          <table:table-cell office:value-type="float" office:value="5033" calcext:value-type="float">
            <text:p>503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50</text:p>
          </table:table-cell>
          <table:table-cell office:value-type="float" office:value="135.355236" calcext:value-type="float">
            <text:p>135.355236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" calcext:value-type="float">
            <text:p>0</text:p>
          </table:table-cell>
          <table:table-cell office:value-type="float" office:value="3983" calcext:value-type="float">
            <text:p>398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51</text:p>
          </table:table-cell>
          <table:table-cell office:value-type="float" office:value="126.921192" calcext:value-type="float">
            <text:p>126.921192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" calcext:value-type="float">
            <text:p>0</text:p>
          </table:table-cell>
          <table:table-cell office:value-type="float" office:value="5845" calcext:value-type="float">
            <text:p>584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52</text:p>
          </table:table-cell>
          <table:table-cell office:value-type="float" office:value="138.171383" calcext:value-type="float">
            <text:p>138.171383</text:p>
          </table:table-cell>
          <table:table-cell office:value-type="float" office:value="0.001604" calcext:value-type="float">
            <text:p>0.001604</text:p>
          </table:table-cell>
          <table:table-cell office:value-type="float" office:value="0" calcext:value-type="float">
            <text:p>0</text:p>
          </table:table-cell>
          <table:table-cell office:value-type="float" office:value="9457" calcext:value-type="float">
            <text:p>945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53</text:p>
          </table:table-cell>
          <table:table-cell office:value-type="float" office:value="123.476963" calcext:value-type="float">
            <text:p>123.476963</text:p>
          </table:table-cell>
          <table:table-cell office:value-type="float" office:value="0.000901" calcext:value-type="float">
            <text:p>0.000901</text:p>
          </table:table-cell>
          <table:table-cell office:value-type="float" office:value="0" calcext:value-type="float">
            <text:p>0</text:p>
          </table:table-cell>
          <table:table-cell office:value-type="float" office:value="6739" calcext:value-type="float">
            <text:p>673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54</text:p>
          </table:table-cell>
          <table:table-cell office:value-type="float" office:value="135.420133" calcext:value-type="float">
            <text:p>135.420133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" calcext:value-type="float">
            <text:p>0</text:p>
          </table:table-cell>
          <table:table-cell office:value-type="float" office:value="6540" calcext:value-type="float">
            <text:p>654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55</text:p>
          </table:table-cell>
          <table:table-cell office:value-type="float" office:value="127.722884" calcext:value-type="float">
            <text:p>127.722884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0" calcext:value-type="float">
            <text:p>0</text:p>
          </table:table-cell>
          <table:table-cell office:value-type="float" office:value="10229" calcext:value-type="float">
            <text:p>1022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56</text:p>
          </table:table-cell>
          <table:table-cell office:value-type="float" office:value="129.373703" calcext:value-type="float">
            <text:p>129.373703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" calcext:value-type="float">
            <text:p>0</text:p>
          </table:table-cell>
          <table:table-cell office:value-type="float" office:value="8569" calcext:value-type="float">
            <text:p>856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57</text:p>
          </table:table-cell>
          <table:table-cell office:value-type="float" office:value="141.697356" calcext:value-type="float">
            <text:p>141.697356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0" calcext:value-type="float">
            <text:p>0</text:p>
          </table:table-cell>
          <table:table-cell office:value-type="float" office:value="5732" calcext:value-type="float">
            <text:p>573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58</text:p>
          </table:table-cell>
          <table:table-cell office:value-type="float" office:value="127.46937" calcext:value-type="float">
            <text:p>127.46937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" calcext:value-type="float">
            <text:p>0</text:p>
          </table:table-cell>
          <table:table-cell office:value-type="float" office:value="4722" calcext:value-type="float">
            <text:p>472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29:59</text:p>
          </table:table-cell>
          <table:table-cell office:value-type="float" office:value="135.035559" calcext:value-type="float">
            <text:p>135.035559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" calcext:value-type="float">
            <text:p>0</text:p>
          </table:table-cell>
          <table:table-cell office:value-type="float" office:value="8644" calcext:value-type="float">
            <text:p>86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00</text:p>
          </table:table-cell>
          <table:table-cell office:value-type="float" office:value="131.908735" calcext:value-type="float">
            <text:p>131.908735</text:p>
          </table:table-cell>
          <table:table-cell office:value-type="float" office:value="0.001878" calcext:value-type="float">
            <text:p>0.001878</text:p>
          </table:table-cell>
          <table:table-cell office:value-type="float" office:value="0" calcext:value-type="float">
            <text:p>0</text:p>
          </table:table-cell>
          <table:table-cell office:value-type="float" office:value="6051" calcext:value-type="float">
            <text:p>605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01</text:p>
          </table:table-cell>
          <table:table-cell office:value-type="float" office:value="137.807433" calcext:value-type="float">
            <text:p>137.807433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" calcext:value-type="float">
            <text:p>0</text:p>
          </table:table-cell>
          <table:table-cell office:value-type="float" office:value="8260" calcext:value-type="float">
            <text:p>826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02</text:p>
          </table:table-cell>
          <table:table-cell office:value-type="float" office:value="129.341068" calcext:value-type="float">
            <text:p>129.341068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" calcext:value-type="float">
            <text:p>0</text:p>
          </table:table-cell>
          <table:table-cell office:value-type="float" office:value="8740" calcext:value-type="float">
            <text:p>874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03</text:p>
          </table:table-cell>
          <table:table-cell office:value-type="float" office:value="130.809495" calcext:value-type="float">
            <text:p>130.809495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" calcext:value-type="float">
            <text:p>0</text:p>
          </table:table-cell>
          <table:table-cell office:value-type="float" office:value="5204" calcext:value-type="float">
            <text:p>520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04</text:p>
          </table:table-cell>
          <table:table-cell office:value-type="float" office:value="121.29144" calcext:value-type="float">
            <text:p>121.29144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375" calcext:value-type="float">
            <text:p>237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05</text:p>
          </table:table-cell>
          <table:table-cell office:value-type="float" office:value="114.429135" calcext:value-type="float">
            <text:p>114.429135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" calcext:value-type="float">
            <text:p>0</text:p>
          </table:table-cell>
          <table:table-cell office:value-type="float" office:value="5706" calcext:value-type="float">
            <text:p>570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06</text:p>
          </table:table-cell>
          <table:table-cell office:value-type="float" office:value="105.205715" calcext:value-type="float">
            <text:p>105.205715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" calcext:value-type="float">
            <text:p>0</text:p>
          </table:table-cell>
          <table:table-cell office:value-type="float" office:value="6497" calcext:value-type="float">
            <text:p>649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07</text:p>
          </table:table-cell>
          <table:table-cell office:value-type="float" office:value="105.497091" calcext:value-type="float">
            <text:p>105.497091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" calcext:value-type="float">
            <text:p>0</text:p>
          </table:table-cell>
          <table:table-cell office:value-type="float" office:value="3118" calcext:value-type="float">
            <text:p>311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08</text:p>
          </table:table-cell>
          <table:table-cell office:value-type="float" office:value="89.57972" calcext:value-type="float">
            <text:p>89.57972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" calcext:value-type="float">
            <text:p>0</text:p>
          </table:table-cell>
          <table:table-cell office:value-type="float" office:value="7924" calcext:value-type="float">
            <text:p>792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09</text:p>
          </table:table-cell>
          <table:table-cell office:value-type="float" office:value="96.498691" calcext:value-type="float">
            <text:p>96.498691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" calcext:value-type="float">
            <text:p>0</text:p>
          </table:table-cell>
          <table:table-cell office:value-type="float" office:value="7119" calcext:value-type="float">
            <text:p>711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10</text:p>
          </table:table-cell>
          <table:table-cell office:value-type="float" office:value="90.678918" calcext:value-type="float">
            <text:p>90.678918</text:p>
          </table:table-cell>
          <table:table-cell office:value-type="float" office:value="0.000486" calcext:value-type="float">
            <text:p>0.000486</text:p>
          </table:table-cell>
          <table:table-cell office:value-type="float" office:value="0" calcext:value-type="float">
            <text:p>0</text:p>
          </table:table-cell>
          <table:table-cell office:value-type="float" office:value="6309" calcext:value-type="float">
            <text:p>630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11</text:p>
          </table:table-cell>
          <table:table-cell office:value-type="float" office:value="93.112332" calcext:value-type="float">
            <text:p>93.112332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" calcext:value-type="float">
            <text:p>0</text:p>
          </table:table-cell>
          <table:table-cell office:value-type="float" office:value="8612" calcext:value-type="float">
            <text:p>861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12</text:p>
          </table:table-cell>
          <table:table-cell office:value-type="float" office:value="87.86469" calcext:value-type="float">
            <text:p>87.86469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" calcext:value-type="float">
            <text:p>0</text:p>
          </table:table-cell>
          <table:table-cell office:value-type="float" office:value="7456" calcext:value-type="float">
            <text:p>745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13</text:p>
          </table:table-cell>
          <table:table-cell office:value-type="float" office:value="90.564746" calcext:value-type="float">
            <text:p>90.564746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" calcext:value-type="float">
            <text:p>0</text:p>
          </table:table-cell>
          <table:table-cell office:value-type="float" office:value="7134" calcext:value-type="float">
            <text:p>713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14</text:p>
          </table:table-cell>
          <table:table-cell office:value-type="float" office:value="86.933216" calcext:value-type="float">
            <text:p>86.933216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" calcext:value-type="float">
            <text:p>0</text:p>
          </table:table-cell>
          <table:table-cell office:value-type="float" office:value="7115" calcext:value-type="float">
            <text:p>711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15</text:p>
          </table:table-cell>
          <table:table-cell office:value-type="float" office:value="90.735815" calcext:value-type="float">
            <text:p>90.735815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" calcext:value-type="float">
            <text:p>0</text:p>
          </table:table-cell>
          <table:table-cell office:value-type="float" office:value="3608" calcext:value-type="float">
            <text:p>360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16</text:p>
          </table:table-cell>
          <table:table-cell office:value-type="float" office:value="90.482643" calcext:value-type="float">
            <text:p>90.482643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" calcext:value-type="float">
            <text:p>0</text:p>
          </table:table-cell>
          <table:table-cell office:value-type="float" office:value="10346" calcext:value-type="float">
            <text:p>1034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17</text:p>
          </table:table-cell>
          <table:table-cell office:value-type="float" office:value="95.227492" calcext:value-type="float">
            <text:p>95.227492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" calcext:value-type="float">
            <text:p>0</text:p>
          </table:table-cell>
          <table:table-cell office:value-type="float" office:value="3314" calcext:value-type="float">
            <text:p>331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18</text:p>
          </table:table-cell>
          <table:table-cell office:value-type="float" office:value="92.752382" calcext:value-type="float">
            <text:p>92.752382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" calcext:value-type="float">
            <text:p>0</text:p>
          </table:table-cell>
          <table:table-cell office:value-type="float" office:value="3678" calcext:value-type="float">
            <text:p>36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19</text:p>
          </table:table-cell>
          <table:table-cell office:value-type="float" office:value="101.871146" calcext:value-type="float">
            <text:p>101.871146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20</text:p>
          </table:table-cell>
          <table:table-cell office:value-type="float" office:value="93.51989" calcext:value-type="float">
            <text:p>93.51989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2773" calcext:value-type="float">
            <text:p>277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21</text:p>
          </table:table-cell>
          <table:table-cell office:value-type="float" office:value="89.797057" calcext:value-type="float">
            <text:p>89.797057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" calcext:value-type="float">
            <text:p>0</text:p>
          </table:table-cell>
          <table:table-cell office:value-type="float" office:value="3583" calcext:value-type="float">
            <text:p>358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22</text:p>
          </table:table-cell>
          <table:table-cell office:value-type="float" office:value="93.192158" calcext:value-type="float">
            <text:p>93.192158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23</text:p>
          </table:table-cell>
          <table:table-cell office:value-type="float" office:value="95.010091" calcext:value-type="float">
            <text:p>95.01009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24</text:p>
          </table:table-cell>
          <table:table-cell office:value-type="float" office:value="92.925168" calcext:value-type="float">
            <text:p>92.925168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" calcext:value-type="float">
            <text:p>0</text:p>
          </table:table-cell>
          <table:table-cell office:value-type="float" office:value="4154" calcext:value-type="float">
            <text:p>415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25</text:p>
          </table:table-cell>
          <table:table-cell office:value-type="float" office:value="93.543301" calcext:value-type="float">
            <text:p>93.543301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" calcext:value-type="float">
            <text:p>0</text:p>
          </table:table-cell>
          <table:table-cell office:value-type="float" office:value="1923" calcext:value-type="float">
            <text:p>192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26</text:p>
          </table:table-cell>
          <table:table-cell office:value-type="float" office:value="93.341098" calcext:value-type="float">
            <text:p>93.341098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" calcext:value-type="float">
            <text:p>0</text:p>
          </table:table-cell>
          <table:table-cell office:value-type="float" office:value="3665" calcext:value-type="float">
            <text:p>36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27</text:p>
          </table:table-cell>
          <table:table-cell office:value-type="float" office:value="96.941373" calcext:value-type="float">
            <text:p>96.941373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" calcext:value-type="float">
            <text:p>0</text:p>
          </table:table-cell>
          <table:table-cell office:value-type="float" office:value="3279" calcext:value-type="float">
            <text:p>327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28</text:p>
          </table:table-cell>
          <table:table-cell office:value-type="float" office:value="102.372288" calcext:value-type="float">
            <text:p>102.372288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" calcext:value-type="float">
            <text:p>0</text:p>
          </table:table-cell>
          <table:table-cell office:value-type="float" office:value="5504" calcext:value-type="float">
            <text:p>550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29</text:p>
          </table:table-cell>
          <table:table-cell office:value-type="float" office:value="107.50769" calcext:value-type="float">
            <text:p>107.50769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" calcext:value-type="float">
            <text:p>0</text:p>
          </table:table-cell>
          <table:table-cell office:value-type="float" office:value="5023" calcext:value-type="float">
            <text:p>50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30</text:p>
          </table:table-cell>
          <table:table-cell office:value-type="float" office:value="118.409806" calcext:value-type="float">
            <text:p>118.40980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076" calcext:value-type="float">
            <text:p>207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31</text:p>
          </table:table-cell>
          <table:table-cell office:value-type="float" office:value="122.806046" calcext:value-type="float">
            <text:p>122.80604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110" calcext:value-type="float">
            <text:p>211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32</text:p>
          </table:table-cell>
          <table:table-cell office:value-type="float" office:value="122.745603" calcext:value-type="float">
            <text:p>122.745603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591" calcext:value-type="float">
            <text:p>359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33</text:p>
          </table:table-cell>
          <table:table-cell office:value-type="float" office:value="126.027332" calcext:value-type="float">
            <text:p>126.027332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34</text:p>
          </table:table-cell>
          <table:table-cell office:value-type="float" office:value="122.104377" calcext:value-type="float">
            <text:p>122.104377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234" calcext:value-type="float">
            <text:p>323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35</text:p>
          </table:table-cell>
          <table:table-cell office:value-type="float" office:value="126.306477" calcext:value-type="float">
            <text:p>126.306477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968" calcext:value-type="float">
            <text:p>296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36</text:p>
          </table:table-cell>
          <table:table-cell office:value-type="float" office:value="125.697981" calcext:value-type="float">
            <text:p>125.697981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1560" calcext:value-type="float">
            <text:p>156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37</text:p>
          </table:table-cell>
          <table:table-cell office:value-type="float" office:value="126.227669" calcext:value-type="float">
            <text:p>126.227669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" calcext:value-type="float">
            <text:p>0</text:p>
          </table:table-cell>
          <table:table-cell office:value-type="float" office:value="14957" calcext:value-type="float">
            <text:p>1495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38</text:p>
          </table:table-cell>
          <table:table-cell office:value-type="float" office:value="123.590552" calcext:value-type="float">
            <text:p>123.590552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" calcext:value-type="float">
            <text:p>0</text:p>
          </table:table-cell>
          <table:table-cell office:value-type="float" office:value="11081" calcext:value-type="float">
            <text:p>1108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39</text:p>
          </table:table-cell>
          <table:table-cell office:value-type="float" office:value="122.354586" calcext:value-type="float">
            <text:p>122.354586</text:p>
          </table:table-cell>
          <table:table-cell office:value-type="float" office:value="0.003236" calcext:value-type="float">
            <text:p>0.003236</text:p>
          </table:table-cell>
          <table:table-cell office:value-type="float" office:value="0" calcext:value-type="float">
            <text:p>0</text:p>
          </table:table-cell>
          <table:table-cell office:value-type="float" office:value="7098" calcext:value-type="float">
            <text:p>709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40</text:p>
          </table:table-cell>
          <table:table-cell office:value-type="float" office:value="125.922892" calcext:value-type="float">
            <text:p>125.922892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" calcext:value-type="float">
            <text:p>0</text:p>
          </table:table-cell>
          <table:table-cell office:value-type="float" office:value="11598" calcext:value-type="float">
            <text:p>1159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41</text:p>
          </table:table-cell>
          <table:table-cell office:value-type="float" office:value="122.313757" calcext:value-type="float">
            <text:p>122.313757</text:p>
          </table:table-cell>
          <table:table-cell office:value-type="float" office:value="0.002396" calcext:value-type="float">
            <text:p>0.002396</text:p>
          </table:table-cell>
          <table:table-cell office:value-type="float" office:value="0" calcext:value-type="float">
            <text:p>0</text:p>
          </table:table-cell>
          <table:table-cell office:value-type="float" office:value="15670" calcext:value-type="float">
            <text:p>1567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42</text:p>
          </table:table-cell>
          <table:table-cell office:value-type="float" office:value="120.460512" calcext:value-type="float">
            <text:p>120.460512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</text:p>
          </table:table-cell>
          <table:table-cell office:value-type="float" office:value="10866" calcext:value-type="float">
            <text:p>1086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43</text:p>
          </table:table-cell>
          <table:table-cell office:value-type="float" office:value="105.641512" calcext:value-type="float">
            <text:p>105.641512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" calcext:value-type="float">
            <text:p>0</text:p>
          </table:table-cell>
          <table:table-cell office:value-type="float" office:value="14266" calcext:value-type="float">
            <text:p>1426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44</text:p>
          </table:table-cell>
          <table:table-cell office:value-type="float" office:value="119.919712" calcext:value-type="float">
            <text:p>119.919712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0" calcext:value-type="float">
            <text:p>0</text:p>
          </table:table-cell>
          <table:table-cell office:value-type="float" office:value="6459" calcext:value-type="float">
            <text:p>645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45</text:p>
          </table:table-cell>
          <table:table-cell office:value-type="float" office:value="121.519701" calcext:value-type="float">
            <text:p>121.519701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46</text:p>
          </table:table-cell>
          <table:table-cell office:value-type="float" office:value="121.154618" calcext:value-type="float">
            <text:p>121.154618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47</text:p>
          </table:table-cell>
          <table:table-cell office:value-type="float" office:value="118.467589" calcext:value-type="float">
            <text:p>118.467589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48</text:p>
          </table:table-cell>
          <table:table-cell office:value-type="float" office:value="116.443215" calcext:value-type="float">
            <text:p>116.44321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074" calcext:value-type="float">
            <text:p>207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49</text:p>
          </table:table-cell>
          <table:table-cell office:value-type="float" office:value="115.559789" calcext:value-type="float">
            <text:p>115.559789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" calcext:value-type="float">
            <text:p>0</text:p>
          </table:table-cell>
          <table:table-cell office:value-type="float" office:value="3313" calcext:value-type="float">
            <text:p>331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50</text:p>
          </table:table-cell>
          <table:table-cell office:value-type="float" office:value="114.785814" calcext:value-type="float">
            <text:p>114.78581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241" calcext:value-type="float">
            <text:p>224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51</text:p>
          </table:table-cell>
          <table:table-cell office:value-type="float" office:value="110.353268" calcext:value-type="float">
            <text:p>110.353268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481" calcext:value-type="float">
            <text:p>248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52</text:p>
          </table:table-cell>
          <table:table-cell office:value-type="float" office:value="114.965447" calcext:value-type="float">
            <text:p>114.965447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029" calcext:value-type="float">
            <text:p>202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53</text:p>
          </table:table-cell>
          <table:table-cell office:value-type="float" office:value="119.533812" calcext:value-type="float">
            <text:p>119.533812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54</text:p>
          </table:table-cell>
          <table:table-cell office:value-type="float" office:value="117.491393" calcext:value-type="float">
            <text:p>117.491393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" calcext:value-type="float">
            <text:p>0</text:p>
          </table:table-cell>
          <table:table-cell office:value-type="float" office:value="1338" calcext:value-type="float">
            <text:p>133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55</text:p>
          </table:table-cell>
          <table:table-cell office:value-type="float" office:value="106.884234" calcext:value-type="float">
            <text:p>106.884234</text:p>
          </table:table-cell>
          <table:table-cell office:value-type="float" office:value="0.001164" calcext:value-type="float">
            <text:p>0.001164</text:p>
          </table:table-cell>
          <table:table-cell office:value-type="float" office:value="0" calcext:value-type="float">
            <text:p>0</text:p>
          </table:table-cell>
          <table:table-cell office:value-type="float" office:value="6684" calcext:value-type="float">
            <text:p>668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56</text:p>
          </table:table-cell>
          <table:table-cell office:value-type="float" office:value="105.853207" calcext:value-type="float">
            <text:p>105.8532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706" calcext:value-type="float">
            <text:p>170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57</text:p>
          </table:table-cell>
          <table:table-cell office:value-type="float" office:value="88.529272" calcext:value-type="float">
            <text:p>88.529272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" calcext:value-type="float">
            <text:p>0</text:p>
          </table:table-cell>
          <table:table-cell office:value-type="float" office:value="5234" calcext:value-type="float">
            <text:p>52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58</text:p>
          </table:table-cell>
          <table:table-cell office:value-type="float" office:value="51.653047" calcext:value-type="float">
            <text:p>51.653047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" calcext:value-type="float">
            <text:p>0</text:p>
          </table:table-cell>
          <table:table-cell office:value-type="float" office:value="8496" calcext:value-type="float">
            <text:p>849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0:59</text:p>
          </table:table-cell>
          <table:table-cell office:value-type="float" office:value="62.260905" calcext:value-type="float">
            <text:p>62.260905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" calcext:value-type="float">
            <text:p>0</text:p>
          </table:table-cell>
          <table:table-cell office:value-type="float" office:value="4427" calcext:value-type="float">
            <text:p>442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00</text:p>
          </table:table-cell>
          <table:table-cell office:value-type="float" office:value="56.706988" calcext:value-type="float">
            <text:p>56.706988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" calcext:value-type="float">
            <text:p>0</text:p>
          </table:table-cell>
          <table:table-cell office:value-type="float" office:value="9012" calcext:value-type="float">
            <text:p>90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01</text:p>
          </table:table-cell>
          <table:table-cell office:value-type="float" office:value="47.695185" calcext:value-type="float">
            <text:p>47.695185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0" calcext:value-type="float">
            <text:p>0</text:p>
          </table:table-cell>
          <table:table-cell office:value-type="float" office:value="18634" calcext:value-type="float">
            <text:p>1863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02</text:p>
          </table:table-cell>
          <table:table-cell office:value-type="float" office:value="48.686892" calcext:value-type="float">
            <text:p>48.686892</text:p>
          </table:table-cell>
          <table:table-cell office:value-type="float" office:value="0.005125" calcext:value-type="float">
            <text:p>0.005125</text:p>
          </table:table-cell>
          <table:table-cell office:value-type="float" office:value="0" calcext:value-type="float">
            <text:p>0</text:p>
          </table:table-cell>
          <table:table-cell office:value-type="float" office:value="14122" calcext:value-type="float">
            <text:p>141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03</text:p>
          </table:table-cell>
          <table:table-cell office:value-type="float" office:value="48.597139" calcext:value-type="float">
            <text:p>48.597139</text:p>
          </table:table-cell>
          <table:table-cell office:value-type="float" office:value="0.006177" calcext:value-type="float">
            <text:p>0.006177</text:p>
          </table:table-cell>
          <table:table-cell office:value-type="float" office:value="0" calcext:value-type="float">
            <text:p>0</text:p>
          </table:table-cell>
          <table:table-cell office:value-type="float" office:value="19258" calcext:value-type="float">
            <text:p>1925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04</text:p>
          </table:table-cell>
          <table:table-cell office:value-type="float" office:value="34.055121" calcext:value-type="float">
            <text:p>34.055121</text:p>
          </table:table-cell>
          <table:table-cell office:value-type="float" office:value="0.001712" calcext:value-type="float">
            <text:p>0.001712</text:p>
          </table:table-cell>
          <table:table-cell office:value-type="float" office:value="0" calcext:value-type="float">
            <text:p>0</text:p>
          </table:table-cell>
          <table:table-cell office:value-type="float" office:value="12182" calcext:value-type="float">
            <text:p>121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05</text:p>
          </table:table-cell>
          <table:table-cell office:value-type="float" office:value="44.937154" calcext:value-type="float">
            <text:p>44.937154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0" calcext:value-type="float">
            <text:p>0</text:p>
          </table:table-cell>
          <table:table-cell office:value-type="float" office:value="9801" calcext:value-type="float">
            <text:p>98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06</text:p>
          </table:table-cell>
          <table:table-cell office:value-type="float" office:value="44.584797" calcext:value-type="float">
            <text:p>44.584797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" calcext:value-type="float">
            <text:p>0</text:p>
          </table:table-cell>
          <table:table-cell office:value-type="float" office:value="6721" calcext:value-type="float">
            <text:p>672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07</text:p>
          </table:table-cell>
          <table:table-cell office:value-type="float" office:value="37.891072" calcext:value-type="float">
            <text:p>37.891072</text:p>
          </table:table-cell>
          <table:table-cell office:value-type="float" office:value="0.000531" calcext:value-type="float">
            <text:p>0.000531</text:p>
          </table:table-cell>
          <table:table-cell office:value-type="float" office:value="0" calcext:value-type="float">
            <text:p>0</text:p>
          </table:table-cell>
          <table:table-cell office:value-type="float" office:value="8275" calcext:value-type="float">
            <text:p>827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08</text:p>
          </table:table-cell>
          <table:table-cell office:value-type="float" office:value="40.733153" calcext:value-type="float">
            <text:p>40.733153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" calcext:value-type="float">
            <text:p>0</text:p>
          </table:table-cell>
          <table:table-cell office:value-type="float" office:value="14748" calcext:value-type="float">
            <text:p>1474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09</text:p>
          </table:table-cell>
          <table:table-cell office:value-type="float" office:value="32.948033" calcext:value-type="float">
            <text:p>32.948033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0" calcext:value-type="float">
            <text:p>0</text:p>
          </table:table-cell>
          <table:table-cell office:value-type="float" office:value="15597" calcext:value-type="float">
            <text:p>1559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10</text:p>
          </table:table-cell>
          <table:table-cell office:value-type="float" office:value="41.097889" calcext:value-type="float">
            <text:p>41.097889</text:p>
          </table:table-cell>
          <table:table-cell office:value-type="float" office:value="0.001911" calcext:value-type="float">
            <text:p>0.001911</text:p>
          </table:table-cell>
          <table:table-cell office:value-type="float" office:value="0" calcext:value-type="float">
            <text:p>0</text:p>
          </table:table-cell>
          <table:table-cell office:value-type="float" office:value="15012" calcext:value-type="float">
            <text:p>1501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11</text:p>
          </table:table-cell>
          <table:table-cell office:value-type="float" office:value="41.047804" calcext:value-type="float">
            <text:p>41.047804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12</text:p>
          </table:table-cell>
          <table:table-cell office:value-type="float" office:value="40.080038" calcext:value-type="float">
            <text:p>40.080038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" calcext:value-type="float">
            <text:p>0</text:p>
          </table:table-cell>
          <table:table-cell office:value-type="float" office:value="13614" calcext:value-type="float">
            <text:p>1361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13</text:p>
          </table:table-cell>
          <table:table-cell office:value-type="float" office:value="44.938032" calcext:value-type="float">
            <text:p>44.938032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" calcext:value-type="float">
            <text:p>0</text:p>
          </table:table-cell>
          <table:table-cell office:value-type="float" office:value="8616" calcext:value-type="float">
            <text:p>861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14</text:p>
          </table:table-cell>
          <table:table-cell office:value-type="float" office:value="47.598461" calcext:value-type="float">
            <text:p>47.59846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15</text:p>
          </table:table-cell>
          <table:table-cell office:value-type="float" office:value="46.661022" calcext:value-type="float">
            <text:p>46.661022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" calcext:value-type="float">
            <text:p>0</text:p>
          </table:table-cell>
          <table:table-cell office:value-type="float" office:value="10744" calcext:value-type="float">
            <text:p>1074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16</text:p>
          </table:table-cell>
          <table:table-cell office:value-type="float" office:value="47.838514" calcext:value-type="float">
            <text:p>47.838514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" calcext:value-type="float">
            <text:p>0</text:p>
          </table:table-cell>
          <table:table-cell office:value-type="float" office:value="1865" calcext:value-type="float">
            <text:p>18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17</text:p>
          </table:table-cell>
          <table:table-cell office:value-type="float" office:value="49.675489" calcext:value-type="float">
            <text:p>49.675489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18</text:p>
          </table:table-cell>
          <table:table-cell office:value-type="float" office:value="49.342798" calcext:value-type="float">
            <text:p>49.342798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" calcext:value-type="float">
            <text:p>0</text:p>
          </table:table-cell>
          <table:table-cell office:value-type="float" office:value="6210" calcext:value-type="float">
            <text:p>62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19</text:p>
          </table:table-cell>
          <table:table-cell office:value-type="float" office:value="49.813329" calcext:value-type="float">
            <text:p>49.813329</text:p>
          </table:table-cell>
          <table:table-cell office:value-type="float" office:value="0.001902" calcext:value-type="float">
            <text:p>0.001902</text:p>
          </table:table-cell>
          <table:table-cell office:value-type="float" office:value="0" calcext:value-type="float">
            <text:p>0</text:p>
          </table:table-cell>
          <table:table-cell office:value-type="float" office:value="12545" calcext:value-type="float">
            <text:p>125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20</text:p>
          </table:table-cell>
          <table:table-cell office:value-type="float" office:value="58.195999" calcext:value-type="float">
            <text:p>58.195999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" calcext:value-type="float">
            <text:p>0</text:p>
          </table:table-cell>
          <table:table-cell office:value-type="float" office:value="10158" calcext:value-type="float">
            <text:p>101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21</text:p>
          </table:table-cell>
          <table:table-cell office:value-type="float" office:value="55.279691" calcext:value-type="float">
            <text:p>55.279691</text:p>
          </table:table-cell>
          <table:table-cell office:value-type="float" office:value="0.000907" calcext:value-type="float">
            <text:p>0.000907</text:p>
          </table:table-cell>
          <table:table-cell office:value-type="float" office:value="0" calcext:value-type="float">
            <text:p>0</text:p>
          </table:table-cell>
          <table:table-cell office:value-type="float" office:value="8104" calcext:value-type="float">
            <text:p>81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22</text:p>
          </table:table-cell>
          <table:table-cell office:value-type="float" office:value="36.048405" calcext:value-type="float">
            <text:p>36.048405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" calcext:value-type="float">
            <text:p>0</text:p>
          </table:table-cell>
          <table:table-cell office:value-type="float" office:value="6389" calcext:value-type="float">
            <text:p>63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23</text:p>
          </table:table-cell>
          <table:table-cell office:value-type="float" office:value="54.968583" calcext:value-type="float">
            <text:p>54.968583</text:p>
          </table:table-cell>
          <table:table-cell office:value-type="float" office:value="0.007572" calcext:value-type="float">
            <text:p>0.007572</text:p>
          </table:table-cell>
          <table:table-cell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24</text:p>
          </table:table-cell>
          <table:table-cell office:value-type="float" office:value="51.567896" calcext:value-type="float">
            <text:p>51.56789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" calcext:value-type="float">
            <text:p>0</text:p>
          </table:table-cell>
          <table:table-cell office:value-type="float" office:value="4157" calcext:value-type="float">
            <text:p>41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25</text:p>
          </table:table-cell>
          <table:table-cell office:value-type="float" office:value="47.904916" calcext:value-type="float">
            <text:p>47.904916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" calcext:value-type="float">
            <text:p>0</text:p>
          </table:table-cell>
          <table:table-cell office:value-type="float" office:value="6453" calcext:value-type="float">
            <text:p>64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26</text:p>
          </table:table-cell>
          <table:table-cell office:value-type="float" office:value="43.066091" calcext:value-type="float">
            <text:p>43.066091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0" calcext:value-type="float">
            <text:p>0</text:p>
          </table:table-cell>
          <table:table-cell office:value-type="float" office:value="14453" calcext:value-type="float">
            <text:p>144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27</text:p>
          </table:table-cell>
          <table:table-cell office:value-type="float" office:value="58.928733" calcext:value-type="float">
            <text:p>58.928733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" calcext:value-type="float">
            <text:p>0</text:p>
          </table:table-cell>
          <table:table-cell office:value-type="float" office:value="5029" calcext:value-type="float">
            <text:p>5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28</text:p>
          </table:table-cell>
          <table:table-cell office:value-type="float" office:value="42.753527" calcext:value-type="float">
            <text:p>42.753527</text:p>
          </table:table-cell>
          <table:table-cell office:value-type="float" office:value="0.000497" calcext:value-type="float">
            <text:p>0.000497</text:p>
          </table:table-cell>
          <table:table-cell office:value-type="float" office:value="0" calcext:value-type="float">
            <text:p>0</text:p>
          </table:table-cell>
          <table:table-cell office:value-type="float" office:value="3378" calcext:value-type="float">
            <text:p>33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29</text:p>
          </table:table-cell>
          <table:table-cell office:value-type="float" office:value="56.675721" calcext:value-type="float">
            <text:p>56.675721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" calcext:value-type="float">
            <text:p>0</text:p>
          </table:table-cell>
          <table:table-cell office:value-type="float" office:value="6208" calcext:value-type="float">
            <text:p>62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30</text:p>
          </table:table-cell>
          <table:table-cell office:value-type="float" office:value="68.195309" calcext:value-type="float">
            <text:p>68.195309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" calcext:value-type="float">
            <text:p>0</text:p>
          </table:table-cell>
          <table:table-cell office:value-type="float" office:value="7763" calcext:value-type="float">
            <text:p>776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31</text:p>
          </table:table-cell>
          <table:table-cell office:value-type="float" office:value="54.918622" calcext:value-type="float">
            <text:p>54.918622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32</text:p>
          </table:table-cell>
          <table:table-cell office:value-type="float" office:value="54.09864" calcext:value-type="float">
            <text:p>54.09864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" calcext:value-type="float">
            <text:p>0</text:p>
          </table:table-cell>
          <table:table-cell office:value-type="float" office:value="18223" calcext:value-type="float">
            <text:p>182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33</text:p>
          </table:table-cell>
          <table:table-cell office:value-type="float" office:value="52.722063" calcext:value-type="float">
            <text:p>52.722063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" calcext:value-type="float">
            <text:p>0</text:p>
          </table:table-cell>
          <table:table-cell office:value-type="float" office:value="7388" calcext:value-type="float">
            <text:p>738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34</text:p>
          </table:table-cell>
          <table:table-cell office:value-type="float" office:value="65.468182" calcext:value-type="float">
            <text:p>65.468182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0" calcext:value-type="float">
            <text:p>0</text:p>
          </table:table-cell>
          <table:table-cell office:value-type="float" office:value="5167" calcext:value-type="float">
            <text:p>51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35</text:p>
          </table:table-cell>
          <table:table-cell office:value-type="float" office:value="64.212348" calcext:value-type="float">
            <text:p>64.212348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" calcext:value-type="float">
            <text:p>0</text:p>
          </table:table-cell>
          <table:table-cell office:value-type="float" office:value="6585" calcext:value-type="float">
            <text:p>65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36</text:p>
          </table:table-cell>
          <table:table-cell office:value-type="float" office:value="62.316666" calcext:value-type="float">
            <text:p>62.316666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" calcext:value-type="float">
            <text:p>0</text:p>
          </table:table-cell>
          <table:table-cell office:value-type="float" office:value="4680" calcext:value-type="float">
            <text:p>46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37</text:p>
          </table:table-cell>
          <table:table-cell office:value-type="float" office:value="45.003153" calcext:value-type="float">
            <text:p>45.003153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" calcext:value-type="float">
            <text:p>0</text:p>
          </table:table-cell>
          <table:table-cell office:value-type="float" office:value="6323" calcext:value-type="float">
            <text:p>63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38</text:p>
          </table:table-cell>
          <table:table-cell office:value-type="float" office:value="53.558035" calcext:value-type="float">
            <text:p>53.55803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" calcext:value-type="float">
            <text:p>0</text:p>
          </table:table-cell>
          <table:table-cell office:value-type="float" office:value="11934" calcext:value-type="float">
            <text:p>119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39</text:p>
          </table:table-cell>
          <table:table-cell office:value-type="float" office:value="55.607397" calcext:value-type="float">
            <text:p>55.607397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" calcext:value-type="float">
            <text:p>0</text:p>
          </table:table-cell>
          <table:table-cell office:value-type="float" office:value="5770" calcext:value-type="float">
            <text:p>57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40</text:p>
          </table:table-cell>
          <table:table-cell office:value-type="float" office:value="43.95659" calcext:value-type="float">
            <text:p>43.95659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0" calcext:value-type="float">
            <text:p>0</text:p>
          </table:table-cell>
          <table:table-cell office:value-type="float" office:value="17848" calcext:value-type="float">
            <text:p>178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41</text:p>
          </table:table-cell>
          <table:table-cell office:value-type="float" office:value="41.946407" calcext:value-type="float">
            <text:p>41.946407</text:p>
          </table:table-cell>
          <table:table-cell office:value-type="float" office:value="0.000911" calcext:value-type="float">
            <text:p>0.000911</text:p>
          </table:table-cell>
          <table:table-cell office:value-type="float" office:value="0" calcext:value-type="float">
            <text:p>0</text:p>
          </table:table-cell>
          <table:table-cell office:value-type="float" office:value="18540" calcext:value-type="float">
            <text:p>185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42</text:p>
          </table:table-cell>
          <table:table-cell office:value-type="float" office:value="48.789478" calcext:value-type="float">
            <text:p>48.789478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" calcext:value-type="float">
            <text:p>0</text:p>
          </table:table-cell>
          <table:table-cell office:value-type="float" office:value="15818" calcext:value-type="float">
            <text:p>158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43</text:p>
          </table:table-cell>
          <table:table-cell office:value-type="float" office:value="42.25168" calcext:value-type="float">
            <text:p>42.25168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</text:p>
          </table:table-cell>
          <table:table-cell office:value-type="float" office:value="15264" calcext:value-type="float">
            <text:p>152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44</text:p>
          </table:table-cell>
          <table:table-cell office:value-type="float" office:value="38.594636" calcext:value-type="float">
            <text:p>38.594636</text:p>
          </table:table-cell>
          <table:table-cell office:value-type="float" office:value="0.001636" calcext:value-type="float">
            <text:p>0.001636</text:p>
          </table:table-cell>
          <table:table-cell office:value-type="float" office:value="0" calcext:value-type="float">
            <text:p>0</text:p>
          </table:table-cell>
          <table:table-cell office:value-type="float" office:value="21712" calcext:value-type="float">
            <text:p>217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45</text:p>
          </table:table-cell>
          <table:table-cell office:value-type="float" office:value="40.420814" calcext:value-type="float">
            <text:p>40.420814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0" calcext:value-type="float">
            <text:p>0</text:p>
          </table:table-cell>
          <table:table-cell office:value-type="float" office:value="12800" calcext:value-type="float">
            <text:p>128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46</text:p>
          </table:table-cell>
          <table:table-cell office:value-type="float" office:value="41.870287" calcext:value-type="float">
            <text:p>41.870287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" calcext:value-type="float">
            <text:p>0</text:p>
          </table:table-cell>
          <table:table-cell office:value-type="float" office:value="12920" calcext:value-type="float">
            <text:p>129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47</text:p>
          </table:table-cell>
          <table:table-cell office:value-type="float" office:value="39.587871" calcext:value-type="float">
            <text:p>39.587871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" calcext:value-type="float">
            <text:p>0</text:p>
          </table:table-cell>
          <table:table-cell office:value-type="float" office:value="14171" calcext:value-type="float">
            <text:p>1417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48</text:p>
          </table:table-cell>
          <table:table-cell office:value-type="float" office:value="42.685155" calcext:value-type="float">
            <text:p>42.685155</text:p>
          </table:table-cell>
          <table:table-cell office:value-type="float" office:value="0.000945" calcext:value-type="float">
            <text:p>0.000945</text:p>
          </table:table-cell>
          <table:table-cell office:value-type="float" office:value="0" calcext:value-type="float">
            <text:p>0</text:p>
          </table:table-cell>
          <table:table-cell office:value-type="float" office:value="10709" calcext:value-type="float">
            <text:p>107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49</text:p>
          </table:table-cell>
          <table:table-cell office:value-type="float" office:value="42.33998" calcext:value-type="float">
            <text:p>42.33998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" calcext:value-type="float">
            <text:p>0</text:p>
          </table:table-cell>
          <table:table-cell office:value-type="float" office:value="15312" calcext:value-type="float">
            <text:p>153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50</text:p>
          </table:table-cell>
          <table:table-cell office:value-type="float" office:value="41.438638" calcext:value-type="float">
            <text:p>41.438638</text:p>
          </table:table-cell>
          <table:table-cell office:value-type="float" office:value="0.002735" calcext:value-type="float">
            <text:p>0.002735</text:p>
          </table:table-cell>
          <table:table-cell office:value-type="float" office:value="0" calcext:value-type="float">
            <text:p>0</text:p>
          </table:table-cell>
          <table:table-cell office:value-type="float" office:value="17630" calcext:value-type="float">
            <text:p>1763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51</text:p>
          </table:table-cell>
          <table:table-cell office:value-type="float" office:value="36.687362" calcext:value-type="float">
            <text:p>36.687362</text:p>
          </table:table-cell>
          <table:table-cell office:value-type="float" office:value="0.007467" calcext:value-type="float">
            <text:p>0.007467</text:p>
          </table:table-cell>
          <table:table-cell office:value-type="float" office:value="0" calcext:value-type="float">
            <text:p>0</text:p>
          </table:table-cell>
          <table:table-cell office:value-type="float" office:value="16419" calcext:value-type="float">
            <text:p>164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52</text:p>
          </table:table-cell>
          <table:table-cell office:value-type="float" office:value="36.163311" calcext:value-type="float">
            <text:p>36.163311</text:p>
          </table:table-cell>
          <table:table-cell office:value-type="float" office:value="0.000753" calcext:value-type="float">
            <text:p>0.000753</text:p>
          </table:table-cell>
          <table:table-cell office:value-type="float" office:value="0" calcext:value-type="float">
            <text:p>0</text:p>
          </table:table-cell>
          <table:table-cell office:value-type="float" office:value="14921" calcext:value-type="float">
            <text:p>1492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53</text:p>
          </table:table-cell>
          <table:table-cell office:value-type="float" office:value="32.420117" calcext:value-type="float">
            <text:p>32.420117</text:p>
          </table:table-cell>
          <table:table-cell office:value-type="float" office:value="0.002764" calcext:value-type="float">
            <text:p>0.002764</text:p>
          </table:table-cell>
          <table:table-cell office:value-type="float" office:value="0" calcext:value-type="float">
            <text:p>0</text:p>
          </table:table-cell>
          <table:table-cell office:value-type="float" office:value="20303" calcext:value-type="float">
            <text:p>203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54</text:p>
          </table:table-cell>
          <table:table-cell office:value-type="float" office:value="37.198501" calcext:value-type="float">
            <text:p>37.198501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0" calcext:value-type="float">
            <text:p>0</text:p>
          </table:table-cell>
          <table:table-cell office:value-type="float" office:value="11577" calcext:value-type="float">
            <text:p>1157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55</text:p>
          </table:table-cell>
          <table:table-cell office:value-type="float" office:value="33.705747" calcext:value-type="float">
            <text:p>33.705747</text:p>
          </table:table-cell>
          <table:table-cell office:value-type="float" office:value="0.001413" calcext:value-type="float">
            <text:p>0.001413</text:p>
          </table:table-cell>
          <table:table-cell office:value-type="float" office:value="0" calcext:value-type="float">
            <text:p>0</text:p>
          </table:table-cell>
          <table:table-cell office:value-type="float" office:value="17641" calcext:value-type="float">
            <text:p>1764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56</text:p>
          </table:table-cell>
          <table:table-cell office:value-type="float" office:value="36.72456" calcext:value-type="float">
            <text:p>36.72456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" calcext:value-type="float">
            <text:p>0</text:p>
          </table:table-cell>
          <table:table-cell office:value-type="float" office:value="14490" calcext:value-type="float">
            <text:p>1449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57</text:p>
          </table:table-cell>
          <table:table-cell office:value-type="float" office:value="33.095219" calcext:value-type="float">
            <text:p>33.095219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" calcext:value-type="float">
            <text:p>0</text:p>
          </table:table-cell>
          <table:table-cell office:value-type="float" office:value="19106" calcext:value-type="float">
            <text:p>1910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58</text:p>
          </table:table-cell>
          <table:table-cell office:value-type="float" office:value="31.31364" calcext:value-type="float">
            <text:p>31.31364</text:p>
          </table:table-cell>
          <table:table-cell office:value-type="float" office:value="0.002695" calcext:value-type="float">
            <text:p>0.002695</text:p>
          </table:table-cell>
          <table:table-cell office:value-type="float" office:value="0" calcext:value-type="float">
            <text:p>0</text:p>
          </table:table-cell>
          <table:table-cell office:value-type="float" office:value="20685" calcext:value-type="float">
            <text:p>206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1:59</text:p>
          </table:table-cell>
          <table:table-cell office:value-type="float" office:value="31.244286" calcext:value-type="float">
            <text:p>31.244286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" calcext:value-type="float">
            <text:p>0</text:p>
          </table:table-cell>
          <table:table-cell office:value-type="float" office:value="13048" calcext:value-type="float">
            <text:p>1304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00</text:p>
          </table:table-cell>
          <table:table-cell office:value-type="float" office:value="27.864132" calcext:value-type="float">
            <text:p>27.864132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" calcext:value-type="float">
            <text:p>0</text:p>
          </table:table-cell>
          <table:table-cell office:value-type="float" office:value="13697" calcext:value-type="float">
            <text:p>1369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01</text:p>
          </table:table-cell>
          <table:table-cell office:value-type="float" office:value="34.342248" calcext:value-type="float">
            <text:p>34.342248</text:p>
          </table:table-cell>
          <table:table-cell office:value-type="float" office:value="0.000854" calcext:value-type="float">
            <text:p>0.000854</text:p>
          </table:table-cell>
          <table:table-cell office:value-type="float" office:value="0" calcext:value-type="float">
            <text:p>0</text:p>
          </table:table-cell>
          <table:table-cell office:value-type="float" office:value="13100" calcext:value-type="float">
            <text:p>131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02</text:p>
          </table:table-cell>
          <table:table-cell office:value-type="float" office:value="35.44319" calcext:value-type="float">
            <text:p>35.44319</text:p>
          </table:table-cell>
          <table:table-cell office:value-type="float" office:value="0.001055" calcext:value-type="float">
            <text:p>0.001055</text:p>
          </table:table-cell>
          <table:table-cell office:value-type="float" office:value="0" calcext:value-type="float">
            <text:p>0</text:p>
          </table:table-cell>
          <table:table-cell office:value-type="float" office:value="17815" calcext:value-type="float">
            <text:p>1781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03</text:p>
          </table:table-cell>
          <table:table-cell office:value-type="float" office:value="35.648237" calcext:value-type="float">
            <text:p>35.648237</text:p>
          </table:table-cell>
          <table:table-cell office:value-type="float" office:value="0.004655" calcext:value-type="float">
            <text:p>0.004655</text:p>
          </table:table-cell>
          <table:table-cell office:value-type="float" office:value="0" calcext:value-type="float">
            <text:p>0</text:p>
          </table:table-cell>
          <table:table-cell office:value-type="float" office:value="14163" calcext:value-type="float">
            <text:p>1416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04</text:p>
          </table:table-cell>
          <table:table-cell office:value-type="float" office:value="35.000048" calcext:value-type="float">
            <text:p>35.000048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" calcext:value-type="float">
            <text:p>0</text:p>
          </table:table-cell>
          <table:table-cell office:value-type="float" office:value="14557" calcext:value-type="float">
            <text:p>1455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05</text:p>
          </table:table-cell>
          <table:table-cell office:value-type="float" office:value="35.233867" calcext:value-type="float">
            <text:p>35.233867</text:p>
          </table:table-cell>
          <table:table-cell office:value-type="float" office:value="0.004318" calcext:value-type="float">
            <text:p>0.004318</text:p>
          </table:table-cell>
          <table:table-cell office:value-type="float" office:value="0" calcext:value-type="float">
            <text:p>0</text:p>
          </table:table-cell>
          <table:table-cell office:value-type="float" office:value="15077" calcext:value-type="float">
            <text:p>150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06</text:p>
          </table:table-cell>
          <table:table-cell office:value-type="float" office:value="35.696207" calcext:value-type="float">
            <text:p>35.696207</text:p>
          </table:table-cell>
          <table:table-cell office:value-type="float" office:value="0.002179" calcext:value-type="float">
            <text:p>0.002179</text:p>
          </table:table-cell>
          <table:table-cell office:value-type="float" office:value="0" calcext:value-type="float">
            <text:p>0</text:p>
          </table:table-cell>
          <table:table-cell office:value-type="float" office:value="13079" calcext:value-type="float">
            <text:p>1307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07</text:p>
          </table:table-cell>
          <table:table-cell office:value-type="float" office:value="32.524215" calcext:value-type="float">
            <text:p>32.524215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" calcext:value-type="float">
            <text:p>0</text:p>
          </table:table-cell>
          <table:table-cell office:value-type="float" office:value="8870" calcext:value-type="float">
            <text:p>887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08</text:p>
          </table:table-cell>
          <table:table-cell office:value-type="float" office:value="33.721239" calcext:value-type="float">
            <text:p>33.721239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" calcext:value-type="float">
            <text:p>0</text:p>
          </table:table-cell>
          <table:table-cell office:value-type="float" office:value="10214" calcext:value-type="float">
            <text:p>1021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09</text:p>
          </table:table-cell>
          <table:table-cell office:value-type="float" office:value="24.087087" calcext:value-type="float">
            <text:p>24.087087</text:p>
          </table:table-cell>
          <table:table-cell office:value-type="float" office:value="0.001283" calcext:value-type="float">
            <text:p>0.001283</text:p>
          </table:table-cell>
          <table:table-cell office:value-type="float" office:value="0" calcext:value-type="float">
            <text:p>0</text:p>
          </table:table-cell>
          <table:table-cell office:value-type="float" office:value="15488" calcext:value-type="float">
            <text:p>1548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10</text:p>
          </table:table-cell>
          <table:table-cell office:value-type="float" office:value="30.275212" calcext:value-type="float">
            <text:p>30.275212</text:p>
          </table:table-cell>
          <table:table-cell office:value-type="float" office:value="0.001678" calcext:value-type="float">
            <text:p>0.001678</text:p>
          </table:table-cell>
          <table:table-cell office:value-type="float" office:value="0" calcext:value-type="float">
            <text:p>0</text:p>
          </table:table-cell>
          <table:table-cell office:value-type="float" office:value="29797" calcext:value-type="float">
            <text:p>297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11</text:p>
          </table:table-cell>
          <table:table-cell office:value-type="float" office:value="39.44823" calcext:value-type="float">
            <text:p>39.44823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" calcext:value-type="float">
            <text:p>0</text:p>
          </table:table-cell>
          <table:table-cell office:value-type="float" office:value="4025" calcext:value-type="float">
            <text:p>40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12</text:p>
          </table:table-cell>
          <table:table-cell office:value-type="float" office:value="28.771898" calcext:value-type="float">
            <text:p>28.771898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" calcext:value-type="float">
            <text:p>0</text:p>
          </table:table-cell>
          <table:table-cell office:value-type="float" office:value="28360" calcext:value-type="float">
            <text:p>283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13</text:p>
          </table:table-cell>
          <table:table-cell office:value-type="float" office:value="27.177264" calcext:value-type="float">
            <text:p>27.177264</text:p>
          </table:table-cell>
          <table:table-cell office:value-type="float" office:value="0.006205" calcext:value-type="float">
            <text:p>0.006205</text:p>
          </table:table-cell>
          <table:table-cell office:value-type="float" office:value="0" calcext:value-type="float">
            <text:p>0</text:p>
          </table:table-cell>
          <table:table-cell office:value-type="float" office:value="10846" calcext:value-type="float">
            <text:p>108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14</text:p>
          </table:table-cell>
          <table:table-cell office:value-type="float" office:value="30.197659" calcext:value-type="float">
            <text:p>30.197659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" calcext:value-type="float">
            <text:p>0</text:p>
          </table:table-cell>
          <table:table-cell office:value-type="float" office:value="22530" calcext:value-type="float">
            <text:p>225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15</text:p>
          </table:table-cell>
          <table:table-cell office:value-type="float" office:value="32.732359" calcext:value-type="float">
            <text:p>32.732359</text:p>
          </table:table-cell>
          <table:table-cell office:value-type="float" office:value="0.000984" calcext:value-type="float">
            <text:p>0.000984</text:p>
          </table:table-cell>
          <table:table-cell office:value-type="float" office:value="0" calcext:value-type="float">
            <text:p>0</text:p>
          </table:table-cell>
          <table:table-cell office:value-type="float" office:value="19386" calcext:value-type="float">
            <text:p>193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16</text:p>
          </table:table-cell>
          <table:table-cell office:value-type="float" office:value="28.256998" calcext:value-type="float">
            <text:p>28.256998</text:p>
          </table:table-cell>
          <table:table-cell office:value-type="float" office:value="0.004144" calcext:value-type="float">
            <text:p>0.004144</text:p>
          </table:table-cell>
          <table:table-cell office:value-type="float" office:value="0" calcext:value-type="float">
            <text:p>0</text:p>
          </table:table-cell>
          <table:table-cell office:value-type="float" office:value="57884" calcext:value-type="float">
            <text:p>578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17</text:p>
          </table:table-cell>
          <table:table-cell office:value-type="float" office:value="32.567673" calcext:value-type="float">
            <text:p>32.567673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office:value-type="float" office:value="4657" calcext:value-type="float">
            <text:p>46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18</text:p>
          </table:table-cell>
          <table:table-cell office:value-type="float" office:value="31.902023" calcext:value-type="float">
            <text:p>31.902023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" calcext:value-type="float">
            <text:p>0</text:p>
          </table:table-cell>
          <table:table-cell office:value-type="float" office:value="6143" calcext:value-type="float">
            <text:p>61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19</text:p>
          </table:table-cell>
          <table:table-cell office:value-type="float" office:value="31.307566" calcext:value-type="float">
            <text:p>31.307566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" calcext:value-type="float">
            <text:p>0</text:p>
          </table:table-cell>
          <table:table-cell office:value-type="float" office:value="3410" calcext:value-type="float">
            <text:p>34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20</text:p>
          </table:table-cell>
          <table:table-cell office:value-type="float" office:value="33.624775" calcext:value-type="float">
            <text:p>33.62477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5658" calcext:value-type="float">
            <text:p>56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21</text:p>
          </table:table-cell>
          <table:table-cell office:value-type="float" office:value="31.724365" calcext:value-type="float">
            <text:p>31.724365</text:p>
          </table:table-cell>
          <table:table-cell office:value-type="float" office:value="0.004777" calcext:value-type="float">
            <text:p>0.004777</text:p>
          </table:table-cell>
          <table:table-cell office:value-type="float" office:value="0" calcext:value-type="float">
            <text:p>0</text:p>
          </table:table-cell>
          <table:table-cell office:value-type="float" office:value="27812" calcext:value-type="float">
            <text:p>278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22</text:p>
          </table:table-cell>
          <table:table-cell office:value-type="float" office:value="33.305184" calcext:value-type="float">
            <text:p>33.305184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" calcext:value-type="float">
            <text:p>0</text:p>
          </table:table-cell>
          <table:table-cell office:value-type="float" office:value="2114" calcext:value-type="float">
            <text:p>21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23</text:p>
          </table:table-cell>
          <table:table-cell office:value-type="float" office:value="23.982728" calcext:value-type="float">
            <text:p>23.982728</text:p>
          </table:table-cell>
          <table:table-cell office:value-type="float" office:value="0.004945" calcext:value-type="float">
            <text:p>0.004945</text:p>
          </table:table-cell>
          <table:table-cell office:value-type="float" office:value="0" calcext:value-type="float">
            <text:p>0</text:p>
          </table:table-cell>
          <table:table-cell office:value-type="float" office:value="81805" calcext:value-type="float">
            <text:p>818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24</text:p>
          </table:table-cell>
          <table:table-cell office:value-type="float" office:value="27.634587" calcext:value-type="float">
            <text:p>27.634587</text:p>
          </table:table-cell>
          <table:table-cell office:value-type="float" office:value="0.000574" calcext:value-type="float">
            <text:p>0.000574</text:p>
          </table:table-cell>
          <table:table-cell office:value-type="float" office:value="0" calcext:value-type="float">
            <text:p>0</text:p>
          </table:table-cell>
          <table:table-cell office:value-type="float" office:value="8252" calcext:value-type="float">
            <text:p>8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25</text:p>
          </table:table-cell>
          <table:table-cell office:value-type="float" office:value="22.443539" calcext:value-type="float">
            <text:p>22.443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26</text:p>
          </table:table-cell>
          <table:table-cell office:value-type="float" office:value="21.830066" calcext:value-type="float">
            <text:p>21.830066</text:p>
          </table:table-cell>
          <table:table-cell office:value-type="float" office:value="0.002081" calcext:value-type="float">
            <text:p>0.002081</text:p>
          </table:table-cell>
          <table:table-cell office:value-type="float" office:value="0" calcext:value-type="float">
            <text:p>0</text:p>
          </table:table-cell>
          <table:table-cell office:value-type="float" office:value="44212" calcext:value-type="float">
            <text:p>442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27</text:p>
          </table:table-cell>
          <table:table-cell office:value-type="float" office:value="23.785293" calcext:value-type="float">
            <text:p>23.785293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2234" calcext:value-type="float">
            <text:p>22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28</text:p>
          </table:table-cell>
          <table:table-cell office:value-type="float" office:value="26.640874" calcext:value-type="float">
            <text:p>26.64087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  <table:table-cell office:value-type="float" office:value="43924" calcext:value-type="float">
            <text:p>439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29</text:p>
          </table:table-cell>
          <table:table-cell office:value-type="float" office:value="19.192415" calcext:value-type="float">
            <text:p>19.192415</text:p>
          </table:table-cell>
          <table:table-cell office:value-type="float" office:value="0.002972" calcext:value-type="float">
            <text:p>0.002972</text:p>
          </table:table-cell>
          <table:table-cell office:value-type="float" office:value="0" calcext:value-type="float">
            <text:p>0</text:p>
          </table:table-cell>
          <table:table-cell office:value-type="float" office:value="23661" calcext:value-type="float">
            <text:p>236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30</text:p>
          </table:table-cell>
          <table:table-cell office:value-type="float" office:value="19.062989" calcext:value-type="float">
            <text:p>19.062989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0" calcext:value-type="float">
            <text:p>0</text:p>
          </table:table-cell>
          <table:table-cell office:value-type="float" office:value="24820" calcext:value-type="float">
            <text:p>248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31</text:p>
          </table:table-cell>
          <table:table-cell office:value-type="float" office:value="17.573257" calcext:value-type="float">
            <text:p>17.573257</text:p>
          </table:table-cell>
          <table:table-cell office:value-type="float" office:value="0.000861" calcext:value-type="float">
            <text:p>0.000861</text:p>
          </table:table-cell>
          <table:table-cell office:value-type="float" office:value="0" calcext:value-type="float">
            <text:p>0</text:p>
          </table:table-cell>
          <table:table-cell office:value-type="float" office:value="12554" calcext:value-type="float">
            <text:p>125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32</text:p>
          </table:table-cell>
          <table:table-cell office:value-type="float" office:value="18.218104" calcext:value-type="float">
            <text:p>18.218104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0" calcext:value-type="float">
            <text:p>0</text:p>
          </table:table-cell>
          <table:table-cell office:value-type="float" office:value="24115" calcext:value-type="float">
            <text:p>241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33</text:p>
          </table:table-cell>
          <table:table-cell office:value-type="float" office:value="15.520308" calcext:value-type="float">
            <text:p>15.520308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" calcext:value-type="float">
            <text:p>0</text:p>
          </table:table-cell>
          <table:table-cell office:value-type="float" office:value="9709" calcext:value-type="float">
            <text:p>97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34</text:p>
          </table:table-cell>
          <table:table-cell office:value-type="float" office:value="17.825793" calcext:value-type="float">
            <text:p>17.825793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0" calcext:value-type="float">
            <text:p>0</text:p>
          </table:table-cell>
          <table:table-cell office:value-type="float" office:value="58078" calcext:value-type="float">
            <text:p>580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35</text:p>
          </table:table-cell>
          <table:table-cell office:value-type="float" office:value="13.369355" calcext:value-type="float">
            <text:p>13.369355</text:p>
          </table:table-cell>
          <table:table-cell office:value-type="float" office:value="0.001601" calcext:value-type="float">
            <text:p>0.001601</text:p>
          </table:table-cell>
          <table:table-cell office:value-type="float" office:value="0" calcext:value-type="float">
            <text:p>0</text:p>
          </table:table-cell>
          <table:table-cell office:value-type="float" office:value="38580" calcext:value-type="float">
            <text:p>3858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36</text:p>
          </table:table-cell>
          <table:table-cell office:value-type="float" office:value="12.400463" calcext:value-type="float">
            <text:p>12.400463</text:p>
          </table:table-cell>
          <table:table-cell office:value-type="float" office:value="0.001286" calcext:value-type="float">
            <text:p>0.001286</text:p>
          </table:table-cell>
          <table:table-cell office:value-type="float" office:value="0" calcext:value-type="float">
            <text:p>0</text:p>
          </table:table-cell>
          <table:table-cell office:value-type="float" office:value="19848" calcext:value-type="float">
            <text:p>198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37</text:p>
          </table:table-cell>
          <table:table-cell office:value-type="float" office:value="9.703221" calcext:value-type="float">
            <text:p>9.703221</text:p>
          </table:table-cell>
          <table:table-cell office:value-type="float" office:value="0.000786" calcext:value-type="float">
            <text:p>0.000786</text:p>
          </table:table-cell>
          <table:table-cell office:value-type="float" office:value="0" calcext:value-type="float">
            <text:p>0</text:p>
          </table:table-cell>
          <table:table-cell office:value-type="float" office:value="10515" calcext:value-type="float">
            <text:p>105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38</text:p>
          </table:table-cell>
          <table:table-cell office:value-type="float" office:value="9.572767" calcext:value-type="float">
            <text:p>9.572767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" calcext:value-type="float">
            <text:p>0</text:p>
          </table:table-cell>
          <table:table-cell office:value-type="float" office:value="9281" calcext:value-type="float">
            <text:p>92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39</text:p>
          </table:table-cell>
          <table:table-cell office:value-type="float" office:value="11.572618" calcext:value-type="float">
            <text:p>11.572618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" calcext:value-type="float">
            <text:p>0</text:p>
          </table:table-cell>
          <table:table-cell office:value-type="float" office:value="25464" calcext:value-type="float">
            <text:p>254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40</text:p>
          </table:table-cell>
          <table:table-cell office:value-type="float" office:value="8.276232" calcext:value-type="float">
            <text:p>8.276232</text:p>
          </table:table-cell>
          <table:table-cell office:value-type="float" office:value="0.001786" calcext:value-type="float">
            <text:p>0.001786</text:p>
          </table:table-cell>
          <table:table-cell office:value-type="float" office:value="0" calcext:value-type="float">
            <text:p>0</text:p>
          </table:table-cell>
          <table:table-cell office:value-type="float" office:value="21625" calcext:value-type="float">
            <text:p>216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41</text:p>
          </table:table-cell>
          <table:table-cell office:value-type="float" office:value="6.374258" calcext:value-type="float">
            <text:p>6.374258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0" calcext:value-type="float">
            <text:p>0</text:p>
          </table:table-cell>
          <table:table-cell office:value-type="float" office:value="20352" calcext:value-type="float">
            <text:p>203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42</text:p>
          </table:table-cell>
          <table:table-cell office:value-type="float" office:value="5.33063" calcext:value-type="float">
            <text:p>5.33063</text:p>
          </table:table-cell>
          <table:table-cell office:value-type="float" office:value="0.003168" calcext:value-type="float">
            <text:p>0.003168</text:p>
          </table:table-cell>
          <table:table-cell office:value-type="float" office:value="0" calcext:value-type="float">
            <text:p>0</text:p>
          </table:table-cell>
          <table:table-cell office:value-type="float" office:value="44281" calcext:value-type="float">
            <text:p>442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43</text:p>
          </table:table-cell>
          <table:table-cell office:value-type="float" office:value="5.403383" calcext:value-type="float">
            <text:p>5.403383</text:p>
          </table:table-cell>
          <table:table-cell office:value-type="float" office:value="0.01759" calcext:value-type="float">
            <text:p>0.01759</text:p>
          </table:table-cell>
          <table:table-cell office:value-type="float" office:value="0" calcext:value-type="float">
            <text:p>0</text:p>
          </table:table-cell>
          <table:table-cell office:value-type="float" office:value="120973" calcext:value-type="float">
            <text:p>1209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44</text:p>
          </table:table-cell>
          <table:table-cell office:value-type="float" office:value="4.041906" calcext:value-type="float">
            <text:p>4.041906</text:p>
          </table:table-cell>
          <table:table-cell office:value-type="float" office:value="0.024009" calcext:value-type="float">
            <text:p>0.024009</text:p>
          </table:table-cell>
          <table:table-cell office:value-type="float" office:value="0" calcext:value-type="float">
            <text:p>0</text:p>
          </table:table-cell>
          <table:table-cell office:value-type="float" office:value="86860" calcext:value-type="float">
            <text:p>868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45</text:p>
          </table:table-cell>
          <table:table-cell office:value-type="float" office:value="3.731082" calcext:value-type="float">
            <text:p>3.731082</text:p>
          </table:table-cell>
          <table:table-cell office:value-type="float" office:value="0.003157" calcext:value-type="float">
            <text:p>0.003157</text:p>
          </table:table-cell>
          <table:table-cell office:value-type="float" office:value="0" calcext:value-type="float">
            <text:p>0</text:p>
          </table:table-cell>
          <table:table-cell office:value-type="float" office:value="49121" calcext:value-type="float">
            <text:p>491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46</text:p>
          </table:table-cell>
          <table:table-cell office:value-type="float" office:value="4.912237" calcext:value-type="float">
            <text:p>4.912237</text:p>
          </table:table-cell>
          <table:table-cell office:value-type="float" office:value="0.001847" calcext:value-type="float">
            <text:p>0.001847</text:p>
          </table:table-cell>
          <table:table-cell office:value-type="float" office:value="0" calcext:value-type="float">
            <text:p>0</text:p>
          </table:table-cell>
          <table:table-cell office:value-type="float" office:value="23804" calcext:value-type="float">
            <text:p>23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47</text:p>
          </table:table-cell>
          <table:table-cell office:value-type="float" office:value="2.868867" calcext:value-type="float">
            <text:p>2.868867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" calcext:value-type="float">
            <text:p>0</text:p>
          </table:table-cell>
          <table:table-cell office:value-type="float" office:value="47106" calcext:value-type="float">
            <text:p>471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48</text:p>
          </table:table-cell>
          <table:table-cell office:value-type="float" office:value="2.987785" calcext:value-type="float">
            <text:p>2.987785</text:p>
          </table:table-cell>
          <table:table-cell office:value-type="float" office:value="0.002185" calcext:value-type="float">
            <text:p>0.002185</text:p>
          </table:table-cell>
          <table:table-cell office:value-type="float" office:value="0" calcext:value-type="float">
            <text:p>0</text:p>
          </table:table-cell>
          <table:table-cell office:value-type="float" office:value="37875" calcext:value-type="float">
            <text:p>37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49</text:p>
          </table:table-cell>
          <table:table-cell office:value-type="float" office:value="2.795955" calcext:value-type="float">
            <text:p>2.79595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0608" calcext:value-type="float">
            <text:p>106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50</text:p>
          </table:table-cell>
          <table:table-cell office:value-type="float" office:value="5.329838" calcext:value-type="float">
            <text:p>5.329838</text:p>
          </table:table-cell>
          <table:table-cell office:value-type="float" office:value="0.005394" calcext:value-type="float">
            <text:p>0.005394</text:p>
          </table:table-cell>
          <table:table-cell office:value-type="float" office:value="0" calcext:value-type="float">
            <text:p>0</text:p>
          </table:table-cell>
          <table:table-cell office:value-type="float" office:value="57894" calcext:value-type="float">
            <text:p>578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51</text:p>
          </table:table-cell>
          <table:table-cell office:value-type="float" office:value="4.34289" calcext:value-type="float">
            <text:p>4.3428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  <table:table-cell office:value-type="float" office:value="40896" calcext:value-type="float">
            <text:p>408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55</text:p>
          </table:table-cell>
          <table:table-cell office:value-type="float" office:value="1.261526" calcext:value-type="float">
            <text:p>1.261526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" calcext:value-type="float">
            <text:p>0</text:p>
          </table:table-cell>
          <table:table-cell office:value-type="float" office:value="11279" calcext:value-type="float">
            <text:p>112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56</text:p>
          </table:table-cell>
          <table:table-cell office:value-type="float" office:value="3.174134" calcext:value-type="float">
            <text:p>3.174134</text:p>
          </table:table-cell>
          <table:table-cell office:value-type="float" office:value="0.000604" calcext:value-type="float">
            <text:p>0.000604</text:p>
          </table:table-cell>
          <table:table-cell office:value-type="float" office:value="0" calcext:value-type="float">
            <text:p>0</text:p>
          </table:table-cell>
          <table:table-cell office:value-type="float" office:value="13321" calcext:value-type="float">
            <text:p>13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5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9:32:59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4:38:58.455653413</dc:date>
    <meta:editing-duration>PT35S</meta:editing-duration>
    <meta:editing-cycles>1</meta:editing-cycles>
    <meta:document-statistic meta:table-count="1" meta:cell-count="4921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96.G1:test296.G703" chart:data-source-has-labels="row" svg:x="0.32cm" svg:y="0.18cm" svg:width="12.726cm" svg:height="8.64cm">
          <chartooo:coordinate-region svg:x="1.127cm" svg:y="0.302cm" svg:width="11.919cm" svg:height="7.5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96.G2:test296.G703" chart:label-cell-address="test296.G1:test296.G1" chart:class="chart:bar">
            <chart:data-point chart:repeated="7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96.G1:test296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9">
                <text:p>579</text:p>
                <draw:g>
                  <svg:desc>test296.G2:test296.G7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